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6.45583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35pt" style:use-optimal-row-height="false" fo:break-before="auto"/>
    </style:style>
    <style:style style:name="ro3" style:family="table-row">
      <style:table-row-properties style:row-height="15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distance from top [mm]</text:p>
          </table:table-cell>
          <table:table-cell office:value-type="string" table:style-name="ce1">
            <text:p>mean velocity magnitude [m/s]</text:p>
          </table:table-cell>
          <table:table-cell office:value-type="string" table:style-name="ce2">
            <text:p>Turbulence intensity</text:p>
          </table:table-cell>
          <table:table-cell office:value-type="string" table:style-name="ce1">
            <text:p>Kurtosis</text:p>
          </table:table-cell>
          <table:table-cell office:value-type="string" table:style-name="ce1">
            <text:p>Skewness</text:p>
          </table:table-cell>
          <table:table-cell table:number-columns-repeated="16379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0.81722622748992702" table:style-name="ce1">
            <text:p>0,817226227</text:p>
          </table:table-cell>
          <table:table-cell office:value-type="float" office:value="1.0262439584354399" table:style-name="ce1">
            <text:p>1,026243958</text:p>
          </table:table-cell>
          <table:table-cell office:value-type="float" office:value="0.95754069133585296" table:style-name="ce1">
            <text:p>0,957540691</text:p>
          </table:table-cell>
          <table:table-cell office:value-type="float" office:value="1.1549586081651699" table:style-name="ce1">
            <text:p>1,154958608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99271217110892096" table:style-name="ce1">
            <text:p>0,992712171</text:p>
          </table:table-cell>
          <table:table-cell office:value-type="float" office:value="1.00162575472926" table:style-name="ce1">
            <text:p>1,001625755</text:p>
          </table:table-cell>
          <table:table-cell office:value-type="float" office:value="0.80313541367887697" table:style-name="ce1">
            <text:p>0,803135414</text:p>
          </table:table-cell>
          <table:table-cell office:value-type="float" office:value="1.14386571219949" table:style-name="ce1">
            <text:p>1,143865712</text:p>
          </table:table-cell>
          <table:table-cell table:number-columns-repeated="16379"/>
        </table:table-row>
        <table:table-row table:style-name="ro1">
          <table:table-cell office:value-type="float" office:value="1.5" table:style-name="ce1">
            <text:p>1,5</text:p>
          </table:table-cell>
          <table:table-cell office:value-type="float" office:value="1.06524887194915" table:style-name="ce1">
            <text:p>1,065248872</text:p>
          </table:table-cell>
          <table:table-cell office:value-type="float" office:value="0.98075528885051699" table:style-name="ce1">
            <text:p>0,980755289</text:p>
          </table:table-cell>
          <table:table-cell office:value-type="float" office:value="0.80129722943241299" table:style-name="ce1">
            <text:p>0,801297229</text:p>
          </table:table-cell>
          <table:table-cell office:value-type="float" office:value="1.11376563989697" table:style-name="ce1">
            <text:p>1,11376564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11352692167096" table:style-name="ce1">
            <text:p>1,113526922</text:p>
          </table:table-cell>
          <table:table-cell office:value-type="float" office:value="0.94483843055797401" table:style-name="ce1">
            <text:p>0,944838431</text:p>
          </table:table-cell>
          <table:table-cell office:value-type="float" office:value="0.14532640505019001" table:style-name="ce1">
            <text:p>0,145326405</text:p>
          </table:table-cell>
          <table:table-cell office:value-type="float" office:value="0.94898120658403695" table:style-name="ce1">
            <text:p>0,948981207</text:p>
          </table:table-cell>
          <table:table-cell table:number-columns-repeated="16379"/>
        </table:table-row>
        <table:table-row table:style-name="ro1">
          <table:table-cell office:value-type="float" office:value="2.5" table:style-name="ce1">
            <text:p>2,5</text:p>
          </table:table-cell>
          <table:table-cell office:value-type="float" office:value="1.1824710701861101" table:style-name="ce1">
            <text:p>1,18247107</text:p>
          </table:table-cell>
          <table:table-cell office:value-type="float" office:value="0.94760117242666397" table:style-name="ce1">
            <text:p>0,947601172</text:p>
          </table:table-cell>
          <table:table-cell office:value-type="float" office:value="0.76596869869123496" table:style-name="ce1">
            <text:p>0,765968699</text:p>
          </table:table-cell>
          <table:table-cell office:value-type="float" office:value="1.0681717256966199" table:style-name="ce1">
            <text:p>1,068171726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1370229824534701" table:style-name="ce1">
            <text:p>1,137022982</text:p>
          </table:table-cell>
          <table:table-cell office:value-type="float" office:value="0.94810264397051203" table:style-name="ce1">
            <text:p>0,948102644</text:p>
          </table:table-cell>
          <table:table-cell office:value-type="float" office:value="0.65429667604497999" table:style-name="ce1">
            <text:p>0,654296676</text:p>
          </table:table-cell>
          <table:table-cell office:value-type="float" office:value="1.03682107431738" table:style-name="ce1">
            <text:p>1,036821074</text:p>
          </table:table-cell>
          <table:table-cell table:number-columns-repeated="16379"/>
        </table:table-row>
        <table:table-row table:style-name="ro1">
          <table:table-cell office:value-type="float" office:value="3.5" table:style-name="ce1">
            <text:p>3,5</text:p>
          </table:table-cell>
          <table:table-cell office:value-type="float" office:value="1.17522258681429" table:style-name="ce1">
            <text:p>1,175222587</text:p>
          </table:table-cell>
          <table:table-cell office:value-type="float" office:value="0.96072436898861602" table:style-name="ce1">
            <text:p>0,960724369</text:p>
          </table:table-cell>
          <table:table-cell office:value-type="float" office:value="1.55353642634634" table:style-name="ce1">
            <text:p>1,553536426</text:p>
          </table:table-cell>
          <table:table-cell office:value-type="float" office:value="1.1969550322475699" table:style-name="ce1">
            <text:p>1,196955032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1554824196017299" table:style-name="ce1">
            <text:p>1,15548242</text:p>
          </table:table-cell>
          <table:table-cell office:value-type="float" office:value="0.95483336926746698" table:style-name="ce1">
            <text:p>0,954833369</text:p>
          </table:table-cell>
          <table:table-cell office:value-type="float" office:value="0.76100066986383796" table:style-name="ce1">
            <text:p>0,76100067</text:p>
          </table:table-cell>
          <table:table-cell office:value-type="float" office:value="1.0789608119237699" table:style-name="ce1">
            <text:p>1,078960812</text:p>
          </table:table-cell>
          <table:table-cell table:number-columns-repeated="16379"/>
        </table:table-row>
        <table:table-row table:style-name="ro1">
          <table:table-cell office:value-type="float" office:value="4.5" table:style-name="ce1">
            <text:p>4,5</text:p>
          </table:table-cell>
          <table:table-cell office:value-type="float" office:value="1.27115022971936" table:style-name="ce1">
            <text:p>1,27115023</text:p>
          </table:table-cell>
          <table:table-cell office:value-type="float" office:value="0.94763147222459299" table:style-name="ce1">
            <text:p>0,947631472</text:p>
          </table:table-cell>
          <table:table-cell office:value-type="float" office:value="1.1779711548409999" table:style-name="ce1">
            <text:p>1,177971155</text:p>
          </table:table-cell>
          <table:table-cell office:value-type="float" office:value="1.1531463078766999" table:style-name="ce1">
            <text:p>1,153146308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19503032576877" table:style-name="ce1">
            <text:p>1,195030326</text:p>
          </table:table-cell>
          <table:table-cell office:value-type="float" office:value="0.939869797839052" table:style-name="ce1">
            <text:p>0,939869798</text:p>
          </table:table-cell>
          <table:table-cell office:value-type="float" office:value="0.69342669289723902" table:style-name="ce1">
            <text:p>0,693426693</text:p>
          </table:table-cell>
          <table:table-cell office:value-type="float" office:value="1.04417670352971" table:style-name="ce1">
            <text:p>1,044176704</text:p>
          </table:table-cell>
          <table:table-cell table:number-columns-repeated="16379"/>
        </table:table-row>
        <table:table-row table:style-name="ro1">
          <table:table-cell office:value-type="float" office:value="5.5" table:style-name="ce1">
            <text:p>5,5</text:p>
          </table:table-cell>
          <table:table-cell office:value-type="float" office:value="1.1966045369603699" table:style-name="ce1">
            <text:p>1,196604537</text:p>
          </table:table-cell>
          <table:table-cell office:value-type="float" office:value="0.94655828555956101" table:style-name="ce1">
            <text:p>0,946558286</text:p>
          </table:table-cell>
          <table:table-cell office:value-type="float" office:value="0.86838685873624799" table:style-name="ce1">
            <text:p>0,868386859</text:p>
          </table:table-cell>
          <table:table-cell office:value-type="float" office:value="1.0903821811836401" table:style-name="ce1">
            <text:p>1,090382181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20315666729138" table:style-name="ce1">
            <text:p>1,203156667</text:p>
          </table:table-cell>
          <table:table-cell office:value-type="float" office:value="0.96167874395033903" table:style-name="ce1">
            <text:p>0,961678744</text:p>
          </table:table-cell>
          <table:table-cell office:value-type="float" office:value="0.94306098943017802" table:style-name="ce1">
            <text:p>0,943060989</text:p>
          </table:table-cell>
          <table:table-cell office:value-type="float" office:value="1.13905996229295" table:style-name="ce1">
            <text:p>1,139059962</text:p>
          </table:table-cell>
          <table:table-cell table:number-columns-repeated="16379"/>
        </table:table-row>
        <table:table-row table:style-name="ro1">
          <table:table-cell office:value-type="float" office:value="6.5" table:style-name="ce1">
            <text:p>6,5</text:p>
          </table:table-cell>
          <table:table-cell office:value-type="float" office:value="1.25882233420022" table:style-name="ce1">
            <text:p>1,258822334</text:p>
          </table:table-cell>
          <table:table-cell office:value-type="float" office:value="0.92579559752451601" table:style-name="ce1">
            <text:p>0,925795598</text:p>
          </table:table-cell>
          <table:table-cell office:value-type="float" office:value="0.65016753279457495" table:style-name="ce1">
            <text:p>0,650167533</text:p>
          </table:table-cell>
          <table:table-cell office:value-type="float" office:value="1.0269420766317401" table:style-name="ce1">
            <text:p>1,026942077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22838300092088" table:style-name="ce1">
            <text:p>1,228383001</text:p>
          </table:table-cell>
          <table:table-cell office:value-type="float" office:value="0.94577996925756203" table:style-name="ce1">
            <text:p>0,945779969</text:p>
          </table:table-cell>
          <table:table-cell office:value-type="float" office:value="0.88432695296951702" table:style-name="ce1">
            <text:p>0,884326953</text:p>
          </table:table-cell>
          <table:table-cell office:value-type="float" office:value="1.09981707918355" table:style-name="ce1">
            <text:p>1,099817079</text:p>
          </table:table-cell>
          <table:table-cell table:number-columns-repeated="16379"/>
        </table:table-row>
        <table:table-row table:style-name="ro1">
          <table:table-cell office:value-type="float" office:value="7.5" table:style-name="ce1">
            <text:p>7,5</text:p>
          </table:table-cell>
          <table:table-cell office:value-type="float" office:value="1.2040312612603901" table:style-name="ce1">
            <text:p>1,204031261</text:p>
          </table:table-cell>
          <table:table-cell office:value-type="float" office:value="0.94316270984905404" table:style-name="ce1">
            <text:p>0,94316271</text:p>
          </table:table-cell>
          <table:table-cell office:value-type="float" office:value="0.81983213215605399" table:style-name="ce1">
            <text:p>0,819832132</text:p>
          </table:table-cell>
          <table:table-cell office:value-type="float" office:value="1.07343157879528" table:style-name="ce1">
            <text:p>1,073431579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1303151162924301" table:style-name="ce1">
            <text:p>1,130315116</text:p>
          </table:table-cell>
          <table:table-cell office:value-type="float" office:value="0.93881774218371306" table:style-name="ce1">
            <text:p>0,938817742</text:p>
          </table:table-cell>
          <table:table-cell office:value-type="float" office:value="0.21466046180962101" table:style-name="ce1">
            <text:p>0,214660462</text:p>
          </table:table-cell>
          <table:table-cell office:value-type="float" office:value="0.95436980092663304" table:style-name="ce1">
            <text:p>0,954369801</text:p>
          </table:table-cell>
          <table:table-cell table:number-columns-repeated="16379"/>
        </table:table-row>
        <table:table-row table:style-name="ro1">
          <table:table-cell office:value-type="float" office:value="8.5" table:style-name="ce1">
            <text:p>8,5</text:p>
          </table:table-cell>
          <table:table-cell office:value-type="float" office:value="1.2421236517960501" table:style-name="ce1">
            <text:p>1,242123652</text:p>
          </table:table-cell>
          <table:table-cell office:value-type="float" office:value="0.92847568021178195" table:style-name="ce1">
            <text:p>0,92847568</text:p>
          </table:table-cell>
          <table:table-cell office:value-type="float" office:value="0.43419585304434399" table:style-name="ce1">
            <text:p>0,434195853</text:p>
          </table:table-cell>
          <table:table-cell office:value-type="float" office:value="1.00394095153186" table:style-name="ce1">
            <text:p>1,003940952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3398750615650801" table:style-name="ce1">
            <text:p>1,339875062</text:p>
          </table:table-cell>
          <table:table-cell office:value-type="float" office:value="0.90017581231154598" table:style-name="ce1">
            <text:p>0,900175812</text:p>
          </table:table-cell>
          <table:table-cell office:value-type="float" office:value="0.195573835866995" table:style-name="ce1">
            <text:p>0,195573836</text:p>
          </table:table-cell>
          <table:table-cell office:value-type="float" office:value="0.92933097072665904" table:style-name="ce1">
            <text:p>0,929330971</text:p>
          </table:table-cell>
          <table:table-cell table:number-columns-repeated="16379"/>
        </table:table-row>
        <table:table-row table:style-name="ro1">
          <table:table-cell office:value-type="float" office:value="9.5" table:style-name="ce1">
            <text:p>9,5</text:p>
          </table:table-cell>
          <table:table-cell office:value-type="float" office:value="1.2719352075358501" table:style-name="ce1">
            <text:p>1,271935208</text:p>
          </table:table-cell>
          <table:table-cell office:value-type="float" office:value="0.93527206484679903" table:style-name="ce1">
            <text:p>0,935272065</text:p>
          </table:table-cell>
          <table:table-cell office:value-type="float" office:value="0.95844629800617198" table:style-name="ce1">
            <text:p>0,958446298</text:p>
          </table:table-cell>
          <table:table-cell office:value-type="float" office:value="1.0998072789265501" table:style-name="ce1">
            <text:p>1,099807279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21765397317531" table:style-name="ce1">
            <text:p>1,217653973</text:p>
          </table:table-cell>
          <table:table-cell office:value-type="float" office:value="0.93369539319873496" table:style-name="ce1">
            <text:p>0,933695393</text:p>
          </table:table-cell>
          <table:table-cell office:value-type="float" office:value="0.598941944746467" table:style-name="ce1">
            <text:p>0,598941945</text:p>
          </table:table-cell>
          <table:table-cell office:value-type="float" office:value="1.0266907015975499" table:style-name="ce1">
            <text:p>1,026690702</text:p>
          </table:table-cell>
          <table:table-cell table:number-columns-repeated="16379"/>
        </table:table-row>
        <table:table-row table:style-name="ro1">
          <table:table-cell office:value-type="float" office:value="10.5" table:style-name="ce1">
            <text:p>10,5</text:p>
          </table:table-cell>
          <table:table-cell office:value-type="float" office:value="1.20270460230258" table:style-name="ce1">
            <text:p>1,202704602</text:p>
          </table:table-cell>
          <table:table-cell office:value-type="float" office:value="0.93006850229254101" table:style-name="ce1">
            <text:p>0,930068502</text:p>
          </table:table-cell>
          <table:table-cell office:value-type="float" office:value="0.52346000579881002" table:style-name="ce1">
            <text:p>0,523460006</text:p>
          </table:table-cell>
          <table:table-cell office:value-type="float" office:value="0.99769719027427695" table:style-name="ce1">
            <text:p>0,99769719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14284468819125" table:style-name="ce1">
            <text:p>1,142844688</text:p>
          </table:table-cell>
          <table:table-cell office:value-type="float" office:value="0.93292326696226902" table:style-name="ce1">
            <text:p>0,932923267</text:p>
          </table:table-cell>
          <table:table-cell office:value-type="float" office:value="0.30413382169590097" table:style-name="ce1">
            <text:p>0,304133822</text:p>
          </table:table-cell>
          <table:table-cell office:value-type="float" office:value="0.95265517343534001" table:style-name="ce1">
            <text:p>0,952655173</text:p>
          </table:table-cell>
          <table:table-cell table:number-columns-repeated="16379"/>
        </table:table-row>
        <table:table-row table:style-name="ro1">
          <table:table-cell office:value-type="float" office:value="11.5" table:style-name="ce1">
            <text:p>11,5</text:p>
          </table:table-cell>
          <table:table-cell office:value-type="float" office:value="1.18577452183419" table:style-name="ce1">
            <text:p>1,185774522</text:p>
          </table:table-cell>
          <table:table-cell office:value-type="float" office:value="0.950310429733629" table:style-name="ce1">
            <text:p>0,95031043</text:p>
          </table:table-cell>
          <table:table-cell office:value-type="float" office:value="0.90596748925133497" table:style-name="ce1">
            <text:p>0,905967489</text:p>
          </table:table-cell>
          <table:table-cell office:value-type="float" office:value="1.0988527063736899" table:style-name="ce1">
            <text:p>1,098852706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24793531224036" table:style-name="ce1">
            <text:p>1,247935312</text:p>
          </table:table-cell>
          <table:table-cell office:value-type="float" office:value="0.94814399060615695" table:style-name="ce1">
            <text:p>0,948143991</text:p>
          </table:table-cell>
          <table:table-cell office:value-type="float" office:value="0.94939168903095905" table:style-name="ce1">
            <text:p>0,949391689</text:p>
          </table:table-cell>
          <table:table-cell office:value-type="float" office:value="1.1237939434470701" table:style-name="ce1">
            <text:p>1,123793943</text:p>
          </table:table-cell>
          <table:table-cell table:number-columns-repeated="16379"/>
        </table:table-row>
        <table:table-row table:style-name="ro1">
          <table:table-cell office:value-type="float" office:value="12.5" table:style-name="ce1">
            <text:p>12,5</text:p>
          </table:table-cell>
          <table:table-cell office:value-type="float" office:value="1.13567077766742" table:style-name="ce1">
            <text:p>1,135670778</text:p>
          </table:table-cell>
          <table:table-cell office:value-type="float" office:value="0.93919145381804603" table:style-name="ce1">
            <text:p>0,939191454</text:p>
          </table:table-cell>
          <table:table-cell office:value-type="float" office:value="0.33164062546584" table:style-name="ce1">
            <text:p>0,331640625</text:p>
          </table:table-cell>
          <table:table-cell office:value-type="float" office:value="0.97436572098513896" table:style-name="ce1">
            <text:p>0,974365721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2492536911405101" table:style-name="ce1">
            <text:p>1,249253691</text:p>
          </table:table-cell>
          <table:table-cell office:value-type="float" office:value="0.93310172985152295" table:style-name="ce1">
            <text:p>0,93310173</text:p>
          </table:table-cell>
          <table:table-cell office:value-type="float" office:value="0.54637607432249302" table:style-name="ce1">
            <text:p>0,546376074</text:p>
          </table:table-cell>
          <table:table-cell office:value-type="float" office:value="1.03075051684696" table:style-name="ce1">
            <text:p>1,030750517</text:p>
          </table:table-cell>
          <table:table-cell table:number-columns-repeated="16379"/>
        </table:table-row>
        <table:table-row table:style-name="ro1">
          <table:table-cell office:value-type="float" office:value="13.5" table:style-name="ce1">
            <text:p>13,5</text:p>
          </table:table-cell>
          <table:table-cell office:value-type="float" office:value="1.1995229427929499" table:style-name="ce1">
            <text:p>1,199522943</text:p>
          </table:table-cell>
          <table:table-cell office:value-type="float" office:value="0.94720018120929805" table:style-name="ce1">
            <text:p>0,947200181</text:p>
          </table:table-cell>
          <table:table-cell office:value-type="float" office:value="1.00315561273045" table:style-name="ce1">
            <text:p>1,003155613</text:p>
          </table:table-cell>
          <table:table-cell office:value-type="float" office:value="1.1019484050469699" table:style-name="ce1">
            <text:p>1,101948405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.25040544629922" table:style-name="ce1">
            <text:p>1,250405446</text:p>
          </table:table-cell>
          <table:table-cell office:value-type="float" office:value="0.92947778271636905" table:style-name="ce1">
            <text:p>0,929477783</text:p>
          </table:table-cell>
          <table:table-cell office:value-type="float" office:value="0.98735167253946299" table:style-name="ce1">
            <text:p>0,987351673</text:p>
          </table:table-cell>
          <table:table-cell office:value-type="float" office:value="1.0715242504225599" table:style-name="ce1">
            <text:p>1,07152425</text:p>
          </table:table-cell>
          <table:table-cell table:number-columns-repeated="16379"/>
        </table:table-row>
        <table:table-row table:style-name="ro1">
          <table:table-cell office:value-type="float" office:value="14.5" table:style-name="ce1">
            <text:p>14,5</text:p>
          </table:table-cell>
          <table:table-cell office:value-type="float" office:value="1.2570538591911899" table:style-name="ce1">
            <text:p>1,257053859</text:p>
          </table:table-cell>
          <table:table-cell office:value-type="float" office:value="0.94187214316854195" table:style-name="ce1">
            <text:p>0,941872143</text:p>
          </table:table-cell>
          <table:table-cell office:value-type="float" office:value="0.77420170309140202" table:style-name="ce1">
            <text:p>0,774201703</text:p>
          </table:table-cell>
          <table:table-cell office:value-type="float" office:value="1.08322733830435" table:style-name="ce1">
            <text:p>1,083227338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.21482022713246" table:style-name="ce1">
            <text:p>1,214820227</text:p>
          </table:table-cell>
          <table:table-cell office:value-type="float" office:value="0.92411655833369299" table:style-name="ce1">
            <text:p>0,924116558</text:p>
          </table:table-cell>
          <table:table-cell office:value-type="float" office:value="0.44962504502983103" table:style-name="ce1">
            <text:p>0,449625045</text:p>
          </table:table-cell>
          <table:table-cell office:value-type="float" office:value="0.98169304641330801" table:style-name="ce1">
            <text:p>0,981693046</text:p>
          </table:table-cell>
          <table:table-cell table:number-columns-repeated="16379"/>
        </table:table-row>
        <table:table-row table:style-name="ro1">
          <table:table-cell office:value-type="float" office:value="15.5" table:style-name="ce1">
            <text:p>15,5</text:p>
          </table:table-cell>
          <table:table-cell office:value-type="float" office:value="1.23752543522775" table:style-name="ce1">
            <text:p>1,237525435</text:p>
          </table:table-cell>
          <table:table-cell office:value-type="float" office:value="0.92335473563159598" table:style-name="ce1">
            <text:p>0,923354736</text:p>
          </table:table-cell>
          <table:table-cell office:value-type="float" office:value="0.49614022065838098" table:style-name="ce1">
            <text:p>0,496140221</text:p>
          </table:table-cell>
          <table:table-cell office:value-type="float" office:value="0.99450789630350001" table:style-name="ce1">
            <text:p>0,994507896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.2661704116047801" table:style-name="ce1">
            <text:p>1,266170412</text:p>
          </table:table-cell>
          <table:table-cell office:value-type="float" office:value="0.926925972125063" table:style-name="ce1">
            <text:p>0,926925972</text:p>
          </table:table-cell>
          <table:table-cell office:value-type="float" office:value="0.34374450847688898" table:style-name="ce1">
            <text:p>0,343744508</text:p>
          </table:table-cell>
          <table:table-cell office:value-type="float" office:value="0.99278088147546895" table:style-name="ce1">
            <text:p>0,992780881</text:p>
          </table:table-cell>
          <table:table-cell table:number-columns-repeated="16379"/>
        </table:table-row>
        <table:table-row table:style-name="ro1">
          <table:table-cell office:value-type="float" office:value="16.5" table:style-name="ce1">
            <text:p>16,5</text:p>
          </table:table-cell>
          <table:table-cell office:value-type="float" office:value="1.21876403121261" table:style-name="ce1">
            <text:p>1,218764031</text:p>
          </table:table-cell>
          <table:table-cell office:value-type="float" office:value="0.933553897825256" table:style-name="ce1">
            <text:p>0,933553898</text:p>
          </table:table-cell>
          <table:table-cell office:value-type="float" office:value="0.62158736360841804" table:style-name="ce1">
            <text:p>0,621587364</text:p>
          </table:table-cell>
          <table:table-cell office:value-type="float" office:value="1.0282576732001301" table:style-name="ce1">
            <text:p>1,028257673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2857341212839399" table:style-name="ce1">
            <text:p>1,285734121</text:p>
          </table:table-cell>
          <table:table-cell office:value-type="float" office:value="0.92519920100504605" table:style-name="ce1">
            <text:p>0,925199201</text:p>
          </table:table-cell>
          <table:table-cell office:value-type="float" office:value="0.72705803140075898" table:style-name="ce1">
            <text:p>0,727058031</text:p>
          </table:table-cell>
          <table:table-cell office:value-type="float" office:value="1.04745898932326" table:style-name="ce1">
            <text:p>1,047458989</text:p>
          </table:table-cell>
          <table:table-cell table:number-columns-repeated="16379"/>
        </table:table-row>
        <table:table-row table:style-name="ro1">
          <table:table-cell office:value-type="float" office:value="17.5" table:style-name="ce1">
            <text:p>17,5</text:p>
          </table:table-cell>
          <table:table-cell office:value-type="float" office:value="1.29453082464497" table:style-name="ce1">
            <text:p>1,294530825</text:p>
          </table:table-cell>
          <table:table-cell office:value-type="float" office:value="0.91863172833048801" table:style-name="ce1">
            <text:p>0,918631728</text:p>
          </table:table-cell>
          <table:table-cell office:value-type="float" office:value="0.51989863297004102" table:style-name="ce1">
            <text:p>0,519898633</text:p>
          </table:table-cell>
          <table:table-cell office:value-type="float" office:value="1.0072284906862199" table:style-name="ce1">
            <text:p>1,007228491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3548614486288399" table:style-name="ce1">
            <text:p>1,354861449</text:p>
          </table:table-cell>
          <table:table-cell office:value-type="float" office:value="0.92492266648050103" table:style-name="ce1">
            <text:p>0,924922666</text:p>
          </table:table-cell>
          <table:table-cell office:value-type="float" office:value="0.76639015032123103" table:style-name="ce1">
            <text:p>0,76639015</text:p>
          </table:table-cell>
          <table:table-cell office:value-type="float" office:value="1.07870347122704" table:style-name="ce1">
            <text:p>1,078703471</text:p>
          </table:table-cell>
          <table:table-cell table:number-columns-repeated="16379"/>
        </table:table-row>
        <table:table-row table:style-name="ro1">
          <table:table-cell office:value-type="float" office:value="18.5" table:style-name="ce1">
            <text:p>18,5</text:p>
          </table:table-cell>
          <table:table-cell office:value-type="float" office:value="1.2766835057689401" table:style-name="ce1">
            <text:p>1,276683506</text:p>
          </table:table-cell>
          <table:table-cell office:value-type="float" office:value="0.94176211549338096" table:style-name="ce1">
            <text:p>0,941762115</text:p>
          </table:table-cell>
          <table:table-cell office:value-type="float" office:value="0.90015716647784905" table:style-name="ce1">
            <text:p>0,900157166</text:p>
          </table:table-cell>
          <table:table-cell office:value-type="float" office:value="1.10611855533713" table:style-name="ce1">
            <text:p>1,106118555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20968604027536" table:style-name="ce1">
            <text:p>1,20968604</text:p>
          </table:table-cell>
          <table:table-cell office:value-type="float" office:value="0.93010671527035804" table:style-name="ce1">
            <text:p>0,930106715</text:p>
          </table:table-cell>
          <table:table-cell office:value-type="float" office:value="0.65903735367691396" table:style-name="ce1">
            <text:p>0,659037354</text:p>
          </table:table-cell>
          <table:table-cell office:value-type="float" office:value="1.0183109254350999" table:style-name="ce1">
            <text:p>1,018310925</text:p>
          </table:table-cell>
          <table:table-cell table:number-columns-repeated="16379"/>
        </table:table-row>
        <table:table-row table:style-name="ro1">
          <table:table-cell office:value-type="float" office:value="19.5" table:style-name="ce1">
            <text:p>19,5</text:p>
          </table:table-cell>
          <table:table-cell office:value-type="float" office:value="1.33614339086751" table:style-name="ce1">
            <text:p>1,336143391</text:p>
          </table:table-cell>
          <table:table-cell office:value-type="float" office:value="0.91523403173282303" table:style-name="ce1">
            <text:p>0,915234032</text:p>
          </table:table-cell>
          <table:table-cell office:value-type="float" office:value="0.51730339181183105" table:style-name="ce1">
            <text:p>0,517303392</text:p>
          </table:table-cell>
          <table:table-cell office:value-type="float" office:value="1.0143609877583499" table:style-name="ce1">
            <text:p>1,014360988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28285226805841" table:style-name="ce1">
            <text:p>1,282852268</text:p>
          </table:table-cell>
          <table:table-cell office:value-type="float" office:value="0.92804058488112395" table:style-name="ce1">
            <text:p>0,928040585</text:p>
          </table:table-cell>
          <table:table-cell office:value-type="float" office:value="0.80993941571823802" table:style-name="ce1">
            <text:p>0,809939416</text:p>
          </table:table-cell>
          <table:table-cell office:value-type="float" office:value="1.06507525914937" table:style-name="ce1">
            <text:p>1,065075259</text:p>
          </table:table-cell>
          <table:table-cell table:number-columns-repeated="16379"/>
        </table:table-row>
        <table:table-row table:style-name="ro1">
          <table:table-cell office:value-type="float" office:value="20.5" table:style-name="ce1">
            <text:p>20,5</text:p>
          </table:table-cell>
          <table:table-cell office:value-type="float" office:value="1.35119833958974" table:style-name="ce1">
            <text:p>1,35119834</text:p>
          </table:table-cell>
          <table:table-cell office:value-type="float" office:value="0.93490619523387997" table:style-name="ce1">
            <text:p>0,934906195</text:p>
          </table:table-cell>
          <table:table-cell office:value-type="float" office:value="1.0557519599743299" table:style-name="ce1">
            <text:p>1,05575196</text:p>
          </table:table-cell>
          <table:table-cell office:value-type="float" office:value="1.13370867890826" table:style-name="ce1">
            <text:p>1,133708679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.25339510615491" table:style-name="ce1">
            <text:p>1,253395106</text:p>
          </table:table-cell>
          <table:table-cell office:value-type="float" office:value="0.92482367037749202" table:style-name="ce1">
            <text:p>0,92482367</text:p>
          </table:table-cell>
          <table:table-cell office:value-type="float" office:value="0.386089371537093" table:style-name="ce1">
            <text:p>0,386089372</text:p>
          </table:table-cell>
          <table:table-cell office:value-type="float" office:value="0.99072860252242301" table:style-name="ce1">
            <text:p>0,990728603</text:p>
          </table:table-cell>
          <table:table-cell table:number-columns-repeated="16379"/>
        </table:table-row>
        <table:table-row table:style-name="ro1">
          <table:table-cell office:value-type="float" office:value="21.5" table:style-name="ce1">
            <text:p>21,5</text:p>
          </table:table-cell>
          <table:table-cell office:value-type="float" office:value="1.3743455808421901" table:style-name="ce1">
            <text:p>1,374345581</text:p>
          </table:table-cell>
          <table:table-cell office:value-type="float" office:value="0.92097123659841196" table:style-name="ce1">
            <text:p>0,920971237</text:p>
          </table:table-cell>
          <table:table-cell office:value-type="float" office:value="0.76893758280884605" table:style-name="ce1">
            <text:p>0,768937583</text:p>
          </table:table-cell>
          <table:table-cell office:value-type="float" office:value="1.07293632326635" table:style-name="ce1">
            <text:p>1,072936323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.2600973880702" table:style-name="ce1">
            <text:p>1,260097388</text:p>
          </table:table-cell>
          <table:table-cell office:value-type="float" office:value="0.94364257219687098" table:style-name="ce1">
            <text:p>0,943642572</text:p>
          </table:table-cell>
          <table:table-cell office:value-type="float" office:value="0.95862877324154105" table:style-name="ce1">
            <text:p>0,958628773</text:p>
          </table:table-cell>
          <table:table-cell office:value-type="float" office:value="1.1078010147542801" table:style-name="ce1">
            <text:p>1,107801015</text:p>
          </table:table-cell>
          <table:table-cell table:number-columns-repeated="16379"/>
        </table:table-row>
        <table:table-row table:style-name="ro1">
          <table:table-cell office:value-type="float" office:value="22.5" table:style-name="ce1">
            <text:p>22,5</text:p>
          </table:table-cell>
          <table:table-cell office:value-type="float" office:value="1.25156853846514" table:style-name="ce1">
            <text:p>1,251568538</text:p>
          </table:table-cell>
          <table:table-cell office:value-type="float" office:value="0.94332974062188502" table:style-name="ce1">
            <text:p>0,943329741</text:p>
          </table:table-cell>
          <table:table-cell office:value-type="float" office:value="1.4717158876480401" table:style-name="ce1">
            <text:p>1,471715888</text:p>
          </table:table-cell>
          <table:table-cell office:value-type="float" office:value="1.1669711968780201" table:style-name="ce1">
            <text:p>1,166971197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.28398851460536" table:style-name="ce1">
            <text:p>1,283988515</text:p>
          </table:table-cell>
          <table:table-cell office:value-type="float" office:value="0.92780617786984199" table:style-name="ce1">
            <text:p>0,927806178</text:p>
          </table:table-cell>
          <table:table-cell office:value-type="float" office:value="0.75204108405107295" table:style-name="ce1">
            <text:p>0,752041084</text:p>
          </table:table-cell>
          <table:table-cell office:value-type="float" office:value="1.0562692913473799" table:style-name="ce1">
            <text:p>1,056269291</text:p>
          </table:table-cell>
          <table:table-cell table:number-columns-repeated="16379"/>
        </table:table-row>
        <table:table-row table:style-name="ro1">
          <table:table-cell office:value-type="float" office:value="23.5" table:style-name="ce1">
            <text:p>23,5</text:p>
          </table:table-cell>
          <table:table-cell office:value-type="float" office:value="1.3702040525677499" table:style-name="ce1">
            <text:p>1,370204053</text:p>
          </table:table-cell>
          <table:table-cell office:value-type="float" office:value="0.91115442647887901" table:style-name="ce1">
            <text:p>0,911154426</text:p>
          </table:table-cell>
          <table:table-cell office:value-type="float" office:value="0.66032815271434397" table:style-name="ce1">
            <text:p>0,660328153</text:p>
          </table:table-cell>
          <table:table-cell office:value-type="float" office:value="1.0313424789597001" table:style-name="ce1">
            <text:p>1,031342479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.3100128530278301" table:style-name="ce1">
            <text:p>1,310012853</text:p>
          </table:table-cell>
          <table:table-cell office:value-type="float" office:value="0.93441417137229799" table:style-name="ce1">
            <text:p>0,934414171</text:p>
          </table:table-cell>
          <table:table-cell office:value-type="float" office:value="0.88732663165871195" table:style-name="ce1">
            <text:p>0,887326632</text:p>
          </table:table-cell>
          <table:table-cell office:value-type="float" office:value="1.1007859162953599" table:style-name="ce1">
            <text:p>1,100785916</text:p>
          </table:table-cell>
          <table:table-cell table:number-columns-repeated="16379"/>
        </table:table-row>
        <table:table-row table:style-name="ro1">
          <table:table-cell office:value-type="float" office:value="24.5" table:style-name="ce1">
            <text:p>24,5</text:p>
          </table:table-cell>
          <table:table-cell office:value-type="float" office:value="1.33469298625294" table:style-name="ce1">
            <text:p>1,334692986</text:p>
          </table:table-cell>
          <table:table-cell office:value-type="float" office:value="0.92554601436017803" table:style-name="ce1">
            <text:p>0,925546014</text:p>
          </table:table-cell>
          <table:table-cell office:value-type="float" office:value="0.79722012900528105" table:style-name="ce1">
            <text:p>0,797220129</text:p>
          </table:table-cell>
          <table:table-cell office:value-type="float" office:value="1.07167569358221" table:style-name="ce1">
            <text:p>1,071675694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.44498781646703" table:style-name="ce1">
            <text:p>1,444987816</text:p>
          </table:table-cell>
          <table:table-cell office:value-type="float" office:value="0.92638435134696495" table:style-name="ce1">
            <text:p>0,926384351</text:p>
          </table:table-cell>
          <table:table-cell office:value-type="float" office:value="1.02339405765029" table:style-name="ce1">
            <text:p>1,023394058</text:p>
          </table:table-cell>
          <table:table-cell office:value-type="float" office:value="1.1386274599297901" table:style-name="ce1">
            <text:p>1,13862746</text:p>
          </table:table-cell>
          <table:table-cell table:number-columns-repeated="16379"/>
        </table:table-row>
        <table:table-row table:style-name="ro1">
          <table:table-cell office:value-type="float" office:value="25.5" table:style-name="ce1">
            <text:p>25,5</text:p>
          </table:table-cell>
          <table:table-cell office:value-type="float" office:value="1.28829283896323" table:style-name="ce1">
            <text:p>1,288292839</text:p>
          </table:table-cell>
          <table:table-cell office:value-type="float" office:value="0.92044513526142702" table:style-name="ce1">
            <text:p>0,920445135</text:p>
          </table:table-cell>
          <table:table-cell office:value-type="float" office:value="0.49815418481200002" table:style-name="ce1">
            <text:p>0,498154185</text:p>
          </table:table-cell>
          <table:table-cell office:value-type="float" office:value="1.00630889960225" table:style-name="ce1">
            <text:p>1,0063089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.3749024858143799" table:style-name="ce1">
            <text:p>1,374902486</text:p>
          </table:table-cell>
          <table:table-cell office:value-type="float" office:value="0.91631786635292101" table:style-name="ce1">
            <text:p>0,916317866</text:p>
          </table:table-cell>
          <table:table-cell office:value-type="float" office:value="0.66253560154818802" table:style-name="ce1">
            <text:p>0,662535602</text:p>
          </table:table-cell>
          <table:table-cell office:value-type="float" office:value="1.04787416220399" table:style-name="ce1">
            <text:p>1,047874162</text:p>
          </table:table-cell>
          <table:table-cell table:number-columns-repeated="16379"/>
        </table:table-row>
        <table:table-row table:style-name="ro1">
          <table:table-cell office:value-type="float" office:value="26.5" table:style-name="ce1">
            <text:p>26,5</text:p>
          </table:table-cell>
          <table:table-cell office:value-type="float" office:value="1.28315108376521" table:style-name="ce1">
            <text:p>1,283151084</text:p>
          </table:table-cell>
          <table:table-cell office:value-type="float" office:value="0.91360623699280497" table:style-name="ce1">
            <text:p>0,913606237</text:p>
          </table:table-cell>
          <table:table-cell office:value-type="float" office:value="0.43879855822653102" table:style-name="ce1">
            <text:p>0,438798558</text:p>
          </table:table-cell>
          <table:table-cell office:value-type="float" office:value="0.96942268850219804" table:style-name="ce1">
            <text:p>0,969422689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.3055107449091601" table:style-name="ce1">
            <text:p>1,305510745</text:p>
          </table:table-cell>
          <table:table-cell office:value-type="float" office:value="0.93185587974912398" table:style-name="ce1">
            <text:p>0,93185588</text:p>
          </table:table-cell>
          <table:table-cell office:value-type="float" office:value="0.84544851039739399" table:style-name="ce1">
            <text:p>0,84544851</text:p>
          </table:table-cell>
          <table:table-cell office:value-type="float" office:value="1.0901404776635599" table:style-name="ce1">
            <text:p>1,090140478</text:p>
          </table:table-cell>
          <table:table-cell table:number-columns-repeated="16379"/>
        </table:table-row>
        <table:table-row table:style-name="ro1">
          <table:table-cell office:value-type="float" office:value="27.5" table:style-name="ce1">
            <text:p>27,5</text:p>
          </table:table-cell>
          <table:table-cell office:value-type="float" office:value="1.34392964045345" table:style-name="ce1">
            <text:p>1,34392964</text:p>
          </table:table-cell>
          <table:table-cell office:value-type="float" office:value="0.91065539821906205" table:style-name="ce1">
            <text:p>0,910655398</text:p>
          </table:table-cell>
          <table:table-cell office:value-type="float" office:value="0.47767543160365" table:style-name="ce1">
            <text:p>0,477675432</text:p>
          </table:table-cell>
          <table:table-cell office:value-type="float" office:value="0.99920534178799203" table:style-name="ce1">
            <text:p>0,999205342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3419573574769801" table:style-name="ce1">
            <text:p>1,341957357</text:p>
          </table:table-cell>
          <table:table-cell office:value-type="float" office:value="0.93620998949322298" table:style-name="ce1">
            <text:p>0,936209989</text:p>
          </table:table-cell>
          <table:table-cell office:value-type="float" office:value="0.84866501396327398" table:style-name="ce1">
            <text:p>0,848665014</text:p>
          </table:table-cell>
          <table:table-cell office:value-type="float" office:value="1.1105548574009001" table:style-name="ce1">
            <text:p>1,110554857</text:p>
          </table:table-cell>
          <table:table-cell table:number-columns-repeated="16379"/>
        </table:table-row>
        <table:table-row table:style-name="ro1">
          <table:table-cell office:value-type="float" office:value="28.5" table:style-name="ce1">
            <text:p>28,5</text:p>
          </table:table-cell>
          <table:table-cell office:value-type="float" office:value="1.3897628586883299" table:style-name="ce1">
            <text:p>1,389762859</text:p>
          </table:table-cell>
          <table:table-cell office:value-type="float" office:value="0.9113470462819" table:style-name="ce1">
            <text:p>0,911347046</text:p>
          </table:table-cell>
          <table:table-cell office:value-type="float" office:value="0.79856744609184505" table:style-name="ce1">
            <text:p>0,798567446</text:p>
          </table:table-cell>
          <table:table-cell office:value-type="float" office:value="1.0543295344431201" table:style-name="ce1">
            <text:p>1,054329534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.302121504631" table:style-name="ce1">
            <text:p>1,302121505</text:p>
          </table:table-cell>
          <table:table-cell office:value-type="float" office:value="0.94170309394914797" table:style-name="ce1">
            <text:p>0,941703094</text:p>
          </table:table-cell>
          <table:table-cell office:value-type="float" office:value="1.1009123694685301" table:style-name="ce1">
            <text:p>1,100912369</text:p>
          </table:table-cell>
          <table:table-cell office:value-type="float" office:value="1.1445379419855499" table:style-name="ce1">
            <text:p>1,144537942</text:p>
          </table:table-cell>
          <table:table-cell table:number-columns-repeated="16379"/>
        </table:table-row>
        <table:table-row table:style-name="ro1">
          <table:table-cell office:value-type="float" office:value="29.5" table:style-name="ce1">
            <text:p>29,5</text:p>
          </table:table-cell>
          <table:table-cell office:value-type="float" office:value="1.45258457334779" table:style-name="ce1">
            <text:p>1,452584573</text:p>
          </table:table-cell>
          <table:table-cell office:value-type="float" office:value="0.91469999251844902" table:style-name="ce1">
            <text:p>0,914699993</text:p>
          </table:table-cell>
          <table:table-cell office:value-type="float" office:value="1.04072491922287" table:style-name="ce1">
            <text:p>1,040724919</text:p>
          </table:table-cell>
          <table:table-cell office:value-type="float" office:value="1.1176540575635301" table:style-name="ce1">
            <text:p>1,117654058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.5032533809706901" table:style-name="ce1">
            <text:p>1,503253381</text:p>
          </table:table-cell>
          <table:table-cell office:value-type="float" office:value="0.93088323355124702" table:style-name="ce1">
            <text:p>0,930883234</text:p>
          </table:table-cell>
          <table:table-cell office:value-type="float" office:value="1.2264413108952801" table:style-name="ce1">
            <text:p>1,226441311</text:p>
          </table:table-cell>
          <table:table-cell office:value-type="float" office:value="1.1903471261040299" table:style-name="ce1">
            <text:p>1,190347126</text:p>
          </table:table-cell>
          <table:table-cell table:number-columns-repeated="16379"/>
        </table:table-row>
        <table:table-row table:style-name="ro1">
          <table:table-cell office:value-type="float" office:value="30.5" table:style-name="ce1">
            <text:p>30,5</text:p>
          </table:table-cell>
          <table:table-cell office:value-type="float" office:value="1.3967999574596099" table:style-name="ce1">
            <text:p>1,396799957</text:p>
          </table:table-cell>
          <table:table-cell office:value-type="float" office:value="0.92203574701325897" table:style-name="ce1">
            <text:p>0,922035747</text:p>
          </table:table-cell>
          <table:table-cell office:value-type="float" office:value="0.85222217155254498" table:style-name="ce1">
            <text:p>0,852222172</text:p>
          </table:table-cell>
          <table:table-cell office:value-type="float" office:value="1.0923554438412799" table:style-name="ce1">
            <text:p>1,092355444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.4632805283746499" table:style-name="ce1">
            <text:p>1,463280528</text:p>
          </table:table-cell>
          <table:table-cell office:value-type="float" office:value="0.91232216296271595" table:style-name="ce1">
            <text:p>0,912322163</text:p>
          </table:table-cell>
          <table:table-cell office:value-type="float" office:value="1.0642481682742599" table:style-name="ce1">
            <text:p>1,064248168</text:p>
          </table:table-cell>
          <table:table-cell office:value-type="float" office:value="1.12179776680926" table:style-name="ce1">
            <text:p>1,121797767</text:p>
          </table:table-cell>
          <table:table-cell table:number-columns-repeated="16379"/>
        </table:table-row>
        <table:table-row table:style-name="ro1">
          <table:table-cell office:value-type="float" office:value="31.5" table:style-name="ce1">
            <text:p>31,5</text:p>
          </table:table-cell>
          <table:table-cell office:value-type="float" office:value="1.5369197273802999" table:style-name="ce1">
            <text:p>1,536919727</text:p>
          </table:table-cell>
          <table:table-cell office:value-type="float" office:value="0.91924775140026604" table:style-name="ce1">
            <text:p>0,919247751</text:p>
          </table:table-cell>
          <table:table-cell office:value-type="float" office:value="1.08826661776335" table:style-name="ce1">
            <text:p>1,088266618</text:p>
          </table:table-cell>
          <table:table-cell office:value-type="float" office:value="1.1565299463885499" table:style-name="ce1">
            <text:p>1,156529946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.43707000554621" table:style-name="ce1">
            <text:p>1,437070006</text:p>
          </table:table-cell>
          <table:table-cell office:value-type="float" office:value="0.93751920025719604" table:style-name="ce1">
            <text:p>0,9375192</text:p>
          </table:table-cell>
          <table:table-cell office:value-type="float" office:value="1.5892843062225599" table:style-name="ce1">
            <text:p>1,589284306</text:p>
          </table:table-cell>
          <table:table-cell office:value-type="float" office:value="1.23506004632369" table:style-name="ce1">
            <text:p>1,235060046</text:p>
          </table:table-cell>
          <table:table-cell table:number-columns-repeated="16379"/>
        </table:table-row>
        <table:table-row table:style-name="ro1">
          <table:table-cell office:value-type="float" office:value="32.5" table:style-name="ce1">
            <text:p>32,5</text:p>
          </table:table-cell>
          <table:table-cell office:value-type="float" office:value="1.39253161903823" table:style-name="ce1">
            <text:p>1,392531619</text:p>
          </table:table-cell>
          <table:table-cell office:value-type="float" office:value="0.91600047036796695" table:style-name="ce1">
            <text:p>0,91600047</text:p>
          </table:table-cell>
          <table:table-cell office:value-type="float" office:value="0.88507633378463302" table:style-name="ce1">
            <text:p>0,885076334</text:p>
          </table:table-cell>
          <table:table-cell office:value-type="float" office:value="1.0741420426460799" table:style-name="ce1">
            <text:p>1,074142043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.3820237720827" table:style-name="ce1">
            <text:p>1,382023772</text:p>
          </table:table-cell>
          <table:table-cell office:value-type="float" office:value="0.91027265575293104" table:style-name="ce1">
            <text:p>0,910272656</text:p>
          </table:table-cell>
          <table:table-cell office:value-type="float" office:value="0.54686869195413801" table:style-name="ce1">
            <text:p>0,546868692</text:p>
          </table:table-cell>
          <table:table-cell office:value-type="float" office:value="1.01883401385761" table:style-name="ce1">
            <text:p>1,018834014</text:p>
          </table:table-cell>
          <table:table-cell table:number-columns-repeated="16379"/>
        </table:table-row>
        <table:table-row table:style-name="ro1">
          <table:table-cell office:value-type="float" office:value="33.5" table:style-name="ce1">
            <text:p>33,5</text:p>
          </table:table-cell>
          <table:table-cell office:value-type="float" office:value="1.3588232734030901" table:style-name="ce1">
            <text:p>1,358823273</text:p>
          </table:table-cell>
          <table:table-cell office:value-type="float" office:value="0.92283857787103996" table:style-name="ce1">
            <text:p>0,922838578</text:p>
          </table:table-cell>
          <table:table-cell office:value-type="float" office:value="0.85867568608348899" table:style-name="ce1">
            <text:p>0,858675686</text:p>
          </table:table-cell>
          <table:table-cell office:value-type="float" office:value="1.0849343537382501" table:style-name="ce1">
            <text:p>1,084934354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.48316808168791" table:style-name="ce1">
            <text:p>1,483168082</text:p>
          </table:table-cell>
          <table:table-cell office:value-type="float" office:value="0.91154055856416005" table:style-name="ce1">
            <text:p>0,911540559</text:p>
          </table:table-cell>
          <table:table-cell office:value-type="float" office:value="0.80179173547443505" table:style-name="ce1">
            <text:p>0,801791735</text:p>
          </table:table-cell>
          <table:table-cell office:value-type="float" office:value="1.08330506522865" table:style-name="ce1">
            <text:p>1,083305065</text:p>
          </table:table-cell>
          <table:table-cell table:number-columns-repeated="16379"/>
        </table:table-row>
        <table:table-row table:style-name="ro1">
          <table:table-cell office:value-type="float" office:value="34.5" table:style-name="ce1">
            <text:p>34,5</text:p>
          </table:table-cell>
          <table:table-cell office:value-type="float" office:value="1.34988349831063" table:style-name="ce1">
            <text:p>1,349883498</text:p>
          </table:table-cell>
          <table:table-cell office:value-type="float" office:value="0.93567980464696499" table:style-name="ce1">
            <text:p>0,935679805</text:p>
          </table:table-cell>
          <table:table-cell office:value-type="float" office:value="1.28660272614021" table:style-name="ce1">
            <text:p>1,286602726</text:p>
          </table:table-cell>
          <table:table-cell office:value-type="float" office:value="1.1645882160540899" table:style-name="ce1">
            <text:p>1,164588216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.4365671723264199" table:style-name="ce1">
            <text:p>1,436567172</text:p>
          </table:table-cell>
          <table:table-cell office:value-type="float" office:value="0.93426459890968105" table:style-name="ce1">
            <text:p>0,934264599</text:p>
          </table:table-cell>
          <table:table-cell office:value-type="float" office:value="1.16616918531114" table:style-name="ce1">
            <text:p>1,166169185</text:p>
          </table:table-cell>
          <table:table-cell office:value-type="float" office:value="1.17274923980129" table:style-name="ce1">
            <text:p>1,17274924</text:p>
          </table:table-cell>
          <table:table-cell table:number-columns-repeated="16379"/>
        </table:table-row>
        <table:table-row table:style-name="ro1">
          <table:table-cell office:value-type="float" office:value="35.5" table:style-name="ce1">
            <text:p>35,5</text:p>
          </table:table-cell>
          <table:table-cell office:value-type="float" office:value="1.4414184648281101" table:style-name="ce1">
            <text:p>1,441418465</text:p>
          </table:table-cell>
          <table:table-cell office:value-type="float" office:value="0.92388801516060903" table:style-name="ce1">
            <text:p>0,923888015</text:p>
          </table:table-cell>
          <table:table-cell office:value-type="float" office:value="1.19401557750238" table:style-name="ce1">
            <text:p>1,194015578</text:p>
          </table:table-cell>
          <table:table-cell office:value-type="float" office:value="1.1570757303672099" table:style-name="ce1">
            <text:p>1,15707573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.3940467565056101" table:style-name="ce1">
            <text:p>1,394046757</text:p>
          </table:table-cell>
          <table:table-cell office:value-type="float" office:value="0.93556137121945704" table:style-name="ce1">
            <text:p>0,935561371</text:p>
          </table:table-cell>
          <table:table-cell office:value-type="float" office:value="1.1637445637691901" table:style-name="ce1">
            <text:p>1,163744564</text:p>
          </table:table-cell>
          <table:table-cell office:value-type="float" office:value="1.1662376950300299" table:style-name="ce1">
            <text:p>1,166237695</text:p>
          </table:table-cell>
          <table:table-cell table:number-columns-repeated="16379"/>
        </table:table-row>
        <table:table-row table:style-name="ro1">
          <table:table-cell office:value-type="float" office:value="36.5" table:style-name="ce1">
            <text:p>36,5</text:p>
          </table:table-cell>
          <table:table-cell office:value-type="float" office:value="1.5327772841070599" table:style-name="ce1">
            <text:p>1,532777284</text:p>
          </table:table-cell>
          <table:table-cell office:value-type="float" office:value="0.92896712109272395" table:style-name="ce1">
            <text:p>0,928967121</text:p>
          </table:table-cell>
          <table:table-cell office:value-type="float" office:value="1.2751072849177401" table:style-name="ce1">
            <text:p>1,275107285</text:p>
          </table:table-cell>
          <table:table-cell office:value-type="float" office:value="1.20083497500167" table:style-name="ce1">
            <text:p>1,200834975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.7040332682866799" table:style-name="ce1">
            <text:p>1,704033268</text:p>
          </table:table-cell>
          <table:table-cell office:value-type="float" office:value="0.88708695628680001" table:style-name="ce1">
            <text:p>0,887086956</text:p>
          </table:table-cell>
          <table:table-cell office:value-type="float" office:value="0.64141665583077401" table:style-name="ce1">
            <text:p>0,641416656</text:p>
          </table:table-cell>
          <table:table-cell office:value-type="float" office:value="1.05442690778763" table:style-name="ce1">
            <text:p>1,054426908</text:p>
          </table:table-cell>
          <table:table-cell table:number-columns-repeated="16379"/>
        </table:table-row>
        <table:table-row table:style-name="ro1">
          <table:table-cell office:value-type="float" office:value="37.5" table:style-name="ce1">
            <text:p>37,5</text:p>
          </table:table-cell>
          <table:table-cell office:value-type="float" office:value="1.6312508710784099" table:style-name="ce1">
            <text:p>1,631250871</text:p>
          </table:table-cell>
          <table:table-cell office:value-type="float" office:value="0.914577690550749" table:style-name="ce1">
            <text:p>0,914577691</text:p>
          </table:table-cell>
          <table:table-cell office:value-type="float" office:value="1.1911360432823801" table:style-name="ce1">
            <text:p>1,191136043</text:p>
          </table:table-cell>
          <table:table-cell office:value-type="float" office:value="1.18008711460005" table:style-name="ce1">
            <text:p>1,180087115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.53218455401571" table:style-name="ce1">
            <text:p>1,532184554</text:p>
          </table:table-cell>
          <table:table-cell office:value-type="float" office:value="0.92908205922338305" table:style-name="ce1">
            <text:p>0,929082059</text:p>
          </table:table-cell>
          <table:table-cell office:value-type="float" office:value="1.3073286221044" table:style-name="ce1">
            <text:p>1,307328622</text:p>
          </table:table-cell>
          <table:table-cell office:value-type="float" office:value="1.2040418526171699" table:style-name="ce1">
            <text:p>1,204041853</text:p>
          </table:table-cell>
          <table:table-cell table:number-columns-repeated="16379"/>
        </table:table-row>
        <table:table-row table:style-name="ro1">
          <table:table-cell office:value-type="float" office:value="38.5" table:style-name="ce1">
            <text:p>38,5</text:p>
          </table:table-cell>
          <table:table-cell office:value-type="float" office:value="1.64238002913798" table:style-name="ce1">
            <text:p>1,642380029</text:p>
          </table:table-cell>
          <table:table-cell office:value-type="float" office:value="0.94373454282177605" table:style-name="ce1">
            <text:p>0,943734543</text:p>
          </table:table-cell>
          <table:table-cell office:value-type="float" office:value="1.6515704024915401" table:style-name="ce1">
            <text:p>1,651570402</text:p>
          </table:table-cell>
          <table:table-cell office:value-type="float" office:value="1.3000291070823" table:style-name="ce1">
            <text:p>1,300029107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.6774353344255" table:style-name="ce1">
            <text:p>1,677435334</text:p>
          </table:table-cell>
          <table:table-cell office:value-type="float" office:value="0.87669326662031" table:style-name="ce1">
            <text:p>0,876693267</text:p>
          </table:table-cell>
          <table:table-cell office:value-type="float" office:value="0.53857665653364295" table:style-name="ce1">
            <text:p>0,538576657</text:p>
          </table:table-cell>
          <table:table-cell office:value-type="float" office:value="1.01817621751747" table:style-name="ce1">
            <text:p>1,018176218</text:p>
          </table:table-cell>
          <table:table-cell table:number-columns-repeated="16379"/>
        </table:table-row>
        <table:table-row table:style-name="ro1">
          <table:table-cell office:value-type="float" office:value="39.5" table:style-name="ce1">
            <text:p>39,5</text:p>
          </table:table-cell>
          <table:table-cell office:value-type="float" office:value="1.6527901009808299" table:style-name="ce1">
            <text:p>1,652790101</text:p>
          </table:table-cell>
          <table:table-cell office:value-type="float" office:value="0.90776758559022797" table:style-name="ce1">
            <text:p>0,907767586</text:p>
          </table:table-cell>
          <table:table-cell office:value-type="float" office:value="0.84074500768215099" table:style-name="ce1">
            <text:p>0,840745008</text:p>
          </table:table-cell>
          <table:table-cell office:value-type="float" office:value="1.12120369290225" table:style-name="ce1">
            <text:p>1,121203693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.5213666683257201" table:style-name="ce1">
            <text:p>1,521366668</text:p>
          </table:table-cell>
          <table:table-cell office:value-type="float" office:value="0.91049056726406197" table:style-name="ce1">
            <text:p>0,910490567</text:p>
          </table:table-cell>
          <table:table-cell office:value-type="float" office:value="1.0332929584258199" table:style-name="ce1">
            <text:p>1,033292958</text:p>
          </table:table-cell>
          <table:table-cell office:value-type="float" office:value="1.12331144011415" table:style-name="ce1">
            <text:p>1,12331144</text:p>
          </table:table-cell>
          <table:table-cell table:number-columns-repeated="16379"/>
        </table:table-row>
        <table:table-row table:style-name="ro1">
          <table:table-cell office:value-type="float" office:value="40.5" table:style-name="ce1">
            <text:p>40,5</text:p>
          </table:table-cell>
          <table:table-cell office:value-type="float" office:value="1.40516965169843" table:style-name="ce1">
            <text:p>1,405169652</text:p>
          </table:table-cell>
          <table:table-cell office:value-type="float" office:value="0.91982578926112402" table:style-name="ce1">
            <text:p>0,919825789</text:p>
          </table:table-cell>
          <table:table-cell office:value-type="float" office:value="1.00694465681497" table:style-name="ce1">
            <text:p>1,006944657</text:p>
          </table:table-cell>
          <table:table-cell office:value-type="float" office:value="1.10861132430694" table:style-name="ce1">
            <text:p>1,108611324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.5697391191877399" table:style-name="ce1">
            <text:p>1,569739119</text:p>
          </table:table-cell>
          <table:table-cell office:value-type="float" office:value="0.92246299659381403" table:style-name="ce1">
            <text:p>0,922462997</text:p>
          </table:table-cell>
          <table:table-cell office:value-type="float" office:value="1.12190779448254" table:style-name="ce1">
            <text:p>1,121907794</text:p>
          </table:table-cell>
          <table:table-cell office:value-type="float" office:value="1.1784500559640201" table:style-name="ce1">
            <text:p>1,178450056</text:p>
          </table:table-cell>
          <table:table-cell table:number-columns-repeated="16379"/>
        </table:table-row>
        <table:table-row table:style-name="ro1">
          <table:table-cell office:value-type="float" office:value="41.5" table:style-name="ce1">
            <text:p>41,5</text:p>
          </table:table-cell>
          <table:table-cell office:value-type="float" office:value="1.6834676228209" table:style-name="ce1">
            <text:p>1,683467623</text:p>
          </table:table-cell>
          <table:table-cell office:value-type="float" office:value="0.90376802243505805" table:style-name="ce1">
            <text:p>0,903768022</text:p>
          </table:table-cell>
          <table:table-cell office:value-type="float" office:value="1.0520533008075701" table:style-name="ce1">
            <text:p>1,052053301</text:p>
          </table:table-cell>
          <table:table-cell office:value-type="float" office:value="1.1462193570927299" table:style-name="ce1">
            <text:p>1,146219357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.38871518904837" table:style-name="ce1">
            <text:p>1,388715189</text:p>
          </table:table-cell>
          <table:table-cell office:value-type="float" office:value="0.92562471266928603" table:style-name="ce1">
            <text:p>0,925624713</text:p>
          </table:table-cell>
          <table:table-cell office:value-type="float" office:value="0.81608125869329295" table:style-name="ce1">
            <text:p>0,816081259</text:p>
          </table:table-cell>
          <table:table-cell office:value-type="float" office:value="1.09157199415573" table:style-name="ce1">
            <text:p>1,091571994</text:p>
          </table:table-cell>
          <table:table-cell table:number-columns-repeated="16379"/>
        </table:table-row>
        <table:table-row table:style-name="ro1">
          <table:table-cell office:value-type="float" office:value="42.5" table:style-name="ce1">
            <text:p>42,5</text:p>
          </table:table-cell>
          <table:table-cell office:value-type="float" office:value="1.5965063592704001" table:style-name="ce1">
            <text:p>1,596506359</text:p>
          </table:table-cell>
          <table:table-cell office:value-type="float" office:value="0.89783193450842602" table:style-name="ce1">
            <text:p>0,897831935</text:p>
          </table:table-cell>
          <table:table-cell office:value-type="float" office:value="0.76497234460043495" table:style-name="ce1">
            <text:p>0,764972345</text:p>
          </table:table-cell>
          <table:table-cell office:value-type="float" office:value="1.0767435108469501" table:style-name="ce1">
            <text:p>1,076743511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.7732727976079501" table:style-name="ce1">
            <text:p>1,773272798</text:p>
          </table:table-cell>
          <table:table-cell office:value-type="float" office:value="0.88452808735509003" table:style-name="ce1">
            <text:p>0,884528087</text:p>
          </table:table-cell>
          <table:table-cell office:value-type="float" office:value="0.78985440516372796" table:style-name="ce1">
            <text:p>0,789854405</text:p>
          </table:table-cell>
          <table:table-cell office:value-type="float" office:value="1.0892715980744501" table:style-name="ce1">
            <text:p>1,089271598</text:p>
          </table:table-cell>
          <table:table-cell table:number-columns-repeated="16379"/>
        </table:table-row>
        <table:table-row table:style-name="ro1">
          <table:table-cell office:value-type="float" office:value="43.5" table:style-name="ce1">
            <text:p>43,5</text:p>
          </table:table-cell>
          <table:table-cell office:value-type="float" office:value="1.6541437413014599" table:style-name="ce1">
            <text:p>1,654143741</text:p>
          </table:table-cell>
          <table:table-cell office:value-type="float" office:value="0.90616469366044505" table:style-name="ce1">
            <text:p>0,906164694</text:p>
          </table:table-cell>
          <table:table-cell office:value-type="float" office:value="0.96209990613282503" table:style-name="ce1">
            <text:p>0,962099906</text:p>
          </table:table-cell>
          <table:table-cell office:value-type="float" office:value="1.1299458411921" table:style-name="ce1">
            <text:p>1,129945841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.77366756359786" table:style-name="ce1">
            <text:p>1,773667564</text:p>
          </table:table-cell>
          <table:table-cell office:value-type="float" office:value="0.88324765160805296" table:style-name="ce1">
            <text:p>0,883247652</text:p>
          </table:table-cell>
          <table:table-cell office:value-type="float" office:value="0.74470192553964798" table:style-name="ce1">
            <text:p>0,744701926</text:p>
          </table:table-cell>
          <table:table-cell office:value-type="float" office:value="1.0767348118823601" table:style-name="ce1">
            <text:p>1,076734812</text:p>
          </table:table-cell>
          <table:table-cell table:number-columns-repeated="16379"/>
        </table:table-row>
        <table:table-row table:style-name="ro1">
          <table:table-cell office:value-type="float" office:value="44.5" table:style-name="ce1">
            <text:p>44,5</text:p>
          </table:table-cell>
          <table:table-cell office:value-type="float" office:value="1.9507902045921599" table:style-name="ce1">
            <text:p>1,950790205</text:p>
          </table:table-cell>
          <table:table-cell office:value-type="float" office:value="0.86459156110062196" table:style-name="ce1">
            <text:p>0,864591561</text:p>
          </table:table-cell>
          <table:table-cell office:value-type="float" office:value="0.43507321905802898" table:style-name="ce1">
            <text:p>0,435073219</text:p>
          </table:table-cell>
          <table:table-cell office:value-type="float" office:value="1.0161018150536301" table:style-name="ce1">
            <text:p>1,016101815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.68842946556839" table:style-name="ce1">
            <text:p>1,688429466</text:p>
          </table:table-cell>
          <table:table-cell office:value-type="float" office:value="0.895429869598516" table:style-name="ce1">
            <text:p>0,89542987</text:p>
          </table:table-cell>
          <table:table-cell office:value-type="float" office:value="1.05397772742609" table:style-name="ce1">
            <text:p>1,053977727</text:p>
          </table:table-cell>
          <table:table-cell office:value-type="float" office:value="1.13216542649087" table:style-name="ce1">
            <text:p>1,132165426</text:p>
          </table:table-cell>
          <table:table-cell table:number-columns-repeated="16379"/>
        </table:table-row>
        <table:table-row table:style-name="ro1">
          <table:table-cell office:value-type="float" office:value="45.5" table:style-name="ce1">
            <text:p>45,5</text:p>
          </table:table-cell>
          <table:table-cell office:value-type="float" office:value="1.71659868626863" table:style-name="ce1">
            <text:p>1,716598686</text:p>
          </table:table-cell>
          <table:table-cell office:value-type="float" office:value="0.896723211349022" table:style-name="ce1">
            <text:p>0,896723211</text:p>
          </table:table-cell>
          <table:table-cell office:value-type="float" office:value="0.93443552613993397" table:style-name="ce1">
            <text:p>0,934435526</text:p>
          </table:table-cell>
          <table:table-cell office:value-type="float" office:value="1.11957455754304" table:style-name="ce1">
            <text:p>1,119574558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.8833936606480399" table:style-name="ce1">
            <text:p>1,883393661</text:p>
          </table:table-cell>
          <table:table-cell office:value-type="float" office:value="0.87012686247348503" table:style-name="ce1">
            <text:p>0,870126862</text:p>
          </table:table-cell>
          <table:table-cell office:value-type="float" office:value="0.66671680221983398" table:style-name="ce1">
            <text:p>0,666716802</text:p>
          </table:table-cell>
          <table:table-cell office:value-type="float" office:value="1.0547990260270499" table:style-name="ce1">
            <text:p>1,054799026</text:p>
          </table:table-cell>
          <table:table-cell table:number-columns-repeated="16379"/>
        </table:table-row>
        <table:table-row table:style-name="ro1">
          <table:table-cell office:value-type="float" office:value="46.5" table:style-name="ce1">
            <text:p>46,5</text:p>
          </table:table-cell>
          <table:table-cell office:value-type="float" office:value="1.5136539733948799" table:style-name="ce1">
            <text:p>1,513653973</text:p>
          </table:table-cell>
          <table:table-cell office:value-type="float" office:value="0.90458425208992199" table:style-name="ce1">
            <text:p>0,904584252</text:p>
          </table:table-cell>
          <table:table-cell office:value-type="float" office:value="0.68734707028171205" table:style-name="ce1">
            <text:p>0,68734707</text:p>
          </table:table-cell>
          <table:table-cell office:value-type="float" office:value="1.06228868064861" table:style-name="ce1">
            <text:p>1,062288681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.8908151803470099" table:style-name="ce1">
            <text:p>1,89081518</text:p>
          </table:table-cell>
          <table:table-cell office:value-type="float" office:value="0.86610093134667299" table:style-name="ce1">
            <text:p>0,866100931</text:p>
          </table:table-cell>
          <table:table-cell office:value-type="float" office:value="0.51799938402992696" table:style-name="ce1">
            <text:p>0,517999384</text:p>
          </table:table-cell>
          <table:table-cell office:value-type="float" office:value="1.02810524210173" table:style-name="ce1">
            <text:p>1,028105242</text:p>
          </table:table-cell>
          <table:table-cell table:number-columns-repeated="16379"/>
        </table:table-row>
        <table:table-row table:style-name="ro1">
          <table:table-cell office:value-type="float" office:value="47.5" table:style-name="ce1">
            <text:p>47,5</text:p>
          </table:table-cell>
          <table:table-cell office:value-type="float" office:value="1.6941915174867099" table:style-name="ce1">
            <text:p>1,694191517</text:p>
          </table:table-cell>
          <table:table-cell office:value-type="float" office:value="0.88751562943051199" table:style-name="ce1">
            <text:p>0,887515629</text:p>
          </table:table-cell>
          <table:table-cell office:value-type="float" office:value="0.74733436602618797" table:style-name="ce1">
            <text:p>0,747334366</text:p>
          </table:table-cell>
          <table:table-cell office:value-type="float" office:value="1.07094810171715" table:style-name="ce1">
            <text:p>1,070948102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.8100341908053099" table:style-name="ce1">
            <text:p>1,810034191</text:p>
          </table:table-cell>
          <table:table-cell office:value-type="float" office:value="0.87586627670539297" table:style-name="ce1">
            <text:p>0,875866277</text:p>
          </table:table-cell>
          <table:table-cell office:value-type="float" office:value="0.67643004070443202" table:style-name="ce1">
            <text:p>0,676430041</text:p>
          </table:table-cell>
          <table:table-cell office:value-type="float" office:value="1.0615526335537799" table:style-name="ce1">
            <text:p>1,061552634</text:p>
          </table:table-cell>
          <table:table-cell table:number-columns-repeated="16379"/>
        </table:table-row>
        <table:table-row table:style-name="ro1">
          <table:table-cell office:value-type="float" office:value="48.5" table:style-name="ce1">
            <text:p>48,5</text:p>
          </table:table-cell>
          <table:table-cell office:value-type="float" office:value="1.84769028080918" table:style-name="ce1">
            <text:p>1,847690281</text:p>
          </table:table-cell>
          <table:table-cell office:value-type="float" office:value="0.87233314025685205" table:style-name="ce1">
            <text:p>0,87233314</text:p>
          </table:table-cell>
          <table:table-cell office:value-type="float" office:value="0.64213360872151104" table:style-name="ce1">
            <text:p>0,642133609</text:p>
          </table:table-cell>
          <table:table-cell office:value-type="float" office:value="1.0526779816460601" table:style-name="ce1">
            <text:p>1,052677982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.7092766765605401" table:style-name="ce1">
            <text:p>1,709276677</text:p>
          </table:table-cell>
          <table:table-cell office:value-type="float" office:value="0.92248044241803895" table:style-name="ce1">
            <text:p>0,922480442</text:p>
          </table:table-cell>
          <table:table-cell office:value-type="float" office:value="1.37149508907576" table:style-name="ce1">
            <text:p>1,371495089</text:p>
          </table:table-cell>
          <table:table-cell office:value-type="float" office:value="1.24205824912458" table:style-name="ce1">
            <text:p>1,242058249</text:p>
          </table:table-cell>
          <table:table-cell table:number-columns-repeated="16379"/>
        </table:table-row>
        <table:table-row table:style-name="ro1">
          <table:table-cell office:value-type="float" office:value="49.5" table:style-name="ce1">
            <text:p>49,5</text:p>
          </table:table-cell>
          <table:table-cell office:value-type="float" office:value="1.8382937244199" table:style-name="ce1">
            <text:p>1,838293724</text:p>
          </table:table-cell>
          <table:table-cell office:value-type="float" office:value="0.87721845378729901" table:style-name="ce1">
            <text:p>0,877218454</text:p>
          </table:table-cell>
          <table:table-cell office:value-type="float" office:value="0.67638973854898898" table:style-name="ce1">
            <text:p>0,676389739</text:p>
          </table:table-cell>
          <table:table-cell office:value-type="float" office:value="1.06627987285751" table:style-name="ce1">
            <text:p>1,066279873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.8859127213176801" table:style-name="ce1">
            <text:p>1,885912721</text:p>
          </table:table-cell>
          <table:table-cell office:value-type="float" office:value="0.87204986508114901" table:style-name="ce1">
            <text:p>0,872049865</text:p>
          </table:table-cell>
          <table:table-cell office:value-type="float" office:value="0.62979491760856998" table:style-name="ce1">
            <text:p>0,629794918</text:p>
          </table:table-cell>
          <table:table-cell office:value-type="float" office:value="1.0539810663348299" table:style-name="ce1">
            <text:p>1,053981066</text:p>
          </table:table-cell>
          <table:table-cell table:number-columns-repeated="16379"/>
        </table:table-row>
        <table:table-row table:style-name="ro1">
          <table:table-cell office:value-type="float" office:value="50.5" table:style-name="ce1">
            <text:p>50,5</text:p>
          </table:table-cell>
          <table:table-cell office:value-type="float" office:value="2.0107200054598802" table:style-name="ce1">
            <text:p>2,010720005</text:p>
          </table:table-cell>
          <table:table-cell office:value-type="float" office:value="0.84935531264054598" table:style-name="ce1">
            <text:p>0,849355313</text:p>
          </table:table-cell>
          <table:table-cell office:value-type="float" office:value="0.40740814583678397" table:style-name="ce1">
            <text:p>0,407408146</text:p>
          </table:table-cell>
          <table:table-cell office:value-type="float" office:value="0.99317545706941301" table:style-name="ce1">
            <text:p>0,993175457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.8245892120505001" table:style-name="ce1">
            <text:p>1,824589212</text:p>
          </table:table-cell>
          <table:table-cell office:value-type="float" office:value="0.88656913928336101" table:style-name="ce1">
            <text:p>0,886569139</text:p>
          </table:table-cell>
          <table:table-cell office:value-type="float" office:value="0.805281349670246" table:style-name="ce1">
            <text:p>0,80528135</text:p>
          </table:table-cell>
          <table:table-cell office:value-type="float" office:value="1.1022499998493001" table:style-name="ce1">
            <text:p>1,10225</text:p>
          </table:table-cell>
          <table:table-cell table:number-columns-repeated="16379"/>
        </table:table-row>
        <table:table-row table:style-name="ro1">
          <table:table-cell office:value-type="float" office:value="51.5" table:style-name="ce1">
            <text:p>51,5</text:p>
          </table:table-cell>
          <table:table-cell office:value-type="float" office:value="1.89765231259694" table:style-name="ce1">
            <text:p>1,897652313</text:p>
          </table:table-cell>
          <table:table-cell office:value-type="float" office:value="0.85288934926692905" table:style-name="ce1">
            <text:p>0,852889349</text:p>
          </table:table-cell>
          <table:table-cell office:value-type="float" office:value="0.45920295391034299" table:style-name="ce1">
            <text:p>0,459202954</text:p>
          </table:table-cell>
          <table:table-cell office:value-type="float" office:value="0.99769785133392197" table:style-name="ce1">
            <text:p>0,997697851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.0391208982031399" table:style-name="ce1">
            <text:p>2,039120898</text:p>
          </table:table-cell>
          <table:table-cell office:value-type="float" office:value="0.84146853610502204" table:style-name="ce1">
            <text:p>0,841468536</text:p>
          </table:table-cell>
          <table:table-cell office:value-type="float" office:value="0.38359439104939502" table:style-name="ce1">
            <text:p>0,383594391</text:p>
          </table:table-cell>
          <table:table-cell office:value-type="float" office:value="0.97868677960683903" table:style-name="ce1">
            <text:p>0,97868678</text:p>
          </table:table-cell>
          <table:table-cell table:number-columns-repeated="16379"/>
        </table:table-row>
        <table:table-row table:style-name="ro1">
          <table:table-cell office:value-type="float" office:value="52.5" table:style-name="ce1">
            <text:p>52,5</text:p>
          </table:table-cell>
          <table:table-cell office:value-type="float" office:value="1.8962211159482201" table:style-name="ce1">
            <text:p>1,896221116</text:p>
          </table:table-cell>
          <table:table-cell office:value-type="float" office:value="0.85549009560315703" table:style-name="ce1">
            <text:p>0,855490096</text:p>
          </table:table-cell>
          <table:table-cell office:value-type="float" office:value="0.42535901563638601" table:style-name="ce1">
            <text:p>0,425359016</text:p>
          </table:table-cell>
          <table:table-cell office:value-type="float" office:value="0.99458628310758401" table:style-name="ce1">
            <text:p>0,994586283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.90320046147077" table:style-name="ce1">
            <text:p>1,903200461</text:p>
          </table:table-cell>
          <table:table-cell office:value-type="float" office:value="0.87513766007405702" table:style-name="ce1">
            <text:p>0,87513766</text:p>
          </table:table-cell>
          <table:table-cell office:value-type="float" office:value="0.73420915656999297" table:style-name="ce1">
            <text:p>0,734209157</text:p>
          </table:table-cell>
          <table:table-cell office:value-type="float" office:value="1.0774684179587899" table:style-name="ce1">
            <text:p>1,077468418</text:p>
          </table:table-cell>
          <table:table-cell table:number-columns-repeated="16379"/>
        </table:table-row>
        <table:table-row table:style-name="ro1">
          <table:table-cell office:value-type="float" office:value="53.5" table:style-name="ce1">
            <text:p>53,5</text:p>
          </table:table-cell>
          <table:table-cell office:value-type="float" office:value="2.2323180879064402" table:style-name="ce1">
            <text:p>2,232318088</text:p>
          </table:table-cell>
          <table:table-cell office:value-type="float" office:value="0.81606205809030097" table:style-name="ce1">
            <text:p>0,816062058</text:p>
          </table:table-cell>
          <table:table-cell office:value-type="float" office:value="0.23382772297291099" table:style-name="ce1">
            <text:p>0,233827723</text:p>
          </table:table-cell>
          <table:table-cell office:value-type="float" office:value="0.93231903536285599" table:style-name="ce1">
            <text:p>0,932319035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.05702861646497" table:style-name="ce1">
            <text:p>2,057028616</text:p>
          </table:table-cell>
          <table:table-cell office:value-type="float" office:value="0.86582147037403601" table:style-name="ce1">
            <text:p>0,86582147</text:p>
          </table:table-cell>
          <table:table-cell office:value-type="float" office:value="0.63772100516064001" table:style-name="ce1">
            <text:p>0,637721005</text:p>
          </table:table-cell>
          <table:table-cell office:value-type="float" office:value="1.06423334439118" table:style-name="ce1">
            <text:p>1,064233344</text:p>
          </table:table-cell>
          <table:table-cell table:number-columns-repeated="16379"/>
        </table:table-row>
        <table:table-row table:style-name="ro1">
          <table:table-cell office:value-type="float" office:value="54.5" table:style-name="ce1">
            <text:p>54,5</text:p>
          </table:table-cell>
          <table:table-cell office:value-type="float" office:value="2.1962261667079299" table:style-name="ce1">
            <text:p>2,196226167</text:p>
          </table:table-cell>
          <table:table-cell office:value-type="float" office:value="0.84259329990746501" table:style-name="ce1">
            <text:p>0,8425933</text:p>
          </table:table-cell>
          <table:table-cell office:value-type="float" office:value="0.50244081078340896" table:style-name="ce1">
            <text:p>0,502440811</text:p>
          </table:table-cell>
          <table:table-cell office:value-type="float" office:value="1.02078577703467" table:style-name="ce1">
            <text:p>1,020785777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.3327480955614002" table:style-name="ce1">
            <text:p>2,332748096</text:p>
          </table:table-cell>
          <table:table-cell office:value-type="float" office:value="0.80026435620596703" table:style-name="ce1">
            <text:p>0,800264356</text:p>
          </table:table-cell>
          <table:table-cell office:value-type="float" office:value="7.9940375218758394E-2" table:style-name="ce1">
            <text:p>0,079940375</text:p>
          </table:table-cell>
          <table:table-cell office:value-type="float" office:value="0.87867865821116198" table:style-name="ce1">
            <text:p>0,878678658</text:p>
          </table:table-cell>
          <table:table-cell table:number-columns-repeated="16379"/>
        </table:table-row>
        <table:table-row table:style-name="ro1">
          <table:table-cell office:value-type="float" office:value="55.5" table:style-name="ce1">
            <text:p>55,5</text:p>
          </table:table-cell>
          <table:table-cell office:value-type="float" office:value="2.1759546712512301" table:style-name="ce1">
            <text:p>2,175954671</text:p>
          </table:table-cell>
          <table:table-cell office:value-type="float" office:value="0.81807064683323405" table:style-name="ce1">
            <text:p>0,818070647</text:p>
          </table:table-cell>
          <table:table-cell office:value-type="float" office:value="0.31428143190534802" table:style-name="ce1">
            <text:p>0,314281432</text:p>
          </table:table-cell>
          <table:table-cell office:value-type="float" office:value="0.939694733404695" table:style-name="ce1">
            <text:p>0,939694733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.1689547393487598" table:style-name="ce1">
            <text:p>2,168954739</text:p>
          </table:table-cell>
          <table:table-cell office:value-type="float" office:value="0.81355413493606799" table:style-name="ce1">
            <text:p>0,813554135</text:p>
          </table:table-cell>
          <table:table-cell office:value-type="float" office:value="0.108601828785055" table:style-name="ce1">
            <text:p>0,108601829</text:p>
          </table:table-cell>
          <table:table-cell office:value-type="float" office:value="0.89573351690224801" table:style-name="ce1">
            <text:p>0,895733517</text:p>
          </table:table-cell>
          <table:table-cell table:number-columns-repeated="16379"/>
        </table:table-row>
        <table:table-row table:style-name="ro1">
          <table:table-cell office:value-type="float" office:value="56.5" table:style-name="ce1">
            <text:p>56,5</text:p>
          </table:table-cell>
          <table:table-cell office:value-type="float" office:value="2.1082453478046301" table:style-name="ce1">
            <text:p>2,108245348</text:p>
          </table:table-cell>
          <table:table-cell office:value-type="float" office:value="0.812059338548207" table:style-name="ce1">
            <text:p>0,812059339</text:p>
          </table:table-cell>
          <table:table-cell office:value-type="float" office:value="0.14355734021447" table:style-name="ce1">
            <text:p>0,14355734</text:p>
          </table:table-cell>
          <table:table-cell office:value-type="float" office:value="0.89720269563969102" table:style-name="ce1">
            <text:p>0,897202696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.33150906849017" table:style-name="ce1">
            <text:p>2,331509068</text:p>
          </table:table-cell>
          <table:table-cell office:value-type="float" office:value="0.80369059451196101" table:style-name="ce1">
            <text:p>0,803690595</text:p>
          </table:table-cell>
          <table:table-cell office:value-type="float" office:value="0.18312583934931301" table:style-name="ce1">
            <text:p>0,183125839</text:p>
          </table:table-cell>
          <table:table-cell office:value-type="float" office:value="0.90808643871680195" table:style-name="ce1">
            <text:p>0,908086439</text:p>
          </table:table-cell>
          <table:table-cell table:number-columns-repeated="16379"/>
        </table:table-row>
        <table:table-row table:style-name="ro1">
          <table:table-cell office:value-type="float" office:value="57.5" table:style-name="ce1">
            <text:p>57,5</text:p>
          </table:table-cell>
          <table:table-cell office:value-type="float" office:value="2.1238902922003602" table:style-name="ce1">
            <text:p>2,123890292</text:p>
          </table:table-cell>
          <table:table-cell office:value-type="float" office:value="0.83282732820958405" table:style-name="ce1">
            <text:p>0,832827328</text:p>
          </table:table-cell>
          <table:table-cell office:value-type="float" office:value="0.32578251471631398" table:style-name="ce1">
            <text:p>0,325782515</text:p>
          </table:table-cell>
          <table:table-cell office:value-type="float" office:value="0.96150618578208702" table:style-name="ce1">
            <text:p>0,961506186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.0759917751063099" table:style-name="ce1">
            <text:p>2,075991775</text:p>
          </table:table-cell>
          <table:table-cell office:value-type="float" office:value="0.84059858679539401" table:style-name="ce1">
            <text:p>0,840598587</text:p>
          </table:table-cell>
          <table:table-cell office:value-type="float" office:value="0.331576604981137" table:style-name="ce1">
            <text:p>0,331576605</text:p>
          </table:table-cell>
          <table:table-cell office:value-type="float" office:value="0.96680158685822404" table:style-name="ce1">
            <text:p>0,966801587</text:p>
          </table:table-cell>
          <table:table-cell table:number-columns-repeated="16379"/>
        </table:table-row>
        <table:table-row table:style-name="ro1">
          <table:table-cell office:value-type="float" office:value="58.5" table:style-name="ce1">
            <text:p>58,5</text:p>
          </table:table-cell>
          <table:table-cell office:value-type="float" office:value="2.1609004685288702" table:style-name="ce1">
            <text:p>2,160900469</text:p>
          </table:table-cell>
          <table:table-cell office:value-type="float" office:value="0.80686794229470504" table:style-name="ce1">
            <text:p>0,806867942</text:p>
          </table:table-cell>
          <table:table-cell office:value-type="float" office:value="5.6180293295813297E-2" table:style-name="ce1">
            <text:p>0,056180293</text:p>
          </table:table-cell>
          <table:table-cell office:value-type="float" office:value="0.87307879259440002" table:style-name="ce1">
            <text:p>0,873078793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.2854378509008799" table:style-name="ce1">
            <text:p>2,285437851</text:p>
          </table:table-cell>
          <table:table-cell office:value-type="float" office:value="0.80908150823687697" table:style-name="ce1">
            <text:p>0,809081508</text:p>
          </table:table-cell>
          <table:table-cell office:value-type="float" office:value="0.119874429621656" table:style-name="ce1">
            <text:p>0,11987443</text:p>
          </table:table-cell>
          <table:table-cell office:value-type="float" office:value="0.89895669522275301" table:style-name="ce1">
            <text:p>0,898956695</text:p>
          </table:table-cell>
          <table:table-cell table:number-columns-repeated="16379"/>
        </table:table-row>
        <table:table-row table:style-name="ro1">
          <table:table-cell office:value-type="float" office:value="59.5" table:style-name="ce1">
            <text:p>59,5</text:p>
          </table:table-cell>
          <table:table-cell office:value-type="float" office:value="2.1986651525039802" table:style-name="ce1">
            <text:p>2,198665153</text:p>
          </table:table-cell>
          <table:table-cell office:value-type="float" office:value="0.81838737216121005" table:style-name="ce1">
            <text:p>0,818387372</text:p>
          </table:table-cell>
          <table:table-cell office:value-type="float" office:value="0.15083517519005901" table:style-name="ce1">
            <text:p>0,150835175</text:p>
          </table:table-cell>
          <table:table-cell office:value-type="float" office:value="0.91387011570965004" table:style-name="ce1">
            <text:p>0,913870116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.5234210358212201" table:style-name="ce1">
            <text:p>2,523421036</text:p>
          </table:table-cell>
          <table:table-cell office:value-type="float" office:value="0.77960986972861201" table:style-name="ce1">
            <text:p>0,77960987</text:p>
          </table:table-cell>
          <table:table-cell office:value-type="float" office:value="-9.28507039786131E-2" table:style-name="ce1">
            <text:p>-0,092850704</text:p>
          </table:table-cell>
          <table:table-cell office:value-type="float" office:value="0.82541738885931804" table:style-name="ce1">
            <text:p>0,825417389</text:p>
          </table:table-cell>
          <table:table-cell table:number-columns-repeated="16379"/>
        </table:table-row>
        <table:table-row table:style-name="ro1">
          <table:table-cell office:value-type="float" office:value="60.5" table:style-name="ce1">
            <text:p>60,5</text:p>
          </table:table-cell>
          <table:table-cell office:value-type="float" office:value="2.2517146445436098" table:style-name="ce1">
            <text:p>2,251714645</text:p>
          </table:table-cell>
          <table:table-cell office:value-type="float" office:value="0.80965115146205502" table:style-name="ce1">
            <text:p>0,809651151</text:p>
          </table:table-cell>
          <table:table-cell office:value-type="float" office:value="0.101560106539397" table:style-name="ce1">
            <text:p>0,101560107</text:p>
          </table:table-cell>
          <table:table-cell office:value-type="float" office:value="0.89450763835918101" table:style-name="ce1">
            <text:p>0,894507638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.5336056874319701" table:style-name="ce1">
            <text:p>2,533605687</text:p>
          </table:table-cell>
          <table:table-cell office:value-type="float" office:value="0.76427108418627498" table:style-name="ce1">
            <text:p>0,764271084</text:p>
          </table:table-cell>
          <table:table-cell office:value-type="float" office:value="-8.2839585222401105E-2" table:style-name="ce1">
            <text:p>-0,082839585</text:p>
          </table:table-cell>
          <table:table-cell office:value-type="float" office:value="0.81106247135708198" table:style-name="ce1">
            <text:p>0,811062471</text:p>
          </table:table-cell>
          <table:table-cell table:number-columns-repeated="16379"/>
        </table:table-row>
        <table:table-row table:style-name="ro1">
          <table:table-cell office:value-type="float" office:value="61.5" table:style-name="ce1">
            <text:p>61,5</text:p>
          </table:table-cell>
          <table:table-cell office:value-type="float" office:value="2.3928884252880902" table:style-name="ce1">
            <text:p>2,392888425</text:p>
          </table:table-cell>
          <table:table-cell office:value-type="float" office:value="0.78624658374363299" table:style-name="ce1">
            <text:p>0,786246584</text:p>
          </table:table-cell>
          <table:table-cell office:value-type="float" office:value="5.1392453997393797E-2" table:style-name="ce1">
            <text:p>0,051392454</text:p>
          </table:table-cell>
          <table:table-cell office:value-type="float" office:value="0.86126811840054596" table:style-name="ce1">
            <text:p>0,861268118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.3315456326349202" table:style-name="ce1">
            <text:p>2,331545633</text:p>
          </table:table-cell>
          <table:table-cell office:value-type="float" office:value="0.79114628127585596" table:style-name="ce1">
            <text:p>0,791146281</text:p>
          </table:table-cell>
          <table:table-cell office:value-type="float" office:value="5.0428229402846199E-2" table:style-name="ce1">
            <text:p>0,050428229</text:p>
          </table:table-cell>
          <table:table-cell office:value-type="float" office:value="0.86413872121769597" table:style-name="ce1">
            <text:p>0,864138721</text:p>
          </table:table-cell>
          <table:table-cell table:number-columns-repeated="16379"/>
        </table:table-row>
        <table:table-row table:style-name="ro1">
          <table:table-cell office:value-type="float" office:value="62.5" table:style-name="ce1">
            <text:p>62,5</text:p>
          </table:table-cell>
          <table:table-cell office:value-type="float" office:value="2.4118483283969301" table:style-name="ce1">
            <text:p>2,411848328</text:p>
          </table:table-cell>
          <table:table-cell office:value-type="float" office:value="0.778545883165495" table:style-name="ce1">
            <text:p>0,778545883</text:p>
          </table:table-cell>
          <table:table-cell office:value-type="float" office:value="2.93765256849263E-2" table:style-name="ce1">
            <text:p>0,029376526</text:p>
          </table:table-cell>
          <table:table-cell office:value-type="float" office:value="0.84992680474339" table:style-name="ce1">
            <text:p>0,849926805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.4442957926902" table:style-name="ce1">
            <text:p>2,444295793</text:p>
          </table:table-cell>
          <table:table-cell office:value-type="float" office:value="0.78559300342170701" table:style-name="ce1">
            <text:p>0,785593003</text:p>
          </table:table-cell>
          <table:table-cell office:value-type="float" office:value="-4.97016297814361E-2" table:style-name="ce1">
            <text:p>-0,04970163</text:p>
          </table:table-cell>
          <table:table-cell office:value-type="float" office:value="0.84539528989222501" table:style-name="ce1">
            <text:p>0,84539529</text:p>
          </table:table-cell>
          <table:table-cell table:number-columns-repeated="16379"/>
        </table:table-row>
        <table:table-row table:style-name="ro1">
          <table:table-cell office:value-type="float" office:value="63.5" table:style-name="ce1">
            <text:p>63,5</text:p>
          </table:table-cell>
          <table:table-cell office:value-type="float" office:value="2.36502663879899" table:style-name="ce1">
            <text:p>2,365026639</text:p>
          </table:table-cell>
          <table:table-cell office:value-type="float" office:value="0.78479593179189899" table:style-name="ce1">
            <text:p>0,784795932</text:p>
          </table:table-cell>
          <table:table-cell office:value-type="float" office:value="3.6057838235186601E-2" table:style-name="ce1">
            <text:p>0,036057838</text:p>
          </table:table-cell>
          <table:table-cell office:value-type="float" office:value="0.85288805346376695" table:style-name="ce1">
            <text:p>0,852888053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.4653515916819702" table:style-name="ce1">
            <text:p>2,465351592</text:p>
          </table:table-cell>
          <table:table-cell office:value-type="float" office:value="0.77286992510442398" table:style-name="ce1">
            <text:p>0,772869925</text:p>
          </table:table-cell>
          <table:table-cell office:value-type="float" office:value="-9.8928085529058393E-2" table:style-name="ce1">
            <text:p>-0,098928086</text:p>
          </table:table-cell>
          <table:table-cell office:value-type="float" office:value="0.81622588507135296" table:style-name="ce1">
            <text:p>0,816225885</text:p>
          </table:table-cell>
          <table:table-cell table:number-columns-repeated="16379"/>
        </table:table-row>
        <table:table-row table:style-name="ro1">
          <table:table-cell office:value-type="float" office:value="64.5" table:style-name="ce1">
            <text:p>64,5</text:p>
          </table:table-cell>
          <table:table-cell office:value-type="float" office:value="2.1834729481520099" table:style-name="ce1">
            <text:p>2,183472948</text:p>
          </table:table-cell>
          <table:table-cell office:value-type="float" office:value="0.80965156090358403" table:style-name="ce1">
            <text:p>0,809651561</text:p>
          </table:table-cell>
          <table:table-cell office:value-type="float" office:value="7.0953641807929693E-2" table:style-name="ce1">
            <text:p>0,070953642</text:p>
          </table:table-cell>
          <table:table-cell office:value-type="float" office:value="0.88310182354524902" table:style-name="ce1">
            <text:p>0,883101824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.6278230128356501" table:style-name="ce1">
            <text:p>2,627823013</text:p>
          </table:table-cell>
          <table:table-cell office:value-type="float" office:value="0.74118822190818501" table:style-name="ce1">
            <text:p>0,741188222</text:p>
          </table:table-cell>
          <table:table-cell office:value-type="float" office:value="-0.25990971114946898" table:style-name="ce1">
            <text:p>-0,259909711</text:p>
          </table:table-cell>
          <table:table-cell office:value-type="float" office:value="0.74298173432224401" table:style-name="ce1">
            <text:p>0,742981734</text:p>
          </table:table-cell>
          <table:table-cell table:number-columns-repeated="16379"/>
        </table:table-row>
        <table:table-row table:style-name="ro1">
          <table:table-cell office:value-type="float" office:value="65.5" table:style-name="ce1">
            <text:p>65,5</text:p>
          </table:table-cell>
          <table:table-cell office:value-type="float" office:value="2.5298223823194799" table:style-name="ce1">
            <text:p>2,529822382</text:p>
          </table:table-cell>
          <table:table-cell office:value-type="float" office:value="0.778882795921784" table:style-name="ce1">
            <text:p>0,778882796</text:p>
          </table:table-cell>
          <table:table-cell office:value-type="float" office:value="-7.4571649968723494E-2" table:style-name="ce1">
            <text:p>-0,07457165</text:p>
          </table:table-cell>
          <table:table-cell office:value-type="float" office:value="0.82885182519090195" table:style-name="ce1">
            <text:p>0,828851825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.3754532538503401" table:style-name="ce1">
            <text:p>2,375453254</text:p>
          </table:table-cell>
          <table:table-cell office:value-type="float" office:value="0.79437606483008705" table:style-name="ce1">
            <text:p>0,794376065</text:p>
          </table:table-cell>
          <table:table-cell office:value-type="float" office:value="0.13978814721271801" table:style-name="ce1">
            <text:p>0,139788147</text:p>
          </table:table-cell>
          <table:table-cell office:value-type="float" office:value="0.89151231289168498" table:style-name="ce1">
            <text:p>0,891512313</text:p>
          </table:table-cell>
          <table:table-cell table:number-columns-repeated="16379"/>
        </table:table-row>
        <table:table-row table:style-name="ro1">
          <table:table-cell office:value-type="float" office:value="66.5" table:style-name="ce1">
            <text:p>66,5</text:p>
          </table:table-cell>
          <table:table-cell office:value-type="float" office:value="2.5610965743907701" table:style-name="ce1">
            <text:p>2,561096574</text:p>
          </table:table-cell>
          <table:table-cell office:value-type="float" office:value="0.76786836290331695" table:style-name="ce1">
            <text:p>0,767868363</text:p>
          </table:table-cell>
          <table:table-cell office:value-type="float" office:value="-6.7848136256663E-2" table:style-name="ce1">
            <text:p>-0,067848136</text:p>
          </table:table-cell>
          <table:table-cell office:value-type="float" office:value="0.81890487664976097" table:style-name="ce1">
            <text:p>0,818904877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.73853038335958" table:style-name="ce1">
            <text:p>2,738530383</text:p>
          </table:table-cell>
          <table:table-cell office:value-type="float" office:value="0.74154204204336505" table:style-name="ce1">
            <text:p>0,741542042</text:p>
          </table:table-cell>
          <table:table-cell office:value-type="float" office:value="-0.25248343986570099" table:style-name="ce1">
            <text:p>-0,25248344</text:p>
          </table:table-cell>
          <table:table-cell office:value-type="float" office:value="0.751594364378945" table:style-name="ce1">
            <text:p>0,751594364</text:p>
          </table:table-cell>
          <table:table-cell table:number-columns-repeated="16379"/>
        </table:table-row>
        <table:table-row table:style-name="ro1">
          <table:table-cell office:value-type="float" office:value="67.5" table:style-name="ce1">
            <text:p>67,5</text:p>
          </table:table-cell>
          <table:table-cell office:value-type="float" office:value="2.63565291261938" table:style-name="ce1">
            <text:p>2,635652913</text:p>
          </table:table-cell>
          <table:table-cell office:value-type="float" office:value="0.74424557235510103" table:style-name="ce1">
            <text:p>0,744245572</text:p>
          </table:table-cell>
          <table:table-cell office:value-type="float" office:value="-0.21032170477201301" table:style-name="ce1">
            <text:p>-0,210321705</text:p>
          </table:table-cell>
          <table:table-cell office:value-type="float" office:value="0.75904664187002002" table:style-name="ce1">
            <text:p>0,759046642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.7152573073245398" table:style-name="ce1">
            <text:p>2,715257307</text:p>
          </table:table-cell>
          <table:table-cell office:value-type="float" office:value="0.73785778625058196" table:style-name="ce1">
            <text:p>0,737857786</text:p>
          </table:table-cell>
          <table:table-cell office:value-type="float" office:value="-0.34656706528932801" table:style-name="ce1">
            <text:p>-0,346567065</text:p>
          </table:table-cell>
          <table:table-cell office:value-type="float" office:value="0.72165682926756303" table:style-name="ce1">
            <text:p>0,721656829</text:p>
          </table:table-cell>
          <table:table-cell table:number-columns-repeated="16379"/>
        </table:table-row>
        <table:table-row table:style-name="ro1">
          <table:table-cell office:value-type="float" office:value="68.5" table:style-name="ce1">
            <text:p>68,5</text:p>
          </table:table-cell>
          <table:table-cell office:value-type="float" office:value="2.8098138949042601" table:style-name="ce1">
            <text:p>2,809813895</text:p>
          </table:table-cell>
          <table:table-cell office:value-type="float" office:value="0.73040902701537902" table:style-name="ce1">
            <text:p>0,730409027</text:p>
          </table:table-cell>
          <table:table-cell office:value-type="float" office:value="-0.334018338972077" table:style-name="ce1">
            <text:p>-0,334018339</text:p>
          </table:table-cell>
          <table:table-cell office:value-type="float" office:value="0.71981719228127505" table:style-name="ce1">
            <text:p>0,719817192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.7089885890987899" table:style-name="ce1">
            <text:p>2,708988589</text:p>
          </table:table-cell>
          <table:table-cell office:value-type="float" office:value="0.75016876542071298" table:style-name="ce1">
            <text:p>0,750168765</text:p>
          </table:table-cell>
          <table:table-cell office:value-type="float" office:value="-0.22869473910466601" table:style-name="ce1">
            <text:p>-0,228694739</text:p>
          </table:table-cell>
          <table:table-cell office:value-type="float" office:value="0.76911615822292001" table:style-name="ce1">
            <text:p>0,769116158</text:p>
          </table:table-cell>
          <table:table-cell table:number-columns-repeated="16379"/>
        </table:table-row>
        <table:table-row table:style-name="ro1">
          <table:table-cell office:value-type="float" office:value="69.5" table:style-name="ce1">
            <text:p>69,5</text:p>
          </table:table-cell>
          <table:table-cell office:value-type="float" office:value="2.6544803658254699" table:style-name="ce1">
            <text:p>2,654480366</text:p>
          </table:table-cell>
          <table:table-cell office:value-type="float" office:value="0.74797643723706397" table:style-name="ce1">
            <text:p>0,747976437</text:p>
          </table:table-cell>
          <table:table-cell office:value-type="float" office:value="-0.17206440707605" table:style-name="ce1">
            <text:p>-0,172064407</text:p>
          </table:table-cell>
          <table:table-cell office:value-type="float" office:value="0.77204570079177604" table:style-name="ce1">
            <text:p>0,772045701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.4719704429918901" table:style-name="ce1">
            <text:p>2,471970443</text:p>
          </table:table-cell>
          <table:table-cell office:value-type="float" office:value="0.75681428489367197" table:style-name="ce1">
            <text:p>0,756814285</text:p>
          </table:table-cell>
          <table:table-cell office:value-type="float" office:value="-0.26211654533183598" table:style-name="ce1">
            <text:p>-0,262116545</text:p>
          </table:table-cell>
          <table:table-cell office:value-type="float" office:value="0.759826001962984" table:style-name="ce1">
            <text:p>0,759826002</text:p>
          </table:table-cell>
          <table:table-cell table:number-columns-repeated="16379"/>
        </table:table-row>
        <table:table-row table:style-name="ro1">
          <table:table-cell office:value-type="float" office:value="70.5" table:style-name="ce1">
            <text:p>70,5</text:p>
          </table:table-cell>
          <table:table-cell office:value-type="float" office:value="2.4922762607154101" table:style-name="ce1">
            <text:p>2,492276261</text:p>
          </table:table-cell>
          <table:table-cell office:value-type="float" office:value="0.777459030443725" table:style-name="ce1">
            <text:p>0,77745903</text:p>
          </table:table-cell>
          <table:table-cell office:value-type="float" office:value="-1.4702798098109199E-2" table:style-name="ce1">
            <text:p>-0,014702798</text:p>
          </table:table-cell>
          <table:table-cell office:value-type="float" office:value="0.84009083980767396" table:style-name="ce1">
            <text:p>0,84009084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.9166773912569299" table:style-name="ce1">
            <text:p>2,916677391</text:p>
          </table:table-cell>
          <table:table-cell office:value-type="float" office:value="0.71003701655313001" table:style-name="ce1">
            <text:p>0,710037017</text:p>
          </table:table-cell>
          <table:table-cell office:value-type="float" office:value="-0.44449401074547701" table:style-name="ce1">
            <text:p>-0,444494011</text:p>
          </table:table-cell>
          <table:table-cell office:value-type="float" office:value="0.67811268125898405" table:style-name="ce1">
            <text:p>0,678112681</text:p>
          </table:table-cell>
          <table:table-cell table:number-columns-repeated="16379"/>
        </table:table-row>
        <table:table-row table:style-name="ro1">
          <table:table-cell office:value-type="float" office:value="71.5" table:style-name="ce1">
            <text:p>71,5</text:p>
          </table:table-cell>
          <table:table-cell office:value-type="float" office:value="3.0996635611621199" table:style-name="ce1">
            <text:p>3,099663561</text:p>
          </table:table-cell>
          <table:table-cell office:value-type="float" office:value="0.69712755983814201" table:style-name="ce1">
            <text:p>0,69712756</text:p>
          </table:table-cell>
          <table:table-cell office:value-type="float" office:value="-0.49263342179395098" table:style-name="ce1">
            <text:p>-0,492633422</text:p>
          </table:table-cell>
          <table:table-cell office:value-type="float" office:value="0.65315759132208695" table:style-name="ce1">
            <text:p>0,653157591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.9511500300022102" table:style-name="ce1">
            <text:p>2,95115003</text:p>
          </table:table-cell>
          <table:table-cell office:value-type="float" office:value="0.72379967790269195" table:style-name="ce1">
            <text:p>0,723799678</text:p>
          </table:table-cell>
          <table:table-cell office:value-type="float" office:value="-0.33624388751981399" table:style-name="ce1">
            <text:p>-0,336243888</text:p>
          </table:table-cell>
          <table:table-cell office:value-type="float" office:value="0.71468532275148899" table:style-name="ce1">
            <text:p>0,714685323</text:p>
          </table:table-cell>
          <table:table-cell table:number-columns-repeated="16379"/>
        </table:table-row>
        <table:table-row table:style-name="ro1">
          <table:table-cell office:value-type="float" office:value="72.5" table:style-name="ce1">
            <text:p>72,5</text:p>
          </table:table-cell>
          <table:table-cell office:value-type="float" office:value="2.7500341905204699" table:style-name="ce1">
            <text:p>2,750034191</text:p>
          </table:table-cell>
          <table:table-cell office:value-type="float" office:value="0.73392949337276703" table:style-name="ce1">
            <text:p>0,733929493</text:p>
          </table:table-cell>
          <table:table-cell office:value-type="float" office:value="-0.28302609365419801" table:style-name="ce1">
            <text:p>-0,283026094</text:p>
          </table:table-cell>
          <table:table-cell office:value-type="float" office:value="0.73814822300729199" table:style-name="ce1">
            <text:p>0,738148223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.1334924188923501" table:style-name="ce1">
            <text:p>3,133492419</text:p>
          </table:table-cell>
          <table:table-cell office:value-type="float" office:value="0.68875951191337903" table:style-name="ce1">
            <text:p>0,688759512</text:p>
          </table:table-cell>
          <table:table-cell office:value-type="float" office:value="-0.51821431462232004" table:style-name="ce1">
            <text:p>-0,518214315</text:p>
          </table:table-cell>
          <table:table-cell office:value-type="float" office:value="0.63381646824181004" table:style-name="ce1">
            <text:p>0,633816468</text:p>
          </table:table-cell>
          <table:table-cell table:number-columns-repeated="16379"/>
        </table:table-row>
        <table:table-row table:style-name="ro1">
          <table:table-cell office:value-type="float" office:value="73.5" table:style-name="ce1">
            <text:p>73,5</text:p>
          </table:table-cell>
          <table:table-cell office:value-type="float" office:value="2.78018482742065" table:style-name="ce1">
            <text:p>2,780184827</text:p>
          </table:table-cell>
          <table:table-cell office:value-type="float" office:value="0.72368254048815805" table:style-name="ce1">
            <text:p>0,72368254</text:p>
          </table:table-cell>
          <table:table-cell office:value-type="float" office:value="-0.27616149096748899" table:style-name="ce1">
            <text:p>-0,276161491</text:p>
          </table:table-cell>
          <table:table-cell office:value-type="float" office:value="0.72648181723997296" table:style-name="ce1">
            <text:p>0,726481817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.28295898109661" table:style-name="ce1">
            <text:p>3,282958981</text:p>
          </table:table-cell>
          <table:table-cell office:value-type="float" office:value="0.67424669795749503" table:style-name="ce1">
            <text:p>0,674246698</text:p>
          </table:table-cell>
          <table:table-cell office:value-type="float" office:value="-0.57731694421107604" table:style-name="ce1">
            <text:p>-0,577316944</text:p>
          </table:table-cell>
          <table:table-cell office:value-type="float" office:value="0.60273354362783804" table:style-name="ce1">
            <text:p>0,602733544</text:p>
          </table:table-cell>
          <table:table-cell table:number-columns-repeated="16379"/>
        </table:table-row>
        <table:table-row table:style-name="ro1">
          <table:table-cell office:value-type="float" office:value="74.5" table:style-name="ce1">
            <text:p>74,5</text:p>
          </table:table-cell>
          <table:table-cell office:value-type="float" office:value="2.8270015655715302" table:style-name="ce1">
            <text:p>2,827001566</text:p>
          </table:table-cell>
          <table:table-cell office:value-type="float" office:value="0.71814239723732598" table:style-name="ce1">
            <text:p>0,718142397</text:p>
          </table:table-cell>
          <table:table-cell office:value-type="float" office:value="-0.30448365818248502" table:style-name="ce1">
            <text:p>-0,304483658</text:p>
          </table:table-cell>
          <table:table-cell office:value-type="float" office:value="0.71606045486979397" table:style-name="ce1">
            <text:p>0,716060455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.1075157481060698" table:style-name="ce1">
            <text:p>3,107515748</text:p>
          </table:table-cell>
          <table:table-cell office:value-type="float" office:value="0.68875154315954801" table:style-name="ce1">
            <text:p>0,688751543</text:p>
          </table:table-cell>
          <table:table-cell office:value-type="float" office:value="-0.49061414584715601" table:style-name="ce1">
            <text:p>-0,490614146</text:p>
          </table:table-cell>
          <table:table-cell office:value-type="float" office:value="0.64486644456475894" table:style-name="ce1">
            <text:p>0,644866445</text:p>
          </table:table-cell>
          <table:table-cell table:number-columns-repeated="16379"/>
        </table:table-row>
        <table:table-row table:style-name="ro1">
          <table:table-cell office:value-type="float" office:value="75.5" table:style-name="ce1">
            <text:p>75,5</text:p>
          </table:table-cell>
          <table:table-cell office:value-type="float" office:value="3.0079784761999599" table:style-name="ce1">
            <text:p>3,007978476</text:p>
          </table:table-cell>
          <table:table-cell office:value-type="float" office:value="0.70398085433324098" table:style-name="ce1">
            <text:p>0,703980854</text:p>
          </table:table-cell>
          <table:table-cell office:value-type="float" office:value="-0.45362197241077701" table:style-name="ce1">
            <text:p>-0,453621972</text:p>
          </table:table-cell>
          <table:table-cell office:value-type="float" office:value="0.66427136758999905" table:style-name="ce1">
            <text:p>0,664271368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.1845857659830399" table:style-name="ce1">
            <text:p>3,184585766</text:p>
          </table:table-cell>
          <table:table-cell office:value-type="float" office:value="0.67902121117810399" table:style-name="ce1">
            <text:p>0,679021211</text:p>
          </table:table-cell>
          <table:table-cell office:value-type="float" office:value="-0.52707300715087302" table:style-name="ce1">
            <text:p>-0,527073007</text:p>
          </table:table-cell>
          <table:table-cell office:value-type="float" office:value="0.62595805763398404" table:style-name="ce1">
            <text:p>0,625958058</text:p>
          </table:table-cell>
          <table:table-cell table:number-columns-repeated="16379"/>
        </table:table-row>
        <table:table-row table:style-name="ro1">
          <table:table-cell office:value-type="float" office:value="76.5" table:style-name="ce1">
            <text:p>76,5</text:p>
          </table:table-cell>
          <table:table-cell office:value-type="float" office:value="2.79012635171493" table:style-name="ce1">
            <text:p>2,790126352</text:p>
          </table:table-cell>
          <table:table-cell office:value-type="float" office:value="0.72891499403209004" table:style-name="ce1">
            <text:p>0,728914994</text:p>
          </table:table-cell>
          <table:table-cell office:value-type="float" office:value="-0.31342899779843097" table:style-name="ce1">
            <text:p>-0,313428998</text:p>
          </table:table-cell>
          <table:table-cell office:value-type="float" office:value="0.72499020020350502" table:style-name="ce1">
            <text:p>0,7249902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.16934771303097" table:style-name="ce1">
            <text:p>3,169347713</text:p>
          </table:table-cell>
          <table:table-cell office:value-type="float" office:value="0.68682026671552099" table:style-name="ce1">
            <text:p>0,686820267</text:p>
          </table:table-cell>
          <table:table-cell office:value-type="float" office:value="-0.52292932634043698" table:style-name="ce1">
            <text:p>-0,522929326</text:p>
          </table:table-cell>
          <table:table-cell office:value-type="float" office:value="0.63501103011975701" table:style-name="ce1">
            <text:p>0,63501103</text:p>
          </table:table-cell>
          <table:table-cell table:number-columns-repeated="16379"/>
        </table:table-row>
        <table:table-row table:style-name="ro1">
          <table:table-cell office:value-type="float" office:value="77.5" table:style-name="ce1">
            <text:p>77,5</text:p>
          </table:table-cell>
          <table:table-cell office:value-type="float" office:value="3.0129207052859299" table:style-name="ce1">
            <text:p>3,012920705</text:p>
          </table:table-cell>
          <table:table-cell office:value-type="float" office:value="0.69868246519919497" table:style-name="ce1">
            <text:p>0,698682465</text:p>
          </table:table-cell>
          <table:table-cell office:value-type="float" office:value="-0.47880472598755802" table:style-name="ce1">
            <text:p>-0,478804726</text:p>
          </table:table-cell>
          <table:table-cell office:value-type="float" office:value="0.65218352552636705" table:style-name="ce1">
            <text:p>0,652183526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.0091997326982098" table:style-name="ce1">
            <text:p>3,009199733</text:p>
          </table:table-cell>
          <table:table-cell office:value-type="float" office:value="0.710509821256327" table:style-name="ce1">
            <text:p>0,710509821</text:p>
          </table:table-cell>
          <table:table-cell office:value-type="float" office:value="-0.372058680414659" table:style-name="ce1">
            <text:p>-0,37205868</text:p>
          </table:table-cell>
          <table:table-cell office:value-type="float" office:value="0.698404198712956" table:style-name="ce1">
            <text:p>0,698404199</text:p>
          </table:table-cell>
          <table:table-cell table:number-columns-repeated="16379"/>
        </table:table-row>
        <table:table-row table:style-name="ro1">
          <table:table-cell office:value-type="float" office:value="78.5" table:style-name="ce1">
            <text:p>78,5</text:p>
          </table:table-cell>
          <table:table-cell office:value-type="float" office:value="3.0187161487549901" table:style-name="ce1">
            <text:p>3,018716149</text:p>
          </table:table-cell>
          <table:table-cell office:value-type="float" office:value="0.69149377049232896" table:style-name="ce1">
            <text:p>0,69149377</text:p>
          </table:table-cell>
          <table:table-cell office:value-type="float" office:value="-0.49474983445102799" table:style-name="ce1">
            <text:p>-0,494749834</text:p>
          </table:table-cell>
          <table:table-cell office:value-type="float" office:value="0.63876165693561704" table:style-name="ce1">
            <text:p>0,638761657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.2820677313622801" table:style-name="ce1">
            <text:p>3,282067731</text:p>
          </table:table-cell>
          <table:table-cell office:value-type="float" office:value="0.66752683469006302" table:style-name="ce1">
            <text:p>0,667526835</text:p>
          </table:table-cell>
          <table:table-cell office:value-type="float" office:value="-0.59972694139749605" table:style-name="ce1">
            <text:p>-0,599726941</text:p>
          </table:table-cell>
          <table:table-cell office:value-type="float" office:value="0.59199664831579502" table:style-name="ce1">
            <text:p>0,591996648</text:p>
          </table:table-cell>
          <table:table-cell table:number-columns-repeated="16379"/>
        </table:table-row>
        <table:table-row table:style-name="ro1">
          <table:table-cell office:value-type="float" office:value="79.5" table:style-name="ce1">
            <text:p>79,5</text:p>
          </table:table-cell>
          <table:table-cell office:value-type="float" office:value="3.3689226090314" table:style-name="ce1">
            <text:p>3,368922609</text:p>
          </table:table-cell>
          <table:table-cell office:value-type="float" office:value="0.65173959978770701" table:style-name="ce1">
            <text:p>0,6517396</text:p>
          </table:table-cell>
          <table:table-cell office:value-type="float" office:value="-0.60904452460621605" table:style-name="ce1">
            <text:p>-0,609044525</text:p>
          </table:table-cell>
          <table:table-cell office:value-type="float" office:value="0.57486743899313897" table:style-name="ce1">
            <text:p>0,574867439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.0729549979670101" table:style-name="ce1">
            <text:p>3,072954998</text:p>
          </table:table-cell>
          <table:table-cell office:value-type="float" office:value="0.69504712737103203" table:style-name="ce1">
            <text:p>0,695047127</text:p>
          </table:table-cell>
          <table:table-cell office:value-type="float" office:value="-0.489226194068485" table:style-name="ce1">
            <text:p>-0,489226194</text:p>
          </table:table-cell>
          <table:table-cell office:value-type="float" office:value="0.64851652832759199" table:style-name="ce1">
            <text:p>0,648516528</text:p>
          </table:table-cell>
          <table:table-cell table:number-columns-repeated="16379"/>
        </table:table-row>
        <table:table-row table:style-name="ro1">
          <table:table-cell office:value-type="float" office:value="80.5" table:style-name="ce1">
            <text:p>80,5</text:p>
          </table:table-cell>
          <table:table-cell office:value-type="float" office:value="3.1383499583864798" table:style-name="ce1">
            <text:p>3,138349958</text:p>
          </table:table-cell>
          <table:table-cell office:value-type="float" office:value="0.70192309905002104" table:style-name="ce1">
            <text:p>0,701923099</text:p>
          </table:table-cell>
          <table:table-cell office:value-type="float" office:value="-0.49508479335947603" table:style-name="ce1">
            <text:p>-0,495084793</text:p>
          </table:table-cell>
          <table:table-cell office:value-type="float" office:value="0.65107229274094003" table:style-name="ce1">
            <text:p>0,651072293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.1468948255476299" table:style-name="ce1">
            <text:p>3,146894826</text:p>
          </table:table-cell>
          <table:table-cell office:value-type="float" office:value="0.69340125866783497" table:style-name="ce1">
            <text:p>0,693401259</text:p>
          </table:table-cell>
          <table:table-cell office:value-type="float" office:value="-0.47824166569819498" table:style-name="ce1">
            <text:p>-0,478241666</text:p>
          </table:table-cell>
          <table:table-cell office:value-type="float" office:value="0.65133007686826505" table:style-name="ce1">
            <text:p>0,651330077</text:p>
          </table:table-cell>
          <table:table-cell table:number-columns-repeated="16379"/>
        </table:table-row>
        <table:table-row table:style-name="ro1">
          <table:table-cell office:value-type="float" office:value="81.5" table:style-name="ce1">
            <text:p>81,5</text:p>
          </table:table-cell>
          <table:table-cell office:value-type="float" office:value="3.4456201451480801" table:style-name="ce1">
            <text:p>3,445620145</text:p>
          </table:table-cell>
          <table:table-cell office:value-type="float" office:value="0.65215825255118798" table:style-name="ce1">
            <text:p>0,652158253</text:p>
          </table:table-cell>
          <table:table-cell office:value-type="float" office:value="-0.65748163521855196" table:style-name="ce1">
            <text:p>-0,657481635</text:p>
          </table:table-cell>
          <table:table-cell office:value-type="float" office:value="0.56535746785625696" table:style-name="ce1">
            <text:p>0,565357468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.4719378027444998" table:style-name="ce1">
            <text:p>3,471937803</text:p>
          </table:table-cell>
          <table:table-cell office:value-type="float" office:value="0.64938606590279602" table:style-name="ce1">
            <text:p>0,649386066</text:p>
          </table:table-cell>
          <table:table-cell office:value-type="float" office:value="-0.63174267820910901" table:style-name="ce1">
            <text:p>-0,631742678</text:p>
          </table:table-cell>
          <table:table-cell office:value-type="float" office:value="0.56990569101315702" table:style-name="ce1">
            <text:p>0,569905691</text:p>
          </table:table-cell>
          <table:table-cell table:number-columns-repeated="16379"/>
        </table:table-row>
        <table:table-row table:style-name="ro1">
          <table:table-cell office:value-type="float" office:value="82.5" table:style-name="ce1">
            <text:p>82,5</text:p>
          </table:table-cell>
          <table:table-cell office:value-type="float" office:value="3.2124932944937501" table:style-name="ce1">
            <text:p>3,212493294</text:p>
          </table:table-cell>
          <table:table-cell office:value-type="float" office:value="0.674692988072222" table:style-name="ce1">
            <text:p>0,674692988</text:p>
          </table:table-cell>
          <table:table-cell office:value-type="float" office:value="-0.58338214088190699" table:style-name="ce1">
            <text:p>-0,583382141</text:p>
          </table:table-cell>
          <table:table-cell office:value-type="float" office:value="0.60455934627286601" table:style-name="ce1">
            <text:p>0,604559346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.5415589968722698" table:style-name="ce1">
            <text:p>3,541558997</text:p>
          </table:table-cell>
          <table:table-cell office:value-type="float" office:value="0.63546451231045598" table:style-name="ce1">
            <text:p>0,635464512</text:p>
          </table:table-cell>
          <table:table-cell office:value-type="float" office:value="-0.73439807365452403" table:style-name="ce1">
            <text:p>-0,734398074</text:p>
          </table:table-cell>
          <table:table-cell office:value-type="float" office:value="0.52158371904511502" table:style-name="ce1">
            <text:p>0,521583719</text:p>
          </table:table-cell>
          <table:table-cell table:number-columns-repeated="16379"/>
        </table:table-row>
        <table:table-row table:style-name="ro1">
          <table:table-cell office:value-type="float" office:value="83.5" table:style-name="ce1">
            <text:p>83,5</text:p>
          </table:table-cell>
          <table:table-cell office:value-type="float" office:value="3.4215694733848401" table:style-name="ce1">
            <text:p>3,421569473</text:p>
          </table:table-cell>
          <table:table-cell office:value-type="float" office:value="0.65982866908698001" table:style-name="ce1">
            <text:p>0,659828669</text:p>
          </table:table-cell>
          <table:table-cell office:value-type="float" office:value="-0.61017573966599603" table:style-name="ce1">
            <text:p>-0,61017574</text:p>
          </table:table-cell>
          <table:table-cell office:value-type="float" office:value="0.58456750016149805" table:style-name="ce1">
            <text:p>0,5845675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.2512015790683502" table:style-name="ce1">
            <text:p>3,251201579</text:p>
          </table:table-cell>
          <table:table-cell office:value-type="float" office:value="0.67007671674506497" table:style-name="ce1">
            <text:p>0,670076717</text:p>
          </table:table-cell>
          <table:table-cell office:value-type="float" office:value="-0.58627304910348199" table:style-name="ce1">
            <text:p>-0,586273049</text:p>
          </table:table-cell>
          <table:table-cell office:value-type="float" office:value="0.60106208282455498" table:style-name="ce1">
            <text:p>0,601062083</text:p>
          </table:table-cell>
          <table:table-cell table:number-columns-repeated="16379"/>
        </table:table-row>
        <table:table-row table:style-name="ro1">
          <table:table-cell office:value-type="float" office:value="84.5" table:style-name="ce1">
            <text:p>84,5</text:p>
          </table:table-cell>
          <table:table-cell office:value-type="float" office:value="3.4702836075661798" table:style-name="ce1">
            <text:p>3,470283608</text:p>
          </table:table-cell>
          <table:table-cell office:value-type="float" office:value="0.64032736189729" table:style-name="ce1">
            <text:p>0,640327362</text:p>
          </table:table-cell>
          <table:table-cell office:value-type="float" office:value="-0.67856129207734694" table:style-name="ce1">
            <text:p>-0,678561292</text:p>
          </table:table-cell>
          <table:table-cell office:value-type="float" office:value="0.54613137758170205" table:style-name="ce1">
            <text:p>0,546131378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.3383693970958501" table:style-name="ce1">
            <text:p>3,338369397</text:p>
          </table:table-cell>
          <table:table-cell office:value-type="float" office:value="0.66422144028007801" table:style-name="ce1">
            <text:p>0,66422144</text:p>
          </table:table-cell>
          <table:table-cell office:value-type="float" office:value="-0.64592591236655605" table:style-name="ce1">
            <text:p>-0,645925912</text:p>
          </table:table-cell>
          <table:table-cell office:value-type="float" office:value="0.57728332017686101" table:style-name="ce1">
            <text:p>0,57728332</text:p>
          </table:table-cell>
          <table:table-cell table:number-columns-repeated="16379"/>
        </table:table-row>
        <table:table-row table:style-name="ro1">
          <table:table-cell office:value-type="float" office:value="85.5" table:style-name="ce1">
            <text:p>85,5</text:p>
          </table:table-cell>
          <table:table-cell office:value-type="float" office:value="3.8037246797241901" table:style-name="ce1">
            <text:p>3,80372468</text:p>
          </table:table-cell>
          <table:table-cell office:value-type="float" office:value="0.61158059010400101" table:style-name="ce1">
            <text:p>0,61158059</text:p>
          </table:table-cell>
          <table:table-cell office:value-type="float" office:value="-0.82280935288589796" table:style-name="ce1">
            <text:p>-0,822809353</text:p>
          </table:table-cell>
          <table:table-cell office:value-type="float" office:value="0.47473720719706403" table:style-name="ce1">
            <text:p>0,474737207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.3126486578406702" table:style-name="ce1">
            <text:p>3,312648658</text:p>
          </table:table-cell>
          <table:table-cell office:value-type="float" office:value="0.66261362941244895" table:style-name="ce1">
            <text:p>0,662613629</text:p>
          </table:table-cell>
          <table:table-cell office:value-type="float" office:value="-0.61780546492664301" table:style-name="ce1">
            <text:p>-0,617805465</text:p>
          </table:table-cell>
          <table:table-cell office:value-type="float" office:value="0.58071317134007305" table:style-name="ce1">
            <text:p>0,580713171</text:p>
          </table:table-cell>
          <table:table-cell table:number-columns-repeated="16379"/>
        </table:table-row>
        <table:table-row table:style-name="ro1">
          <table:table-cell office:value-type="float" office:value="86.5" table:style-name="ce1">
            <text:p>86,5</text:p>
          </table:table-cell>
          <table:table-cell office:value-type="float" office:value="3.7137254044626098" table:style-name="ce1">
            <text:p>3,713725404</text:p>
          </table:table-cell>
          <table:table-cell office:value-type="float" office:value="0.61994253673716204" table:style-name="ce1">
            <text:p>0,619942537</text:p>
          </table:table-cell>
          <table:table-cell office:value-type="float" office:value="-0.759232247531336" table:style-name="ce1">
            <text:p>-0,759232248</text:p>
          </table:table-cell>
          <table:table-cell office:value-type="float" office:value="0.50503748711238206" table:style-name="ce1">
            <text:p>0,505037487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.2102737270407702" table:style-name="ce1">
            <text:p>3,210273727</text:p>
          </table:table-cell>
          <table:table-cell office:value-type="float" office:value="0.67414036759719198" table:style-name="ce1">
            <text:p>0,674140368</text:p>
          </table:table-cell>
          <table:table-cell office:value-type="float" office:value="-0.54169725315531803" table:style-name="ce1">
            <text:p>-0,541697253</text:p>
          </table:table-cell>
          <table:table-cell office:value-type="float" office:value="0.61868558625354197" table:style-name="ce1">
            <text:p>0,618685586</text:p>
          </table:table-cell>
          <table:table-cell table:number-columns-repeated="16379"/>
        </table:table-row>
        <table:table-row table:style-name="ro1">
          <table:table-cell office:value-type="float" office:value="87.5" table:style-name="ce1">
            <text:p>87,5</text:p>
          </table:table-cell>
          <table:table-cell office:value-type="float" office:value="3.36089176376582" table:style-name="ce1">
            <text:p>3,360891764</text:p>
          </table:table-cell>
          <table:table-cell office:value-type="float" office:value="0.65418155407674405" table:style-name="ce1">
            <text:p>0,654181554</text:p>
          </table:table-cell>
          <table:table-cell office:value-type="float" office:value="-0.64222944721129505" table:style-name="ce1">
            <text:p>-0,642229447</text:p>
          </table:table-cell>
          <table:table-cell office:value-type="float" office:value="0.56838936289245201" table:style-name="ce1">
            <text:p>0,568389363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.7311940388456701" table:style-name="ce1">
            <text:p>3,731194039</text:p>
          </table:table-cell>
          <table:table-cell office:value-type="float" office:value="0.622159977034621" table:style-name="ce1">
            <text:p>0,622159977</text:p>
          </table:table-cell>
          <table:table-cell office:value-type="float" office:value="-0.76300188797452695" table:style-name="ce1">
            <text:p>-0,763001888</text:p>
          </table:table-cell>
          <table:table-cell office:value-type="float" office:value="0.50170122043252596" table:style-name="ce1">
            <text:p>0,50170122</text:p>
          </table:table-cell>
          <table:table-cell table:number-columns-repeated="16379"/>
        </table:table-row>
        <table:table-row table:style-name="ro1">
          <table:table-cell office:value-type="float" office:value="88.5" table:style-name="ce1">
            <text:p>88,5</text:p>
          </table:table-cell>
          <table:table-cell office:value-type="float" office:value="3.7820975414561699" table:style-name="ce1">
            <text:p>3,782097541</text:p>
          </table:table-cell>
          <table:table-cell office:value-type="float" office:value="0.61113866654931304" table:style-name="ce1">
            <text:p>0,611138667</text:p>
          </table:table-cell>
          <table:table-cell office:value-type="float" office:value="-0.79574317921042603" table:style-name="ce1">
            <text:p>-0,795743179</text:p>
          </table:table-cell>
          <table:table-cell office:value-type="float" office:value="0.486858029998542" table:style-name="ce1">
            <text:p>0,48685803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.3386715770275499" table:style-name="ce1">
            <text:p>3,338671577</text:p>
          </table:table-cell>
          <table:table-cell office:value-type="float" office:value="0.66675486507914605" table:style-name="ce1">
            <text:p>0,666754865</text:p>
          </table:table-cell>
          <table:table-cell office:value-type="float" office:value="-0.63239314873177799" table:style-name="ce1">
            <text:p>-0,632393149</text:p>
          </table:table-cell>
          <table:table-cell office:value-type="float" office:value="0.58007981775442996" table:style-name="ce1">
            <text:p>0,580079818</text:p>
          </table:table-cell>
          <table:table-cell table:number-columns-repeated="16379"/>
        </table:table-row>
        <table:table-row table:style-name="ro1">
          <table:table-cell office:value-type="float" office:value="89.5" table:style-name="ce1">
            <text:p>89,5</text:p>
          </table:table-cell>
          <table:table-cell office:value-type="float" office:value="3.6867205998934498" table:style-name="ce1">
            <text:p>3,6867206</text:p>
          </table:table-cell>
          <table:table-cell office:value-type="float" office:value="0.62395989727710199" table:style-name="ce1">
            <text:p>0,623959897</text:p>
          </table:table-cell>
          <table:table-cell office:value-type="float" office:value="-0.77266935802650405" table:style-name="ce1">
            <text:p>-0,772669358</text:p>
          </table:table-cell>
          <table:table-cell office:value-type="float" office:value="0.50019262057825498" table:style-name="ce1">
            <text:p>0,500192621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.5461397742526999" table:style-name="ce1">
            <text:p>3,546139774</text:p>
          </table:table-cell>
          <table:table-cell office:value-type="float" office:value="0.63640306876503605" table:style-name="ce1">
            <text:p>0,636403069</text:p>
          </table:table-cell>
          <table:table-cell office:value-type="float" office:value="-0.728538685258449" table:style-name="ce1">
            <text:p>-0,728538685</text:p>
          </table:table-cell>
          <table:table-cell office:value-type="float" office:value="0.53246258372480704" table:style-name="ce1">
            <text:p>0,532462584</text:p>
          </table:table-cell>
          <table:table-cell table:number-columns-repeated="16379"/>
        </table:table-row>
        <table:table-row table:style-name="ro1">
          <table:table-cell office:value-type="float" office:value="90.5" table:style-name="ce1">
            <text:p>90,5</text:p>
          </table:table-cell>
          <table:table-cell office:value-type="float" office:value="3.9626161623953" table:style-name="ce1">
            <text:p>3,962616162</text:p>
          </table:table-cell>
          <table:table-cell office:value-type="float" office:value="0.59709293092791704" table:style-name="ce1">
            <text:p>0,597092931</text:p>
          </table:table-cell>
          <table:table-cell office:value-type="float" office:value="-0.85849882227709795" table:style-name="ce1">
            <text:p>-0,858498822</text:p>
          </table:table-cell>
          <table:table-cell office:value-type="float" office:value="0.45258109079883702" table:style-name="ce1">
            <text:p>0,452581091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.8411664208756902" table:style-name="ce1">
            <text:p>3,841166421</text:p>
          </table:table-cell>
          <table:table-cell office:value-type="float" office:value="0.60908218257096303" table:style-name="ce1">
            <text:p>0,609082183</text:p>
          </table:table-cell>
          <table:table-cell office:value-type="float" office:value="-0.790409196863472" table:style-name="ce1">
            <text:p>-0,790409197</text:p>
          </table:table-cell>
          <table:table-cell office:value-type="float" office:value="0.48765447991348099" table:style-name="ce1">
            <text:p>0,48765448</text:p>
          </table:table-cell>
          <table:table-cell table:number-columns-repeated="16379"/>
        </table:table-row>
        <table:table-row table:style-name="ro1">
          <table:table-cell office:value-type="float" office:value="91.5" table:style-name="ce1">
            <text:p>91,5</text:p>
          </table:table-cell>
          <table:table-cell office:value-type="float" office:value="4.3426008656497803" table:style-name="ce1">
            <text:p>4,342600866</text:p>
          </table:table-cell>
          <table:table-cell office:value-type="float" office:value="0.553227103040831" table:style-name="ce1">
            <text:p>0,553227103</text:p>
          </table:table-cell>
          <table:table-cell office:value-type="float" office:value="-1.0125073335169801" table:style-name="ce1">
            <text:p>-1,012507334</text:p>
          </table:table-cell>
          <table:table-cell office:value-type="float" office:value="0.36877795112064898" table:style-name="ce1">
            <text:p>0,368777951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.7227981656073301" table:style-name="ce1">
            <text:p>3,722798166</text:p>
          </table:table-cell>
          <table:table-cell office:value-type="float" office:value="0.61772412349967099" table:style-name="ce1">
            <text:p>0,617724123</text:p>
          </table:table-cell>
          <table:table-cell office:value-type="float" office:value="-0.77187347248385196" table:style-name="ce1">
            <text:p>-0,771873472</text:p>
          </table:table-cell>
          <table:table-cell office:value-type="float" office:value="0.50019006259764998" table:style-name="ce1">
            <text:p>0,500190063</text:p>
          </table:table-cell>
          <table:table-cell table:number-columns-repeated="16379"/>
        </table:table-row>
        <table:table-row table:style-name="ro1">
          <table:table-cell office:value-type="float" office:value="92.5" table:style-name="ce1">
            <text:p>92,5</text:p>
          </table:table-cell>
          <table:table-cell office:value-type="float" office:value="3.68227800188295" table:style-name="ce1">
            <text:p>3,682278002</text:p>
          </table:table-cell>
          <table:table-cell office:value-type="float" office:value="0.61886573832797198" table:style-name="ce1">
            <text:p>0,618865738</text:p>
          </table:table-cell>
          <table:table-cell office:value-type="float" office:value="-0.80044148828069706" table:style-name="ce1">
            <text:p>-0,800441488</text:p>
          </table:table-cell>
          <table:table-cell office:value-type="float" office:value="0.49164210517359902" table:style-name="ce1">
            <text:p>0,491642105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.76951357679323" table:style-name="ce1">
            <text:p>3,769513577</text:p>
          </table:table-cell>
          <table:table-cell office:value-type="float" office:value="0.60615301639360397" table:style-name="ce1">
            <text:p>0,606153016</text:p>
          </table:table-cell>
          <table:table-cell office:value-type="float" office:value="-0.81928557202062802" table:style-name="ce1">
            <text:p>-0,819285572</text:p>
          </table:table-cell>
          <table:table-cell office:value-type="float" office:value="0.47539557381157799" table:style-name="ce1">
            <text:p>0,475395574</text:p>
          </table:table-cell>
          <table:table-cell table:number-columns-repeated="16379"/>
        </table:table-row>
        <table:table-row table:style-name="ro1">
          <table:table-cell office:value-type="float" office:value="93.5" table:style-name="ce1">
            <text:p>93,5</text:p>
          </table:table-cell>
          <table:table-cell office:value-type="float" office:value="3.8831294226124999" table:style-name="ce1">
            <text:p>3,883129423</text:p>
          </table:table-cell>
          <table:table-cell office:value-type="float" office:value="0.60176680636284496" table:style-name="ce1">
            <text:p>0,601766806</text:p>
          </table:table-cell>
          <table:table-cell office:value-type="float" office:value="-0.83724325520115495" table:style-name="ce1">
            <text:p>-0,837243255</text:p>
          </table:table-cell>
          <table:table-cell office:value-type="float" office:value="0.46686132070985098" table:style-name="ce1">
            <text:p>0,466861321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.7092730171930799" table:style-name="ce1">
            <text:p>3,709273017</text:p>
          </table:table-cell>
          <table:table-cell office:value-type="float" office:value="0.61897256004392098" table:style-name="ce1">
            <text:p>0,61897256</text:p>
          </table:table-cell>
          <table:table-cell office:value-type="float" office:value="-0.80389894056759703" table:style-name="ce1">
            <text:p>-0,803898941</text:p>
          </table:table-cell>
          <table:table-cell office:value-type="float" office:value="0.49103789511828499" table:style-name="ce1">
            <text:p>0,491037895</text:p>
          </table:table-cell>
          <table:table-cell table:number-columns-repeated="16379"/>
        </table:table-row>
        <table:table-row table:style-name="ro1">
          <table:table-cell office:value-type="float" office:value="94.5" table:style-name="ce1">
            <text:p>94,5</text:p>
          </table:table-cell>
          <table:table-cell office:value-type="float" office:value="3.7528122986513601" table:style-name="ce1">
            <text:p>3,752812299</text:p>
          </table:table-cell>
          <table:table-cell office:value-type="float" office:value="0.61661512515264705" table:style-name="ce1">
            <text:p>0,616615125</text:p>
          </table:table-cell>
          <table:table-cell office:value-type="float" office:value="-0.77766486965332204" table:style-name="ce1">
            <text:p>-0,77766487</text:p>
          </table:table-cell>
          <table:table-cell office:value-type="float" office:value="0.49988108028165801" table:style-name="ce1">
            <text:p>0,49988108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.7512795733922899" table:style-name="ce1">
            <text:p>3,751279573</text:p>
          </table:table-cell>
          <table:table-cell office:value-type="float" office:value="0.61270859276686696" table:style-name="ce1">
            <text:p>0,612708593</text:p>
          </table:table-cell>
          <table:table-cell office:value-type="float" office:value="-0.81447432551257504" table:style-name="ce1">
            <text:p>-0,814474326</text:p>
          </table:table-cell>
          <table:table-cell office:value-type="float" office:value="0.482200153111281" table:style-name="ce1">
            <text:p>0,482200153</text:p>
          </table:table-cell>
          <table:table-cell table:number-columns-repeated="16379"/>
        </table:table-row>
        <table:table-row table:style-name="ro1">
          <table:table-cell office:value-type="float" office:value="95.5" table:style-name="ce1">
            <text:p>95,5</text:p>
          </table:table-cell>
          <table:table-cell office:value-type="float" office:value="3.9981377689778101" table:style-name="ce1">
            <text:p>3,998137769</text:p>
          </table:table-cell>
          <table:table-cell office:value-type="float" office:value="0.59118277129291696" table:style-name="ce1">
            <text:p>0,591182771</text:p>
          </table:table-cell>
          <table:table-cell office:value-type="float" office:value="-0.86601796641652595" table:style-name="ce1">
            <text:p>-0,866017966</text:p>
          </table:table-cell>
          <table:table-cell office:value-type="float" office:value="0.45015622562313801" table:style-name="ce1">
            <text:p>0,450156226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.94977647800799" table:style-name="ce1">
            <text:p>3,949776478</text:p>
          </table:table-cell>
          <table:table-cell office:value-type="float" office:value="0.59566351470912104" table:style-name="ce1">
            <text:p>0,595663515</text:p>
          </table:table-cell>
          <table:table-cell office:value-type="float" office:value="-0.84581225836143104" table:style-name="ce1">
            <text:p>-0,845812258</text:p>
          </table:table-cell>
          <table:table-cell office:value-type="float" office:value="0.45532638454860402" table:style-name="ce1">
            <text:p>0,455326385</text:p>
          </table:table-cell>
          <table:table-cell table:number-columns-repeated="16379"/>
        </table:table-row>
        <table:table-row table:style-name="ro1">
          <table:table-cell office:value-type="float" office:value="96.5" table:style-name="ce1">
            <text:p>96,5</text:p>
          </table:table-cell>
          <table:table-cell office:value-type="float" office:value="4.0813122547299896" table:style-name="ce1">
            <text:p>4,081312255</text:p>
          </table:table-cell>
          <table:table-cell office:value-type="float" office:value="0.58242211655406695" table:style-name="ce1">
            <text:p>0,582422117</text:p>
          </table:table-cell>
          <table:table-cell office:value-type="float" office:value="-0.92553685010576103" table:style-name="ce1">
            <text:p>-0,92553685</text:p>
          </table:table-cell>
          <table:table-cell office:value-type="float" office:value="0.421343805955541" table:style-name="ce1">
            <text:p>0,421343806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.8255165335528001" table:style-name="ce1">
            <text:p>3,825516534</text:p>
          </table:table-cell>
          <table:table-cell office:value-type="float" office:value="0.60613457731877096" table:style-name="ce1">
            <text:p>0,606134577</text:p>
          </table:table-cell>
          <table:table-cell office:value-type="float" office:value="-0.80085334455749801" table:style-name="ce1">
            <text:p>-0,800853345</text:p>
          </table:table-cell>
          <table:table-cell office:value-type="float" office:value="0.48605040302615199" table:style-name="ce1">
            <text:p>0,486050403</text:p>
          </table:table-cell>
          <table:table-cell table:number-columns-repeated="16379"/>
        </table:table-row>
        <table:table-row table:style-name="ro1">
          <table:table-cell office:value-type="float" office:value="97.5" table:style-name="ce1">
            <text:p>97,5</text:p>
          </table:table-cell>
          <table:table-cell office:value-type="float" office:value="4.0672244965804198" table:style-name="ce1">
            <text:p>4,067224497</text:p>
          </table:table-cell>
          <table:table-cell office:value-type="float" office:value="0.58670384409149401" table:style-name="ce1">
            <text:p>0,586703844</text:p>
          </table:table-cell>
          <table:table-cell office:value-type="float" office:value="-0.89627968170097705" table:style-name="ce1">
            <text:p>-0,896279682</text:p>
          </table:table-cell>
          <table:table-cell office:value-type="float" office:value="0.43540341940149901" table:style-name="ce1">
            <text:p>0,435403419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.1613530186574597" table:style-name="ce1">
            <text:p>4,161353019</text:p>
          </table:table-cell>
          <table:table-cell office:value-type="float" office:value="0.576911709810915" table:style-name="ce1">
            <text:p>0,57691171</text:p>
          </table:table-cell>
          <table:table-cell office:value-type="float" office:value="-0.943054185461628" table:style-name="ce1">
            <text:p>-0,943054185</text:p>
          </table:table-cell>
          <table:table-cell office:value-type="float" office:value="0.410254933219662" table:style-name="ce1">
            <text:p>0,410254933</text:p>
          </table:table-cell>
          <table:table-cell table:number-columns-repeated="16379"/>
        </table:table-row>
        <table:table-row table:style-name="ro1">
          <table:table-cell office:value-type="float" office:value="98.5" table:style-name="ce1">
            <text:p>98,5</text:p>
          </table:table-cell>
          <table:table-cell office:value-type="float" office:value="4.2904202345748699" table:style-name="ce1">
            <text:p>4,290420235</text:p>
          </table:table-cell>
          <table:table-cell office:value-type="float" office:value="0.55938455284220501" table:style-name="ce1">
            <text:p>0,559384553</text:p>
          </table:table-cell>
          <table:table-cell office:value-type="float" office:value="-0.98174634795625304" table:style-name="ce1">
            <text:p>-0,981746348</text:p>
          </table:table-cell>
          <table:table-cell office:value-type="float" office:value="0.38351204161452901" table:style-name="ce1">
            <text:p>0,383512042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.0461510659537696" table:style-name="ce1">
            <text:p>4,046151066</text:p>
          </table:table-cell>
          <table:table-cell office:value-type="float" office:value="0.58428403453035405" table:style-name="ce1">
            <text:p>0,584284035</text:p>
          </table:table-cell>
          <table:table-cell office:value-type="float" office:value="-0.90613077416160803" table:style-name="ce1">
            <text:p>-0,906130774</text:p>
          </table:table-cell>
          <table:table-cell office:value-type="float" office:value="0.42752097341703599" table:style-name="ce1">
            <text:p>0,427520973</text:p>
          </table:table-cell>
          <table:table-cell table:number-columns-repeated="16379"/>
        </table:table-row>
        <table:table-row table:style-name="ro1">
          <table:table-cell office:value-type="float" office:value="99.5" table:style-name="ce1">
            <text:p>99,5</text:p>
          </table:table-cell>
          <table:table-cell office:value-type="float" office:value="4.4195109629650799" table:style-name="ce1">
            <text:p>4,419510963</text:p>
          </table:table-cell>
          <table:table-cell office:value-type="float" office:value="0.54906031359754104" table:style-name="ce1">
            <text:p>0,549060314</text:p>
          </table:table-cell>
          <table:table-cell office:value-type="float" office:value="-1.0288483475618999" table:style-name="ce1">
            <text:p>-1,028848348</text:p>
          </table:table-cell>
          <table:table-cell office:value-type="float" office:value="0.36433376799969502" table:style-name="ce1">
            <text:p>0,364333768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.3266153352722103" table:style-name="ce1">
            <text:p>4,326615335</text:p>
          </table:table-cell>
          <table:table-cell office:value-type="float" office:value="0.55618393930048304" table:style-name="ce1">
            <text:p>0,556183939</text:p>
          </table:table-cell>
          <table:table-cell office:value-type="float" office:value="-1.00257702113807" table:style-name="ce1">
            <text:p>-1,002577021</text:p>
          </table:table-cell>
          <table:table-cell office:value-type="float" office:value="0.37962747711764899" table:style-name="ce1">
            <text:p>0,379627477</text:p>
          </table:table-cell>
          <table:table-cell table:number-columns-repeated="16379"/>
        </table:table-row>
        <table:table-row table:style-name="ro1">
          <table:table-cell office:value-type="float" office:value="100.5" table:style-name="ce1">
            <text:p>100,5</text:p>
          </table:table-cell>
          <table:table-cell office:value-type="float" office:value="4.0712337023183798" table:style-name="ce1">
            <text:p>4,071233702</text:p>
          </table:table-cell>
          <table:table-cell office:value-type="float" office:value="0.58477528234839504" table:style-name="ce1">
            <text:p>0,584775282</text:p>
          </table:table-cell>
          <table:table-cell office:value-type="float" office:value="-0.88968520506714599" table:style-name="ce1">
            <text:p>-0,889685205</text:p>
          </table:table-cell>
          <table:table-cell office:value-type="float" office:value="0.43666232876122202" table:style-name="ce1">
            <text:p>0,436662329</text:p>
          </table:table-cell>
          <table:table-cell table:number-columns-repeated="1637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4.0651516822346503" table:style-name="ce1">
            <text:p>4,065151682</text:p>
          </table:table-cell>
          <table:table-cell office:value-type="float" office:value="0.58244539104612902" table:style-name="ce1">
            <text:p>0,582445391</text:p>
          </table:table-cell>
          <table:table-cell office:value-type="float" office:value="-0.935182148305158" table:style-name="ce1">
            <text:p>-0,935182148</text:p>
          </table:table-cell>
          <table:table-cell office:value-type="float" office:value="0.41901536287969099" table:style-name="ce1">
            <text:p>0,419015363</text:p>
          </table:table-cell>
          <table:table-cell table:number-columns-repeated="16379"/>
        </table:table-row>
        <table:table-row table:style-name="ro2">
          <table:table-cell office:value-type="float" office:value="101.5" table:style-name="ce1">
            <text:p>101,5</text:p>
          </table:table-cell>
          <table:table-cell office:value-type="float" office:value="4.2598235643970499" table:style-name="ce1">
            <text:p>4,259823564</text:p>
          </table:table-cell>
          <table:table-cell office:value-type="float" office:value="0.56630652071554899" table:style-name="ce1">
            <text:p>0,566306521</text:p>
          </table:table-cell>
          <table:table-cell office:value-type="float" office:value="-0.97482153381456405" table:style-name="ce1">
            <text:p>-0,974821534</text:p>
          </table:table-cell>
          <table:table-cell office:value-type="float" office:value="0.39111557030169403" table:style-name="ce1">
            <text:p>0,39111557</text:p>
          </table:table-cell>
          <table:table-cell table:number-columns-repeated="1637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4.3250103077406301" table:style-name="ce1">
            <text:p>4,325010308</text:p>
          </table:table-cell>
          <table:table-cell office:value-type="float" office:value="0.55566929189304803" table:style-name="ce1">
            <text:p>0,555669292</text:p>
          </table:table-cell>
          <table:table-cell office:value-type="float" office:value="-1.0137083646737199" table:style-name="ce1">
            <text:p>-1,013708365</text:p>
          </table:table-cell>
          <table:table-cell office:value-type="float" office:value="0.37727472919167399" table:style-name="ce1">
            <text:p>0,377274729</text:p>
          </table:table-cell>
          <table:table-cell table:number-columns-repeated="16379"/>
        </table:table-row>
        <table:table-row table:style-name="ro1">
          <table:table-cell office:value-type="float" office:value="102.5" table:style-name="ce1">
            <text:p>102,5</text:p>
          </table:table-cell>
          <table:table-cell office:value-type="float" office:value="4.4367815633353498" table:style-name="ce1">
            <text:p>4,436781563</text:p>
          </table:table-cell>
          <table:table-cell office:value-type="float" office:value="0.54440746692100705" table:style-name="ce1">
            <text:p>0,544407467</text:p>
          </table:table-cell>
          <table:table-cell office:value-type="float" office:value="-1.0462690203738501" table:style-name="ce1">
            <text:p>-1,04626902</text:p>
          </table:table-cell>
          <table:table-cell office:value-type="float" office:value="0.35528052746691902" table:style-name="ce1">
            <text:p>0,355280527</text:p>
          </table:table-cell>
          <table:table-cell table:number-columns-repeated="1637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.1032495373176596" table:style-name="ce1">
            <text:p>4,103249537</text:p>
          </table:table-cell>
          <table:table-cell office:value-type="float" office:value="0.57751246109657195" table:style-name="ce1">
            <text:p>0,577512461</text:p>
          </table:table-cell>
          <table:table-cell office:value-type="float" office:value="-0.92275694121338203" table:style-name="ce1">
            <text:p>-0,922756941</text:p>
          </table:table-cell>
          <table:table-cell office:value-type="float" office:value="0.42488526594947801" table:style-name="ce1">
            <text:p>0,424885266</text:p>
          </table:table-cell>
          <table:table-cell table:number-columns-repeated="16379"/>
        </table:table-row>
        <table:table-row table:style-name="ro1">
          <table:table-cell office:value-type="float" office:value="103.5" table:style-name="ce1">
            <text:p>103,5</text:p>
          </table:table-cell>
          <table:table-cell office:value-type="float" office:value="4.0098437274657099" table:style-name="ce1">
            <text:p>4,009843727</text:p>
          </table:table-cell>
          <table:table-cell office:value-type="float" office:value="0.58712273605994603" table:style-name="ce1">
            <text:p>0,587122736</text:p>
          </table:table-cell>
          <table:table-cell office:value-type="float" office:value="-0.93047847645621895" table:style-name="ce1">
            <text:p>-0,930478476</text:p>
          </table:table-cell>
          <table:table-cell office:value-type="float" office:value="0.41811698846985501" table:style-name="ce1">
            <text:p>0,418116988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4.1007063931969796" table:style-name="ce1">
            <text:p>4,100706393</text:p>
          </table:table-cell>
          <table:table-cell office:value-type="float" office:value="0.57815046906935796" table:style-name="ce1">
            <text:p>0,578150469</text:p>
          </table:table-cell>
          <table:table-cell office:value-type="float" office:value="-0.92768988402789299" table:style-name="ce1">
            <text:p>-0,927689884</text:p>
          </table:table-cell>
          <table:table-cell office:value-type="float" office:value="0.41626443517382899" table:style-name="ce1">
            <text:p>0,416264435</text:p>
          </table:table-cell>
          <table:table-cell table:number-columns-repeated="16379"/>
        </table:table-row>
        <table:table-row table:style-name="ro1">
          <table:table-cell office:value-type="float" office:value="104.5" table:style-name="ce1">
            <text:p>104,5</text:p>
          </table:table-cell>
          <table:table-cell office:value-type="float" office:value="4.4278043018250397" table:style-name="ce1">
            <text:p>4,427804302</text:p>
          </table:table-cell>
          <table:table-cell office:value-type="float" office:value="0.54987620869845599" table:style-name="ce1">
            <text:p>0,549876209</text:p>
          </table:table-cell>
          <table:table-cell office:value-type="float" office:value="-1.0294008374260399" table:style-name="ce1">
            <text:p>-1,029400837</text:p>
          </table:table-cell>
          <table:table-cell office:value-type="float" office:value="0.36332515852665598" table:style-name="ce1">
            <text:p>0,363325159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.5154455528270496" table:style-name="ce1">
            <text:p>4,515445553</text:p>
          </table:table-cell>
          <table:table-cell office:value-type="float" office:value="0.54208509214480005" table:style-name="ce1">
            <text:p>0,542085092</text:p>
          </table:table-cell>
          <table:table-cell office:value-type="float" office:value="-1.05794937038365" table:style-name="ce1">
            <text:p>-1,05794937</text:p>
          </table:table-cell>
          <table:table-cell office:value-type="float" office:value="0.34257477491805599" table:style-name="ce1">
            <text:p>0,342574775</text:p>
          </table:table-cell>
          <table:table-cell table:number-columns-repeated="16379"/>
        </table:table-row>
        <table:table-row table:style-name="ro1">
          <table:table-cell office:value-type="float" office:value="105.5" table:style-name="ce1">
            <text:p>105,5</text:p>
          </table:table-cell>
          <table:table-cell office:value-type="float" office:value="4.2808089959523903" table:style-name="ce1">
            <text:p>4,280808996</text:p>
          </table:table-cell>
          <table:table-cell office:value-type="float" office:value="0.55867467218230205" table:style-name="ce1">
            <text:p>0,558674672</text:p>
          </table:table-cell>
          <table:table-cell office:value-type="float" office:value="-0.998004753744267" table:style-name="ce1">
            <text:p>-0,998004754</text:p>
          </table:table-cell>
          <table:table-cell office:value-type="float" office:value="0.386940143971161" table:style-name="ce1">
            <text:p>0,386940144</text:p>
          </table:table-cell>
          <table:table-cell table:number-columns-repeated="1637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4.3985677805698202" table:style-name="ce1">
            <text:p>4,398567781</text:p>
          </table:table-cell>
          <table:table-cell office:value-type="float" office:value="0.54888640923849596" table:style-name="ce1">
            <text:p>0,548886409</text:p>
          </table:table-cell>
          <table:table-cell office:value-type="float" office:value="-1.0175872066806899" table:style-name="ce1">
            <text:p>-1,017587207</text:p>
          </table:table-cell>
          <table:table-cell office:value-type="float" office:value="0.374423612712871" table:style-name="ce1">
            <text:p>0,374423613</text:p>
          </table:table-cell>
          <table:table-cell table:number-columns-repeated="16379"/>
        </table:table-row>
        <table:table-row table:style-name="ro1">
          <table:table-cell office:value-type="float" office:value="106.5" table:style-name="ce1">
            <text:p>106,5</text:p>
          </table:table-cell>
          <table:table-cell office:value-type="float" office:value="4.2802026208347304" table:style-name="ce1">
            <text:p>4,280202621</text:p>
          </table:table-cell>
          <table:table-cell office:value-type="float" office:value="0.55603688142067198" table:style-name="ce1">
            <text:p>0,556036881</text:p>
          </table:table-cell>
          <table:table-cell office:value-type="float" office:value="-1.00019212738094" table:style-name="ce1">
            <text:p>-1,000192127</text:p>
          </table:table-cell>
          <table:table-cell office:value-type="float" office:value="0.38368316703556798" table:style-name="ce1">
            <text:p>0,383683167</text:p>
          </table:table-cell>
          <table:table-cell table:number-columns-repeated="1637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4.1631447928779703" table:style-name="ce1">
            <text:p>4,163144793</text:p>
          </table:table-cell>
          <table:table-cell office:value-type="float" office:value="0.57661558010508496" table:style-name="ce1">
            <text:p>0,57661558</text:p>
          </table:table-cell>
          <table:table-cell office:value-type="float" office:value="-0.940931089320312" table:style-name="ce1">
            <text:p>-0,940931089</text:p>
          </table:table-cell>
          <table:table-cell office:value-type="float" office:value="0.40866419185195002" table:style-name="ce1">
            <text:p>0,408664192</text:p>
          </table:table-cell>
          <table:table-cell table:number-columns-repeated="16379"/>
        </table:table-row>
        <table:table-row table:style-name="ro1">
          <table:table-cell office:value-type="float" office:value="107.5" table:style-name="ce1">
            <text:p>107,5</text:p>
          </table:table-cell>
          <table:table-cell office:value-type="float" office:value="4.3041844557728401" table:style-name="ce1">
            <text:p>4,304184456</text:p>
          </table:table-cell>
          <table:table-cell office:value-type="float" office:value="0.554261126480043" table:style-name="ce1">
            <text:p>0,554261126</text:p>
          </table:table-cell>
          <table:table-cell office:value-type="float" office:value="-1.01878463092326" table:style-name="ce1">
            <text:p>-1,018784631</text:p>
          </table:table-cell>
          <table:table-cell office:value-type="float" office:value="0.371285125558665" table:style-name="ce1">
            <text:p>0,371285126</text:p>
          </table:table-cell>
          <table:table-cell table:number-columns-repeated="1637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5466762641782497" table:style-name="ce1">
            <text:p>4,546676264</text:p>
          </table:table-cell>
          <table:table-cell office:value-type="float" office:value="0.53337883011835197" table:style-name="ce1">
            <text:p>0,53337883</text:p>
          </table:table-cell>
          <table:table-cell office:value-type="float" office:value="-1.0861797612880999" table:style-name="ce1">
            <text:p>-1,086179761</text:p>
          </table:table-cell>
          <table:table-cell office:value-type="float" office:value="0.33966420826008897" table:style-name="ce1">
            <text:p>0,339664208</text:p>
          </table:table-cell>
          <table:table-cell table:number-columns-repeated="16379"/>
        </table:table-row>
        <table:table-row table:style-name="ro1">
          <table:table-cell office:value-type="float" office:value="108.5" table:style-name="ce1">
            <text:p>108,5</text:p>
          </table:table-cell>
          <table:table-cell office:value-type="float" office:value="4.5342933385022803" table:style-name="ce1">
            <text:p>4,534293339</text:p>
          </table:table-cell>
          <table:table-cell office:value-type="float" office:value="0.54007688444370605" table:style-name="ce1">
            <text:p>0,540076884</text:p>
          </table:table-cell>
          <table:table-cell office:value-type="float" office:value="-1.0740058281548801" table:style-name="ce1">
            <text:p>-1,074005828</text:p>
          </table:table-cell>
          <table:table-cell office:value-type="float" office:value="0.34577173681913698" table:style-name="ce1">
            <text:p>0,345771737</text:p>
          </table:table-cell>
          <table:table-cell table:number-columns-repeated="1637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4.2663414572954199" table:style-name="ce1">
            <text:p>4,266341457</text:p>
          </table:table-cell>
          <table:table-cell office:value-type="float" office:value="0.55735531502334501" table:style-name="ce1">
            <text:p>0,557355315</text:p>
          </table:table-cell>
          <table:table-cell office:value-type="float" office:value="-0.97633670665053196" table:style-name="ce1">
            <text:p>-0,976336707</text:p>
          </table:table-cell>
          <table:table-cell office:value-type="float" office:value="0.389891743552295" table:style-name="ce1">
            <text:p>0,389891744</text:p>
          </table:table-cell>
          <table:table-cell table:number-columns-repeated="16379"/>
        </table:table-row>
        <table:table-row table:style-name="ro1">
          <table:table-cell office:value-type="float" office:value="109.5" table:style-name="ce1">
            <text:p>109,5</text:p>
          </table:table-cell>
          <table:table-cell office:value-type="float" office:value="4.5381775341733199" table:style-name="ce1">
            <text:p>4,538177534</text:p>
          </table:table-cell>
          <table:table-cell office:value-type="float" office:value="0.53637480084107303" table:style-name="ce1">
            <text:p>0,536374801</text:p>
          </table:table-cell>
          <table:table-cell office:value-type="float" office:value="-1.0764385744556699" table:style-name="ce1">
            <text:p>-1,076438574</text:p>
          </table:table-cell>
          <table:table-cell office:value-type="float" office:value="0.33868383645817501" table:style-name="ce1">
            <text:p>0,338683836</text:p>
          </table:table-cell>
          <table:table-cell table:number-columns-repeated="1637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.45944847554959" table:style-name="ce1">
            <text:p>4,459448476</text:p>
          </table:table-cell>
          <table:table-cell office:value-type="float" office:value="0.54067794660912005" table:style-name="ce1">
            <text:p>0,540677947</text:p>
          </table:table-cell>
          <table:table-cell office:value-type="float" office:value="-1.06460972960542" table:style-name="ce1">
            <text:p>-1,06460973</text:p>
          </table:table-cell>
          <table:table-cell office:value-type="float" office:value="0.34951375817772701" table:style-name="ce1">
            <text:p>0,349513758</text:p>
          </table:table-cell>
          <table:table-cell table:number-columns-repeated="16379"/>
        </table:table-row>
        <table:table-row table:style-name="ro1">
          <table:table-cell office:value-type="float" office:value="110.5" table:style-name="ce1">
            <text:p>110,5</text:p>
          </table:table-cell>
          <table:table-cell office:value-type="float" office:value="4.4554399760941497" table:style-name="ce1">
            <text:p>4,455439976</text:p>
          </table:table-cell>
          <table:table-cell office:value-type="float" office:value="0.55027584087558301" table:style-name="ce1">
            <text:p>0,550275841</text:p>
          </table:table-cell>
          <table:table-cell office:value-type="float" office:value="-1.04389650071641" table:style-name="ce1">
            <text:p>-1,043896501</text:p>
          </table:table-cell>
          <table:table-cell office:value-type="float" office:value="0.35506662024040597" table:style-name="ce1">
            <text:p>0,35506662</text:p>
          </table:table-cell>
          <table:table-cell table:number-columns-repeated="1637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4.4480931227142504" table:style-name="ce1">
            <text:p>4,448093123</text:p>
          </table:table-cell>
          <table:table-cell office:value-type="float" office:value="0.54254645703700599" table:style-name="ce1">
            <text:p>0,542546457</text:p>
          </table:table-cell>
          <table:table-cell office:value-type="float" office:value="-1.07489613097502" table:style-name="ce1">
            <text:p>-1,074896131</text:p>
          </table:table-cell>
          <table:table-cell office:value-type="float" office:value="0.341200598790867" table:style-name="ce1">
            <text:p>0,341200599</text:p>
          </table:table-cell>
          <table:table-cell table:number-columns-repeated="16379"/>
        </table:table-row>
        <table:table-row table:style-name="ro1">
          <table:table-cell office:value-type="float" office:value="111.5" table:style-name="ce1">
            <text:p>111,5</text:p>
          </table:table-cell>
          <table:table-cell office:value-type="float" office:value="4.53383124947326" table:style-name="ce1">
            <text:p>4,533831249</text:p>
          </table:table-cell>
          <table:table-cell office:value-type="float" office:value="0.534931010091103" table:style-name="ce1">
            <text:p>0,53493101</text:p>
          </table:table-cell>
          <table:table-cell office:value-type="float" office:value="-1.08502361061053" table:style-name="ce1">
            <text:p>-1,085023611</text:p>
          </table:table-cell>
          <table:table-cell office:value-type="float" office:value="0.34237807535062298" table:style-name="ce1">
            <text:p>0,342378075</text:p>
          </table:table-cell>
          <table:table-cell table:number-columns-repeated="1637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4.7225587378574199" table:style-name="ce1">
            <text:p>4,722558738</text:p>
          </table:table-cell>
          <table:table-cell office:value-type="float" office:value="0.51983329229813602" table:style-name="ce1">
            <text:p>0,519833292</text:p>
          </table:table-cell>
          <table:table-cell office:value-type="float" office:value="-1.1387143006601099" table:style-name="ce1">
            <text:p>-1,138714301</text:p>
          </table:table-cell>
          <table:table-cell office:value-type="float" office:value="0.30769340333056799" table:style-name="ce1">
            <text:p>0,307693403</text:p>
          </table:table-cell>
          <table:table-cell table:number-columns-repeated="16379"/>
        </table:table-row>
        <table:table-row table:style-name="ro1">
          <table:table-cell office:value-type="float" office:value="112.5" table:style-name="ce1">
            <text:p>112,5</text:p>
          </table:table-cell>
          <table:table-cell office:value-type="float" office:value="4.8238564324714899" table:style-name="ce1">
            <text:p>4,823856432</text:p>
          </table:table-cell>
          <table:table-cell office:value-type="float" office:value="0.508309827360792" table:style-name="ce1">
            <text:p>0,508309827</text:p>
          </table:table-cell>
          <table:table-cell office:value-type="float" office:value="-1.1909672552669099" table:style-name="ce1">
            <text:p>-1,190967255</text:p>
          </table:table-cell>
          <table:table-cell office:value-type="float" office:value="0.292064961813504" table:style-name="ce1">
            <text:p>0,292064962</text:p>
          </table:table-cell>
          <table:table-cell table:number-columns-repeated="1637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4.6700947575825396" table:style-name="ce1">
            <text:p>4,670094758</text:p>
          </table:table-cell>
          <table:table-cell office:value-type="float" office:value="0.52746528995761299" table:style-name="ce1">
            <text:p>0,52746529</text:p>
          </table:table-cell>
          <table:table-cell office:value-type="float" office:value="-1.0977243711340501" table:style-name="ce1">
            <text:p>-1,097724371</text:p>
          </table:table-cell>
          <table:table-cell office:value-type="float" office:value="0.32250404953391798" table:style-name="ce1">
            <text:p>0,32250405</text:p>
          </table:table-cell>
          <table:table-cell table:number-columns-repeated="16379"/>
        </table:table-row>
        <table:table-row table:style-name="ro1">
          <table:table-cell office:value-type="float" office:value="113.5" table:style-name="ce1">
            <text:p>113,5</text:p>
          </table:table-cell>
          <table:table-cell office:value-type="float" office:value="4.84168968753991" table:style-name="ce1">
            <text:p>4,841689688</text:p>
          </table:table-cell>
          <table:table-cell office:value-type="float" office:value="0.50851815406047196" table:style-name="ce1">
            <text:p>0,508518154</text:p>
          </table:table-cell>
          <table:table-cell office:value-type="float" office:value="-1.18363864297344" table:style-name="ce1">
            <text:p>-1,183638643</text:p>
          </table:table-cell>
          <table:table-cell office:value-type="float" office:value="0.29315752624461799" table:style-name="ce1">
            <text:p>0,293157526</text:p>
          </table:table-cell>
          <table:table-cell table:number-columns-repeated="1637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4.5395240168255597" table:style-name="ce1">
            <text:p>4,539524017</text:p>
          </table:table-cell>
          <table:table-cell office:value-type="float" office:value="0.54015299874838996" table:style-name="ce1">
            <text:p>0,540152999</text:p>
          </table:table-cell>
          <table:table-cell office:value-type="float" office:value="-1.0695354017704899" table:style-name="ce1">
            <text:p>-1,069535402</text:p>
          </table:table-cell>
          <table:table-cell office:value-type="float" office:value="0.34342700368986401" table:style-name="ce1">
            <text:p>0,343427004</text:p>
          </table:table-cell>
          <table:table-cell table:number-columns-repeated="16379"/>
        </table:table-row>
        <table:table-row table:style-name="ro1">
          <table:table-cell office:value-type="float" office:value="114.5" table:style-name="ce1">
            <text:p>114,5</text:p>
          </table:table-cell>
          <table:table-cell office:value-type="float" office:value="4.4322123059554297" table:style-name="ce1">
            <text:p>4,432212306</text:p>
          </table:table-cell>
          <table:table-cell office:value-type="float" office:value="0.54520979583123996" table:style-name="ce1">
            <text:p>0,545209796</text:p>
          </table:table-cell>
          <table:table-cell office:value-type="float" office:value="-1.05430092656505" table:style-name="ce1">
            <text:p>-1,054300927</text:p>
          </table:table-cell>
          <table:table-cell office:value-type="float" office:value="0.356204557293619" table:style-name="ce1">
            <text:p>0,356204557</text:p>
          </table:table-cell>
          <table:table-cell table:number-columns-repeated="1637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.5508730821952597" table:style-name="ce1">
            <text:p>4,550873082</text:p>
          </table:table-cell>
          <table:table-cell office:value-type="float" office:value="0.53287124046115597" table:style-name="ce1">
            <text:p>0,53287124</text:p>
          </table:table-cell>
          <table:table-cell office:value-type="float" office:value="-1.11064380556784" table:style-name="ce1">
            <text:p>-1,110643806</text:p>
          </table:table-cell>
          <table:table-cell office:value-type="float" office:value="0.32645501282742201" table:style-name="ce1">
            <text:p>0,326455013</text:p>
          </table:table-cell>
          <table:table-cell table:number-columns-repeated="16379"/>
        </table:table-row>
        <table:table-row table:style-name="ro1">
          <table:table-cell office:value-type="float" office:value="115.5" table:style-name="ce1">
            <text:p>115,5</text:p>
          </table:table-cell>
          <table:table-cell office:value-type="float" office:value="4.4222890254379301" table:style-name="ce1">
            <text:p>4,422289025</text:p>
          </table:table-cell>
          <table:table-cell office:value-type="float" office:value="0.54834488869161602" table:style-name="ce1">
            <text:p>0,548344889</text:p>
          </table:table-cell>
          <table:table-cell office:value-type="float" office:value="-1.0550428238007601" table:style-name="ce1">
            <text:p>-1,055042824</text:p>
          </table:table-cell>
          <table:table-cell office:value-type="float" office:value="0.35653490018594203" table:style-name="ce1">
            <text:p>0,3565349</text:p>
          </table:table-cell>
          <table:table-cell table:number-columns-repeated="1637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4.5402915853238204" table:style-name="ce1">
            <text:p>4,540291585</text:p>
          </table:table-cell>
          <table:table-cell office:value-type="float" office:value="0.53651806566584404" table:style-name="ce1">
            <text:p>0,536518066</text:p>
          </table:table-cell>
          <table:table-cell office:value-type="float" office:value="-1.07257643559392" table:style-name="ce1">
            <text:p>-1,072576436</text:p>
          </table:table-cell>
          <table:table-cell office:value-type="float" office:value="0.34560612218138398" table:style-name="ce1">
            <text:p>0,345606122</text:p>
          </table:table-cell>
          <table:table-cell table:number-columns-repeated="16379"/>
        </table:table-row>
        <table:table-row table:style-name="ro1">
          <table:table-cell office:value-type="float" office:value="116.5" table:style-name="ce1">
            <text:p>116,5</text:p>
          </table:table-cell>
          <table:table-cell office:value-type="float" office:value="4.8444087304289196" table:style-name="ce1">
            <text:p>4,84440873</text:p>
          </table:table-cell>
          <table:table-cell office:value-type="float" office:value="0.511484580772536" table:style-name="ce1">
            <text:p>0,511484581</text:p>
          </table:table-cell>
          <table:table-cell office:value-type="float" office:value="-1.18870761751753" table:style-name="ce1">
            <text:p>-1,188707618</text:p>
          </table:table-cell>
          <table:table-cell office:value-type="float" office:value="0.28633134221527001" table:style-name="ce1">
            <text:p>0,286331342</text:p>
          </table:table-cell>
          <table:table-cell table:number-columns-repeated="1637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4.59529130113705" table:style-name="ce1">
            <text:p>4,595291301</text:p>
          </table:table-cell>
          <table:table-cell office:value-type="float" office:value="0.53141133539891094" table:style-name="ce1">
            <text:p>0,531411335</text:p>
          </table:table-cell>
          <table:table-cell office:value-type="float" office:value="-1.1237841923454801" table:style-name="ce1">
            <text:p>-1,123784192</text:p>
          </table:table-cell>
          <table:table-cell office:value-type="float" office:value="0.32161986751529997" table:style-name="ce1">
            <text:p>0,321619868</text:p>
          </table:table-cell>
          <table:table-cell table:number-columns-repeated="16379"/>
        </table:table-row>
        <table:table-row table:style-name="ro1">
          <table:table-cell office:value-type="float" office:value="117.5" table:style-name="ce1">
            <text:p>117,5</text:p>
          </table:table-cell>
          <table:table-cell office:value-type="float" office:value="4.7297540433764302" table:style-name="ce1">
            <text:p>4,729754043</text:p>
          </table:table-cell>
          <table:table-cell office:value-type="float" office:value="0.51738173397515297" table:style-name="ce1">
            <text:p>0,517381734</text:p>
          </table:table-cell>
          <table:table-cell office:value-type="float" office:value="-1.15869270472278" table:style-name="ce1">
            <text:p>-1,158692705</text:p>
          </table:table-cell>
          <table:table-cell office:value-type="float" office:value="0.30981988059631399" table:style-name="ce1">
            <text:p>0,309819881</text:p>
          </table:table-cell>
          <table:table-cell table:number-columns-repeated="1637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4.4671339958639598" table:style-name="ce1">
            <text:p>4,467133996</text:p>
          </table:table-cell>
          <table:table-cell office:value-type="float" office:value="0.54571654007802195" table:style-name="ce1">
            <text:p>0,54571654</text:p>
          </table:table-cell>
          <table:table-cell office:value-type="float" office:value="-1.0576302278853" table:style-name="ce1">
            <text:p>-1,057630228</text:p>
          </table:table-cell>
          <table:table-cell office:value-type="float" office:value="0.35295103981848303" table:style-name="ce1">
            <text:p>0,35295104</text:p>
          </table:table-cell>
          <table:table-cell table:number-columns-repeated="16379"/>
        </table:table-row>
        <table:table-row table:style-name="ro1">
          <table:table-cell office:value-type="float" office:value="118.5" table:style-name="ce1">
            <text:p>118,5</text:p>
          </table:table-cell>
          <table:table-cell office:value-type="float" office:value="4.7244483347785202" table:style-name="ce1">
            <text:p>4,724448335</text:p>
          </table:table-cell>
          <table:table-cell office:value-type="float" office:value="0.51625642334251698" table:style-name="ce1">
            <text:p>0,516256423</text:p>
          </table:table-cell>
          <table:table-cell office:value-type="float" office:value="-1.16313341914478" table:style-name="ce1">
            <text:p>-1,163133419</text:p>
          </table:table-cell>
          <table:table-cell office:value-type="float" office:value="0.30554692655833798" table:style-name="ce1">
            <text:p>0,305546927</text:p>
          </table:table-cell>
          <table:table-cell table:number-columns-repeated="1637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4.84389624707915" table:style-name="ce1">
            <text:p>4,843896247</text:p>
          </table:table-cell>
          <table:table-cell office:value-type="float" office:value="0.50851271575262302" table:style-name="ce1">
            <text:p>0,508512716</text:p>
          </table:table-cell>
          <table:table-cell office:value-type="float" office:value="-1.1829445446704401" table:style-name="ce1">
            <text:p>-1,182944545</text:p>
          </table:table-cell>
          <table:table-cell office:value-type="float" office:value="0.29481561583482102" table:style-name="ce1">
            <text:p>0,294815616</text:p>
          </table:table-cell>
          <table:table-cell table:number-columns-repeated="16379"/>
        </table:table-row>
        <table:table-row table:style-name="ro1">
          <table:table-cell office:value-type="float" office:value="119.5" table:style-name="ce1">
            <text:p>119,5</text:p>
          </table:table-cell>
          <table:table-cell office:value-type="float" office:value="4.67452245953685" table:style-name="ce1">
            <text:p>4,67452246</text:p>
          </table:table-cell>
          <table:table-cell office:value-type="float" office:value="0.52371722834757495" table:style-name="ce1">
            <text:p>0,523717228</text:p>
          </table:table-cell>
          <table:table-cell office:value-type="float" office:value="-1.1218103652217699" table:style-name="ce1">
            <text:p>-1,121810365</text:p>
          </table:table-cell>
          <table:table-cell office:value-type="float" office:value="0.32653462412152201" table:style-name="ce1">
            <text:p>0,326534624</text:p>
          </table:table-cell>
          <table:table-cell table:number-columns-repeated="1637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5.0088939925285301" table:style-name="ce1">
            <text:p>5,008893993</text:p>
          </table:table-cell>
          <table:table-cell office:value-type="float" office:value="0.49407223415998203" table:style-name="ce1">
            <text:p>0,494072234</text:p>
          </table:table-cell>
          <table:table-cell office:value-type="float" office:value="-1.24930202106459" table:style-name="ce1">
            <text:p>-1,249302021</text:p>
          </table:table-cell>
          <table:table-cell office:value-type="float" office:value="0.266539752487296" table:style-name="ce1">
            <text:p>0,266539752</text:p>
          </table:table-cell>
          <table:table-cell table:number-columns-repeated="16379"/>
        </table:table-row>
        <table:table-row table:style-name="ro1">
          <table:table-cell office:value-type="float" office:value="120.5" table:style-name="ce1">
            <text:p>120,5</text:p>
          </table:table-cell>
          <table:table-cell office:value-type="float" office:value="4.7710870062089503" table:style-name="ce1">
            <text:p>4,771087006</text:p>
          </table:table-cell>
          <table:table-cell office:value-type="float" office:value="0.512587905530694" table:style-name="ce1">
            <text:p>0,512587906</text:p>
          </table:table-cell>
          <table:table-cell office:value-type="float" office:value="-1.1758310145791999" table:style-name="ce1">
            <text:p>-1,175831015</text:p>
          </table:table-cell>
          <table:table-cell office:value-type="float" office:value="0.29914389729354202" table:style-name="ce1">
            <text:p>0,299143897</text:p>
          </table:table-cell>
          <table:table-cell table:number-columns-repeated="1637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4.8346259630053803" table:style-name="ce1">
            <text:p>4,834625963</text:p>
          </table:table-cell>
          <table:table-cell office:value-type="float" office:value="0.51126364866408303" table:style-name="ce1">
            <text:p>0,511263649</text:p>
          </table:table-cell>
          <table:table-cell office:value-type="float" office:value="-1.1703146605353001" table:style-name="ce1">
            <text:p>-1,170314661</text:p>
          </table:table-cell>
          <table:table-cell office:value-type="float" office:value="0.30083433771993401" table:style-name="ce1">
            <text:p>0,300834338</text:p>
          </table:table-cell>
          <table:table-cell table:number-columns-repeated="16379"/>
        </table:table-row>
        <table:table-row table:style-name="ro1">
          <table:table-cell office:value-type="float" office:value="121.5" table:style-name="ce1">
            <text:p>121,5</text:p>
          </table:table-cell>
          <table:table-cell office:value-type="float" office:value="4.67275263568993" table:style-name="ce1">
            <text:p>4,672752636</text:p>
          </table:table-cell>
          <table:table-cell office:value-type="float" office:value="0.519639073950247" table:style-name="ce1">
            <text:p>0,519639074</text:p>
          </table:table-cell>
          <table:table-cell office:value-type="float" office:value="-1.1511344669408401" table:style-name="ce1">
            <text:p>-1,151134467</text:p>
          </table:table-cell>
          <table:table-cell office:value-type="float" office:value="0.31434813361986502" table:style-name="ce1">
            <text:p>0,314348134</text:p>
          </table:table-cell>
          <table:table-cell table:number-columns-repeated="1637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4.9073261139630597" table:style-name="ce1">
            <text:p>4,907326114</text:p>
          </table:table-cell>
          <table:table-cell office:value-type="float" office:value="0.50255492582691197" table:style-name="ce1">
            <text:p>0,502554926</text:p>
          </table:table-cell>
          <table:table-cell office:value-type="float" office:value="-1.2207906367591299" table:style-name="ce1">
            <text:p>-1,220790637</text:p>
          </table:table-cell>
          <table:table-cell office:value-type="float" office:value="0.28110775575769098" table:style-name="ce1">
            <text:p>0,281107756</text:p>
          </table:table-cell>
          <table:table-cell table:number-columns-repeated="16379"/>
        </table:table-row>
        <table:table-row table:style-name="ro1">
          <table:table-cell office:value-type="float" office:value="122.5" table:style-name="ce1">
            <text:p>122,5</text:p>
          </table:table-cell>
          <table:table-cell office:value-type="float" office:value="4.8008582009238303" table:style-name="ce1">
            <text:p>4,800858201</text:p>
          </table:table-cell>
          <table:table-cell office:value-type="float" office:value="0.51246087371002502" table:style-name="ce1">
            <text:p>0,512460874</text:p>
          </table:table-cell>
          <table:table-cell office:value-type="float" office:value="-1.1742889203776601" table:style-name="ce1">
            <text:p>-1,17428892</text:p>
          </table:table-cell>
          <table:table-cell office:value-type="float" office:value="0.296833296753024" table:style-name="ce1">
            <text:p>0,296833297</text:p>
          </table:table-cell>
          <table:table-cell table:number-columns-repeated="1637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4.9086258405425101" table:style-name="ce1">
            <text:p>4,908625841</text:p>
          </table:table-cell>
          <table:table-cell office:value-type="float" office:value="0.49957157079783898" table:style-name="ce1">
            <text:p>0,499571571</text:p>
          </table:table-cell>
          <table:table-cell office:value-type="float" office:value="-1.2227077232741499" table:style-name="ce1">
            <text:p>-1,222707723</text:p>
          </table:table-cell>
          <table:table-cell office:value-type="float" office:value="0.28042534481122999" table:style-name="ce1">
            <text:p>0,280425345</text:p>
          </table:table-cell>
          <table:table-cell table:number-columns-repeated="16379"/>
        </table:table-row>
        <table:table-row table:style-name="ro1">
          <table:table-cell office:value-type="float" office:value="123.5" table:style-name="ce1">
            <text:p>123,5</text:p>
          </table:table-cell>
          <table:table-cell office:value-type="float" office:value="4.7547772092674698" table:style-name="ce1">
            <text:p>4,754777209</text:p>
          </table:table-cell>
          <table:table-cell office:value-type="float" office:value="0.51518932942648399" table:style-name="ce1">
            <text:p>0,515189329</text:p>
          </table:table-cell>
          <table:table-cell office:value-type="float" office:value="-1.1602858543541199" table:style-name="ce1">
            <text:p>-1,160285854</text:p>
          </table:table-cell>
          <table:table-cell office:value-type="float" office:value="0.30202626777936398" table:style-name="ce1">
            <text:p>0,302026268</text:p>
          </table:table-cell>
          <table:table-cell table:number-columns-repeated="1637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4.9766410643640802" table:style-name="ce1">
            <text:p>4,976641064</text:p>
          </table:table-cell>
          <table:table-cell office:value-type="float" office:value="0.49727921725577201" table:style-name="ce1">
            <text:p>0,497279217</text:p>
          </table:table-cell>
          <table:table-cell office:value-type="float" office:value="-1.23973471687718" table:style-name="ce1">
            <text:p>-1,239734717</text:p>
          </table:table-cell>
          <table:table-cell office:value-type="float" office:value="0.26468931435450399" table:style-name="ce1">
            <text:p>0,264689314</text:p>
          </table:table-cell>
          <table:table-cell table:number-columns-repeated="16379"/>
        </table:table-row>
        <table:table-row table:style-name="ro1">
          <table:table-cell office:value-type="float" office:value="124.5" table:style-name="ce1">
            <text:p>124,5</text:p>
          </table:table-cell>
          <table:table-cell office:value-type="float" office:value="5.0795025322132901" table:style-name="ce1">
            <text:p>5,079502532</text:p>
          </table:table-cell>
          <table:table-cell office:value-type="float" office:value="0.48538238094192598" table:style-name="ce1">
            <text:p>0,485382381</text:p>
          </table:table-cell>
          <table:table-cell office:value-type="float" office:value="-1.27597450993126" table:style-name="ce1">
            <text:p>-1,27597451</text:p>
          </table:table-cell>
          <table:table-cell office:value-type="float" office:value="0.25908084772020701" table:style-name="ce1">
            <text:p>0,259080848</text:p>
          </table:table-cell>
          <table:table-cell table:number-columns-repeated="1637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4.9768050341275298" table:style-name="ce1">
            <text:p>4,976805034</text:p>
          </table:table-cell>
          <table:table-cell office:value-type="float" office:value="0.49637018528118099" table:style-name="ce1">
            <text:p>0,496370185</text:p>
          </table:table-cell>
          <table:table-cell office:value-type="float" office:value="-1.23803469640463" table:style-name="ce1">
            <text:p>-1,238034696</text:p>
          </table:table-cell>
          <table:table-cell office:value-type="float" office:value="0.26824887651297202" table:style-name="ce1">
            <text:p>0,268248877</text:p>
          </table:table-cell>
          <table:table-cell table:number-columns-repeated="16379"/>
        </table:table-row>
        <table:table-row table:style-name="ro1">
          <table:table-cell office:value-type="float" office:value="125.5" table:style-name="ce1">
            <text:p>125,5</text:p>
          </table:table-cell>
          <table:table-cell office:value-type="float" office:value="4.8712125234247701" table:style-name="ce1">
            <text:p>4,871212523</text:p>
          </table:table-cell>
          <table:table-cell office:value-type="float" office:value="0.50741739652143003" table:style-name="ce1">
            <text:p>0,507417397</text:p>
          </table:table-cell>
          <table:table-cell office:value-type="float" office:value="-1.2084478443779001" table:style-name="ce1">
            <text:p>-1,208447844</text:p>
          </table:table-cell>
          <table:table-cell office:value-type="float" office:value="0.283631941672499" table:style-name="ce1">
            <text:p>0,283631942</text:p>
          </table:table-cell>
          <table:table-cell table:number-columns-repeated="1637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4.91700061358714" table:style-name="ce1">
            <text:p>4,917000614</text:p>
          </table:table-cell>
          <table:table-cell office:value-type="float" office:value="0.503262770553911" table:style-name="ce1">
            <text:p>0,503262771</text:p>
          </table:table-cell>
          <table:table-cell office:value-type="float" office:value="-1.2013224948054699" table:style-name="ce1">
            <text:p>-1,201322495</text:p>
          </table:table-cell>
          <table:table-cell office:value-type="float" office:value="0.28148621175689797" table:style-name="ce1">
            <text:p>0,281486212</text:p>
          </table:table-cell>
          <table:table-cell table:number-columns-repeated="16379"/>
        </table:table-row>
        <table:table-row table:style-name="ro1">
          <table:table-cell office:value-type="float" office:value="126.5" table:style-name="ce1">
            <text:p>126,5</text:p>
          </table:table-cell>
          <table:table-cell office:value-type="float" office:value="4.8916765470690802" table:style-name="ce1">
            <text:p>4,891676547</text:p>
          </table:table-cell>
          <table:table-cell office:value-type="float" office:value="0.503471613853682" table:style-name="ce1">
            <text:p>0,503471614</text:p>
          </table:table-cell>
          <table:table-cell office:value-type="float" office:value="-1.2088128278139301" table:style-name="ce1">
            <text:p>-1,208812828</text:p>
          </table:table-cell>
          <table:table-cell office:value-type="float" office:value="0.28727508541137398" table:style-name="ce1">
            <text:p>0,287275085</text:p>
          </table:table-cell>
          <table:table-cell table:number-columns-repeated="1637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5.0993686542421299" table:style-name="ce1">
            <text:p>5,099368654</text:p>
          </table:table-cell>
          <table:table-cell office:value-type="float" office:value="0.48419428394385799" table:style-name="ce1">
            <text:p>0,484194284</text:p>
          </table:table-cell>
          <table:table-cell office:value-type="float" office:value="-1.29080441114353" table:style-name="ce1">
            <text:p>-1,290804411</text:p>
          </table:table-cell>
          <table:table-cell office:value-type="float" office:value="0.257441182383843" table:style-name="ce1">
            <text:p>0,257441182</text:p>
          </table:table-cell>
          <table:table-cell table:number-columns-repeated="16379"/>
        </table:table-row>
        <table:table-row table:style-name="ro1">
          <table:table-cell office:value-type="float" office:value="127.5" table:style-name="ce1">
            <text:p>127,5</text:p>
          </table:table-cell>
          <table:table-cell office:value-type="float" office:value="4.9551394935199902" table:style-name="ce1">
            <text:p>4,955139494</text:p>
          </table:table-cell>
          <table:table-cell office:value-type="float" office:value="0.50058393366696197" table:style-name="ce1">
            <text:p>0,500583934</text:p>
          </table:table-cell>
          <table:table-cell office:value-type="float" office:value="-1.2222332205293001" table:style-name="ce1">
            <text:p>-1,222233221</text:p>
          </table:table-cell>
          <table:table-cell office:value-type="float" office:value="0.279494934861582" table:style-name="ce1">
            <text:p>0,279494935</text:p>
          </table:table-cell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5.0010573451559903" table:style-name="ce1">
            <text:p>5,001057345</text:p>
          </table:table-cell>
          <table:table-cell office:value-type="float" office:value="0.49423931578531299" table:style-name="ce1">
            <text:p>0,494239316</text:p>
          </table:table-cell>
          <table:table-cell office:value-type="float" office:value="-1.24738512413841" table:style-name="ce1">
            <text:p>-1,247385124</text:p>
          </table:table-cell>
          <table:table-cell office:value-type="float" office:value="0.26363462916844099" table:style-name="ce1">
            <text:p>0,263634629</text:p>
          </table:table-cell>
          <table:table-cell table:number-columns-repeated="16379"/>
        </table:table-row>
        <table:table-row table:style-name="ro1">
          <table:table-cell office:value-type="float" office:value="128.5" table:style-name="ce1">
            <text:p>128,5</text:p>
          </table:table-cell>
          <table:table-cell office:value-type="float" office:value="5.0525404826783298" table:style-name="ce1">
            <text:p>5,052540483</text:p>
          </table:table-cell>
          <table:table-cell office:value-type="float" office:value="0.48746569385984101" table:style-name="ce1">
            <text:p>0,487465694</text:p>
          </table:table-cell>
          <table:table-cell office:value-type="float" office:value="-1.2941395410323699" table:style-name="ce1">
            <text:p>-1,294139541</text:p>
          </table:table-cell>
          <table:table-cell office:value-type="float" office:value="0.25232311156239101" table:style-name="ce1">
            <text:p>0,252323112</text:p>
          </table:table-cell>
          <table:table-cell table:number-columns-repeated="1637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4.9960539531353803" table:style-name="ce1">
            <text:p>4,996053953</text:p>
          </table:table-cell>
          <table:table-cell office:value-type="float" office:value="0.49521171495192101" table:style-name="ce1">
            <text:p>0,495211715</text:p>
          </table:table-cell>
          <table:table-cell office:value-type="float" office:value="-1.2451906236052199" table:style-name="ce1">
            <text:p>-1,245190624</text:p>
          </table:table-cell>
          <table:table-cell office:value-type="float" office:value="0.26750925837140399" table:style-name="ce1">
            <text:p>0,267509258</text:p>
          </table:table-cell>
          <table:table-cell table:number-columns-repeated="16379"/>
        </table:table-row>
        <table:table-row table:style-name="ro1">
          <table:table-cell office:value-type="float" office:value="129.5" table:style-name="ce1">
            <text:p>129,5</text:p>
          </table:table-cell>
          <table:table-cell office:value-type="float" office:value="4.9573370174925602" table:style-name="ce1">
            <text:p>4,957337017</text:p>
          </table:table-cell>
          <table:table-cell office:value-type="float" office:value="0.49531629239090103" table:style-name="ce1">
            <text:p>0,495316292</text:p>
          </table:table-cell>
          <table:table-cell office:value-type="float" office:value="-1.24874462242394" table:style-name="ce1">
            <text:p>-1,248744622</text:p>
          </table:table-cell>
          <table:table-cell office:value-type="float" office:value="0.26898184968627398" table:style-name="ce1">
            <text:p>0,26898185</text:p>
          </table:table-cell>
          <table:table-cell table:number-columns-repeated="1637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5.0321876798589598" table:style-name="ce1">
            <text:p>5,03218768</text:p>
          </table:table-cell>
          <table:table-cell office:value-type="float" office:value="0.49098111128483102" table:style-name="ce1">
            <text:p>0,490981111</text:p>
          </table:table-cell>
          <table:table-cell office:value-type="float" office:value="-1.2614057812900801" table:style-name="ce1">
            <text:p>-1,261405781</text:p>
          </table:table-cell>
          <table:table-cell office:value-type="float" office:value="0.26415320262735897" table:style-name="ce1">
            <text:p>0,264153203</text:p>
          </table:table-cell>
          <table:table-cell table:number-columns-repeated="16379"/>
        </table:table-row>
        <table:table-row table:style-name="ro1">
          <table:table-cell office:value-type="float" office:value="130.5" table:style-name="ce1">
            <text:p>130,5</text:p>
          </table:table-cell>
          <table:table-cell office:value-type="float" office:value="5.0626997069307098" table:style-name="ce1">
            <text:p>5,062699707</text:p>
          </table:table-cell>
          <table:table-cell office:value-type="float" office:value="0.48971031824178701" table:style-name="ce1">
            <text:p>0,489710318</text:p>
          </table:table-cell>
          <table:table-cell office:value-type="float" office:value="-1.2574199156780499" table:style-name="ce1">
            <text:p>-1,257419916</text:p>
          </table:table-cell>
          <table:table-cell office:value-type="float" office:value="0.26058800211720901" table:style-name="ce1">
            <text:p>0,260588002</text:p>
          </table:table-cell>
          <table:table-cell table:number-columns-repeated="1637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4.9687113490543204" table:style-name="ce1">
            <text:p>4,968711349</text:p>
          </table:table-cell>
          <table:table-cell office:value-type="float" office:value="0.49628479376547402" table:style-name="ce1">
            <text:p>0,496284794</text:p>
          </table:table-cell>
          <table:table-cell office:value-type="float" office:value="-1.23845150619821" table:style-name="ce1">
            <text:p>-1,238451506</text:p>
          </table:table-cell>
          <table:table-cell office:value-type="float" office:value="0.27173977488171502" table:style-name="ce1">
            <text:p>0,271739775</text:p>
          </table:table-cell>
          <table:table-cell table:number-columns-repeated="16379"/>
        </table:table-row>
        <table:table-row table:style-name="ro1">
          <table:table-cell office:value-type="float" office:value="131.5" table:style-name="ce1">
            <text:p>131,5</text:p>
          </table:table-cell>
          <table:table-cell office:value-type="float" office:value="5.0295014699500999" table:style-name="ce1">
            <text:p>5,02950147</text:p>
          </table:table-cell>
          <table:table-cell office:value-type="float" office:value="0.49272033208800398" table:style-name="ce1">
            <text:p>0,492720332</text:p>
          </table:table-cell>
          <table:table-cell office:value-type="float" office:value="-1.25673562262636" table:style-name="ce1">
            <text:p>-1,256735623</text:p>
          </table:table-cell>
          <table:table-cell office:value-type="float" office:value="0.26398044459292203" table:style-name="ce1">
            <text:p>0,263980445</text:p>
          </table:table-cell>
          <table:table-cell table:number-columns-repeated="1637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5.1639021823859501" table:style-name="ce1">
            <text:p>5,163902182</text:p>
          </table:table-cell>
          <table:table-cell office:value-type="float" office:value="0.48001034761335298" table:style-name="ce1">
            <text:p>0,480010348</text:p>
          </table:table-cell>
          <table:table-cell office:value-type="float" office:value="-1.3157811843237399" table:style-name="ce1">
            <text:p>-1,315781184</text:p>
          </table:table-cell>
          <table:table-cell office:value-type="float" office:value="0.24012113382967301" table:style-name="ce1">
            <text:p>0,240121134</text:p>
          </table:table-cell>
          <table:table-cell table:number-columns-repeated="16379"/>
        </table:table-row>
        <table:table-row table:style-name="ro1">
          <table:table-cell office:value-type="float" office:value="132.5" table:style-name="ce1">
            <text:p>132,5</text:p>
          </table:table-cell>
          <table:table-cell office:value-type="float" office:value="4.8621974835763604" table:style-name="ce1">
            <text:p>4,862197484</text:p>
          </table:table-cell>
          <table:table-cell office:value-type="float" office:value="0.50500136229727499" table:style-name="ce1">
            <text:p>0,505001362</text:p>
          </table:table-cell>
          <table:table-cell office:value-type="float" office:value="-1.20621910230611" table:style-name="ce1">
            <text:p>-1,206219102</text:p>
          </table:table-cell>
          <table:table-cell office:value-type="float" office:value="0.28576307219431901" table:style-name="ce1">
            <text:p>0,285763072</text:p>
          </table:table-cell>
          <table:table-cell table:number-columns-repeated="1637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4.9075996701787297" table:style-name="ce1">
            <text:p>4,90759967</text:p>
          </table:table-cell>
          <table:table-cell office:value-type="float" office:value="0.50081039549238404" table:style-name="ce1">
            <text:p>0,500810395</text:p>
          </table:table-cell>
          <table:table-cell office:value-type="float" office:value="-1.22471617847057" table:style-name="ce1">
            <text:p>-1,224716178</text:p>
          </table:table-cell>
          <table:table-cell office:value-type="float" office:value="0.28439229210459499" table:style-name="ce1">
            <text:p>0,284392292</text:p>
          </table:table-cell>
          <table:table-cell table:number-columns-repeated="16379"/>
        </table:table-row>
        <table:table-row table:style-name="ro1">
          <table:table-cell office:value-type="float" office:value="133.5" table:style-name="ce1">
            <text:p>133,5</text:p>
          </table:table-cell>
          <table:table-cell office:value-type="float" office:value="5.0929182886904298" table:style-name="ce1">
            <text:p>5,092918289</text:p>
          </table:table-cell>
          <table:table-cell office:value-type="float" office:value="0.48342654603098101" table:style-name="ce1">
            <text:p>0,483426546</text:p>
          </table:table-cell>
          <table:table-cell office:value-type="float" office:value="-1.3141690734314" table:style-name="ce1">
            <text:p>-1,314169073</text:p>
          </table:table-cell>
          <table:table-cell office:value-type="float" office:value="0.24907215382456699" table:style-name="ce1">
            <text:p>0,249072154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5.0648294844555899" table:style-name="ce1">
            <text:p>5,064829484</text:p>
          </table:table-cell>
          <table:table-cell office:value-type="float" office:value="0.48467019571631198" table:style-name="ce1">
            <text:p>0,484670196</text:p>
          </table:table-cell>
          <table:table-cell office:value-type="float" office:value="-1.29328945319155" table:style-name="ce1">
            <text:p>-1,293289453</text:p>
          </table:table-cell>
          <table:table-cell office:value-type="float" office:value="0.257405925033448" table:style-name="ce1">
            <text:p>0,257405925</text:p>
          </table:table-cell>
          <table:table-cell table:number-columns-repeated="16379"/>
        </table:table-row>
        <table:table-row table:style-name="ro1">
          <table:table-cell office:value-type="float" office:value="134.5" table:style-name="ce1">
            <text:p>134,5</text:p>
          </table:table-cell>
          <table:table-cell office:value-type="float" office:value="5.0660379492881003" table:style-name="ce1">
            <text:p>5,066037949</text:p>
          </table:table-cell>
          <table:table-cell office:value-type="float" office:value="0.48839264384279502" table:style-name="ce1">
            <text:p>0,488392644</text:p>
          </table:table-cell>
          <table:table-cell office:value-type="float" office:value="-1.28201445243851" table:style-name="ce1">
            <text:p>-1,282014452</text:p>
          </table:table-cell>
          <table:table-cell office:value-type="float" office:value="0.253214472087607" table:style-name="ce1">
            <text:p>0,253214472</text:p>
          </table:table-cell>
          <table:table-cell table:number-columns-repeated="1637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5.0116890170474599" table:style-name="ce1">
            <text:p>5,011689017</text:p>
          </table:table-cell>
          <table:table-cell office:value-type="float" office:value="0.49177475182943298" table:style-name="ce1">
            <text:p>0,491774752</text:p>
          </table:table-cell>
          <table:table-cell office:value-type="float" office:value="-1.2675472020846501" table:style-name="ce1">
            <text:p>-1,267547202</text:p>
          </table:table-cell>
          <table:table-cell office:value-type="float" office:value="0.26334612825243098" table:style-name="ce1">
            <text:p>0,263346128</text:p>
          </table:table-cell>
          <table:table-cell table:number-columns-repeated="16379"/>
        </table:table-row>
        <table:table-row table:style-name="ro1">
          <table:table-cell office:value-type="float" office:value="135.5" table:style-name="ce1">
            <text:p>135,5</text:p>
          </table:table-cell>
          <table:table-cell office:value-type="float" office:value="5.1147835290151802" table:style-name="ce1">
            <text:p>5,114783529</text:p>
          </table:table-cell>
          <table:table-cell office:value-type="float" office:value="0.48482273808936499" table:style-name="ce1">
            <text:p>0,484822738</text:p>
          </table:table-cell>
          <table:table-cell office:value-type="float" office:value="-1.2922917129590601" table:style-name="ce1">
            <text:p>-1,292291713</text:p>
          </table:table-cell>
          <table:table-cell office:value-type="float" office:value="0.25016142955713699" table:style-name="ce1">
            <text:p>0,25016143</text:p>
          </table:table-cell>
          <table:table-cell table:number-columns-repeated="1637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5.0476216122637698" table:style-name="ce1">
            <text:p>5,047621612</text:p>
          </table:table-cell>
          <table:table-cell office:value-type="float" office:value="0.48966820022790702" table:style-name="ce1">
            <text:p>0,4896682</text:p>
          </table:table-cell>
          <table:table-cell office:value-type="float" office:value="-1.27204418254969" table:style-name="ce1">
            <text:p>-1,272044183</text:p>
          </table:table-cell>
          <table:table-cell office:value-type="float" office:value="0.26368454959582599" table:style-name="ce1">
            <text:p>0,26368455</text:p>
          </table:table-cell>
          <table:table-cell table:number-columns-repeated="16379"/>
        </table:table-row>
        <table:table-row table:style-name="ro1">
          <table:table-cell office:value-type="float" office:value="136.5" table:style-name="ce1">
            <text:p>136,5</text:p>
          </table:table-cell>
          <table:table-cell office:value-type="float" office:value="5.0594440698606302" table:style-name="ce1">
            <text:p>5,05944407</text:p>
          </table:table-cell>
          <table:table-cell office:value-type="float" office:value="0.48742361455411098" table:style-name="ce1">
            <text:p>0,487423615</text:p>
          </table:table-cell>
          <table:table-cell office:value-type="float" office:value="-1.2775117341487701" table:style-name="ce1">
            <text:p>-1,277511734</text:p>
          </table:table-cell>
          <table:table-cell office:value-type="float" office:value="0.26098879876208603" table:style-name="ce1">
            <text:p>0,260988799</text:p>
          </table:table-cell>
          <table:table-cell table:number-columns-repeated="1637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5.1382960054237099" table:style-name="ce1">
            <text:p>5,138296005</text:p>
          </table:table-cell>
          <table:table-cell office:value-type="float" office:value="0.48058775404953802" table:style-name="ce1">
            <text:p>0,480587754</text:p>
          </table:table-cell>
          <table:table-cell office:value-type="float" office:value="-1.3147578917184" table:style-name="ce1">
            <text:p>-1,314757892</text:p>
          </table:table-cell>
          <table:table-cell office:value-type="float" office:value="0.24783220207437501" table:style-name="ce1">
            <text:p>0,247832202</text:p>
          </table:table-cell>
          <table:table-cell table:number-columns-repeated="16379"/>
        </table:table-row>
        <table:table-row table:style-name="ro1">
          <table:table-cell office:value-type="float" office:value="137.5" table:style-name="ce1">
            <text:p>137,5</text:p>
          </table:table-cell>
          <table:table-cell office:value-type="float" office:value="5.12808591913209" table:style-name="ce1">
            <text:p>5,128085919</text:p>
          </table:table-cell>
          <table:table-cell office:value-type="float" office:value="0.48415620477806798" table:style-name="ce1">
            <text:p>0,484156205</text:p>
          </table:table-cell>
          <table:table-cell office:value-type="float" office:value="-1.2949419088573" table:style-name="ce1">
            <text:p>-1,294941909</text:p>
          </table:table-cell>
          <table:table-cell office:value-type="float" office:value="0.24819496130393201" table:style-name="ce1">
            <text:p>0,248194961</text:p>
          </table:table-cell>
          <table:table-cell table:number-columns-repeated="1637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4.9352083475735604" table:style-name="ce1">
            <text:p>4,935208348</text:p>
          </table:table-cell>
          <table:table-cell office:value-type="float" office:value="0.49664065091611498" table:style-name="ce1">
            <text:p>0,496640651</text:p>
          </table:table-cell>
          <table:table-cell office:value-type="float" office:value="-1.25084148506619" table:style-name="ce1">
            <text:p>-1,250841485</text:p>
          </table:table-cell>
          <table:table-cell office:value-type="float" office:value="0.27472097210021901" table:style-name="ce1">
            <text:p>0,274720972</text:p>
          </table:table-cell>
          <table:table-cell table:number-columns-repeated="16379"/>
        </table:table-row>
        <table:table-row table:style-name="ro1">
          <table:table-cell office:value-type="float" office:value="138.5" table:style-name="ce1">
            <text:p>138,5</text:p>
          </table:table-cell>
          <table:table-cell office:value-type="float" office:value="5.0937852624633404" table:style-name="ce1">
            <text:p>5,093785262</text:p>
          </table:table-cell>
          <table:table-cell office:value-type="float" office:value="0.484325703438517" table:style-name="ce1">
            <text:p>0,484325703</text:p>
          </table:table-cell>
          <table:table-cell office:value-type="float" office:value="-1.30048794890179" table:style-name="ce1">
            <text:p>-1,300487949</text:p>
          </table:table-cell>
          <table:table-cell office:value-type="float" office:value="0.24552375752248001" table:style-name="ce1">
            <text:p>0,245523758</text:p>
          </table:table-cell>
          <table:table-cell table:number-columns-repeated="1637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5.09263149221331" table:style-name="ce1">
            <text:p>5,092631492</text:p>
          </table:table-cell>
          <table:table-cell office:value-type="float" office:value="0.48425815376693399" table:style-name="ce1">
            <text:p>0,484258154</text:p>
          </table:table-cell>
          <table:table-cell office:value-type="float" office:value="-1.31685852424102" table:style-name="ce1">
            <text:p>-1,316858524</text:p>
          </table:table-cell>
          <table:table-cell office:value-type="float" office:value="0.246259209893608" table:style-name="ce1">
            <text:p>0,24625921</text:p>
          </table:table-cell>
          <table:table-cell table:number-columns-repeated="16379"/>
        </table:table-row>
        <table:table-row table:style-name="ro1">
          <table:table-cell office:value-type="float" office:value="139.5" table:style-name="ce1">
            <text:p>139,5</text:p>
          </table:table-cell>
          <table:table-cell office:value-type="float" office:value="5.1043004876475599" table:style-name="ce1">
            <text:p>5,104300488</text:p>
          </table:table-cell>
          <table:table-cell office:value-type="float" office:value="0.48388537045855901" table:style-name="ce1">
            <text:p>0,48388537</text:p>
          </table:table-cell>
          <table:table-cell office:value-type="float" office:value="-1.3007432667557799" table:style-name="ce1">
            <text:p>-1,300743267</text:p>
          </table:table-cell>
          <table:table-cell office:value-type="float" office:value="0.24379046544879299" table:style-name="ce1">
            <text:p>0,243790465</text:p>
          </table:table-cell>
          <table:table-cell table:number-columns-repeated="1637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4.9720939102618003" table:style-name="ce1">
            <text:p>4,97209391</text:p>
          </table:table-cell>
          <table:table-cell office:value-type="float" office:value="0.491672031695991" table:style-name="ce1">
            <text:p>0,491672032</text:p>
          </table:table-cell>
          <table:table-cell office:value-type="float" office:value="-1.2870072795530001" table:style-name="ce1">
            <text:p>-1,28700728</text:p>
          </table:table-cell>
          <table:table-cell office:value-type="float" office:value="0.25768760766746901" table:style-name="ce1">
            <text:p>0,257687608</text:p>
          </table:table-cell>
          <table:table-cell table:number-columns-repeated="16379"/>
        </table:table-row>
        <table:table-row table:style-name="ro1">
          <table:table-cell office:value-type="float" office:value="140.5" table:style-name="ce1">
            <text:p>140,5</text:p>
          </table:table-cell>
          <table:table-cell office:value-type="float" office:value="5.0547036532804501" table:style-name="ce1">
            <text:p>5,054703653</text:p>
          </table:table-cell>
          <table:table-cell office:value-type="float" office:value="0.48483042740472099" table:style-name="ce1">
            <text:p>0,484830427</text:p>
          </table:table-cell>
          <table:table-cell office:value-type="float" office:value="-1.3195213249350599" table:style-name="ce1">
            <text:p>-1,319521325</text:p>
          </table:table-cell>
          <table:table-cell office:value-type="float" office:value="0.244479197597153" table:style-name="ce1">
            <text:p>0,244479198</text:p>
          </table:table-cell>
          <table:table-cell table:number-columns-repeated="1637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5.0641403083329299" table:style-name="ce1">
            <text:p>5,064140308</text:p>
          </table:table-cell>
          <table:table-cell office:value-type="float" office:value="0.48271425528610701" table:style-name="ce1">
            <text:p>0,482714255</text:p>
          </table:table-cell>
          <table:table-cell office:value-type="float" office:value="-1.3219473666777699" table:style-name="ce1">
            <text:p>-1,321947367</text:p>
          </table:table-cell>
          <table:table-cell office:value-type="float" office:value="0.242733384960962" table:style-name="ce1">
            <text:p>0,242733385</text:p>
          </table:table-cell>
          <table:table-cell table:number-columns-repeated="16379"/>
        </table:table-row>
        <table:table-row table:style-name="ro1">
          <table:table-cell office:value-type="float" office:value="141.5" table:style-name="ce1">
            <text:p>141,5</text:p>
          </table:table-cell>
          <table:table-cell office:value-type="float" office:value="5.1787067997804703" table:style-name="ce1">
            <text:p>5,1787068</text:p>
          </table:table-cell>
          <table:table-cell office:value-type="float" office:value="0.47846709804175103" table:style-name="ce1">
            <text:p>0,478467098</text:p>
          </table:table-cell>
          <table:table-cell office:value-type="float" office:value="-1.32796274824756" table:style-name="ce1">
            <text:p>-1,327962748</text:p>
          </table:table-cell>
          <table:table-cell office:value-type="float" office:value="0.238263963770452" table:style-name="ce1">
            <text:p>0,238263964</text:p>
          </table:table-cell>
          <table:table-cell table:number-columns-repeated="1637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.1314804360622999" table:style-name="ce1">
            <text:p>5,131480436</text:p>
          </table:table-cell>
          <table:table-cell office:value-type="float" office:value="0.47797350308324199" table:style-name="ce1">
            <text:p>0,477973503</text:p>
          </table:table-cell>
          <table:table-cell office:value-type="float" office:value="-1.3344432268020501" table:style-name="ce1">
            <text:p>-1,334443227</text:p>
          </table:table-cell>
          <table:table-cell office:value-type="float" office:value="0.242668901629219" table:style-name="ce1">
            <text:p>0,242668902</text:p>
          </table:table-cell>
          <table:table-cell table:number-columns-repeated="16379"/>
        </table:table-row>
        <table:table-row table:style-name="ro1">
          <table:table-cell office:value-type="float" office:value="142.5" table:style-name="ce1">
            <text:p>142,5</text:p>
          </table:table-cell>
          <table:table-cell office:value-type="float" office:value="5.0990539969888298" table:style-name="ce1">
            <text:p>5,099053997</text:p>
          </table:table-cell>
          <table:table-cell office:value-type="float" office:value="0.48230682310752399" table:style-name="ce1">
            <text:p>0,482306823</text:p>
          </table:table-cell>
          <table:table-cell office:value-type="float" office:value="-1.3137468549731399" table:style-name="ce1">
            <text:p>-1,313746855</text:p>
          </table:table-cell>
          <table:table-cell office:value-type="float" office:value="0.248230236438614" table:style-name="ce1">
            <text:p>0,248230236</text:p>
          </table:table-cell>
          <table:table-cell table:number-columns-repeated="1637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5.1880448805560997" table:style-name="ce1">
            <text:p>5,188044881</text:p>
          </table:table-cell>
          <table:table-cell office:value-type="float" office:value="0.47483641289067102" table:style-name="ce1">
            <text:p>0,474836413</text:p>
          </table:table-cell>
          <table:table-cell office:value-type="float" office:value="-1.3545402085985201" table:style-name="ce1">
            <text:p>-1,354540209</text:p>
          </table:table-cell>
          <table:table-cell office:value-type="float" office:value="0.228877896231554" table:style-name="ce1">
            <text:p>0,228877896</text:p>
          </table:table-cell>
          <table:table-cell table:number-columns-repeated="16379"/>
        </table:table-row>
        <table:table-row table:style-name="ro1">
          <table:table-cell office:value-type="float" office:value="143.5" table:style-name="ce1">
            <text:p>143,5</text:p>
          </table:table-cell>
          <table:table-cell office:value-type="float" office:value="5.0745187889654302" table:style-name="ce1">
            <text:p>5,074518789</text:p>
          </table:table-cell>
          <table:table-cell office:value-type="float" office:value="0.48341491683801802" table:style-name="ce1">
            <text:p>0,483414917</text:p>
          </table:table-cell>
          <table:table-cell office:value-type="float" office:value="-1.3142109252660401" table:style-name="ce1">
            <text:p>-1,314210925</text:p>
          </table:table-cell>
          <table:table-cell office:value-type="float" office:value="0.25087914627513302" table:style-name="ce1">
            <text:p>0,250879146</text:p>
          </table:table-cell>
          <table:table-cell table:number-columns-repeated="1637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5.0770781385236399" table:style-name="ce1">
            <text:p>5,077078139</text:p>
          </table:table-cell>
          <table:table-cell office:value-type="float" office:value="0.48132386627143098" table:style-name="ce1">
            <text:p>0,481323866</text:p>
          </table:table-cell>
          <table:table-cell office:value-type="float" office:value="-1.31966850151926" table:style-name="ce1">
            <text:p>-1,319668502</text:p>
          </table:table-cell>
          <table:table-cell office:value-type="float" office:value="0.248489404455737" table:style-name="ce1">
            <text:p>0,248489404</text:p>
          </table:table-cell>
          <table:table-cell table:number-columns-repeated="16379"/>
        </table:table-row>
        <table:table-row table:style-name="ro1">
          <table:table-cell office:value-type="float" office:value="144.5" table:style-name="ce1">
            <text:p>144,5</text:p>
          </table:table-cell>
          <table:table-cell office:value-type="float" office:value="5.1687462686580803" table:style-name="ce1">
            <text:p>5,168746269</text:p>
          </table:table-cell>
          <table:table-cell office:value-type="float" office:value="0.47847502946296999" table:style-name="ce1">
            <text:p>0,478475029</text:p>
          </table:table-cell>
          <table:table-cell office:value-type="float" office:value="-1.3246629079247401" table:style-name="ce1">
            <text:p>-1,324662908</text:p>
          </table:table-cell>
          <table:table-cell office:value-type="float" office:value="0.24031668677957299" table:style-name="ce1">
            <text:p>0,240316687</text:p>
          </table:table-cell>
          <table:table-cell table:number-columns-repeated="1637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5.1495481013825701" table:style-name="ce1">
            <text:p>5,149548101</text:p>
          </table:table-cell>
          <table:table-cell office:value-type="float" office:value="0.47696318716581898" table:style-name="ce1">
            <text:p>0,476963187</text:p>
          </table:table-cell>
          <table:table-cell office:value-type="float" office:value="-1.35100521352906" table:style-name="ce1">
            <text:p>-1,351005214</text:p>
          </table:table-cell>
          <table:table-cell office:value-type="float" office:value="0.23294011184255001" table:style-name="ce1">
            <text:p>0,232940112</text:p>
          </table:table-cell>
          <table:table-cell table:number-columns-repeated="16379"/>
        </table:table-row>
        <table:table-row table:style-name="ro1">
          <table:table-cell office:value-type="float" office:value="145.5" table:style-name="ce1">
            <text:p>145,5</text:p>
          </table:table-cell>
          <table:table-cell office:value-type="float" office:value="5.1150729700417896" table:style-name="ce1">
            <text:p>5,11507297</text:p>
          </table:table-cell>
          <table:table-cell office:value-type="float" office:value="0.47950277153263499" table:style-name="ce1">
            <text:p>0,479502772</text:p>
          </table:table-cell>
          <table:table-cell office:value-type="float" office:value="-1.3294515063268999" table:style-name="ce1">
            <text:p>-1,329451506</text:p>
          </table:table-cell>
          <table:table-cell office:value-type="float" office:value="0.241259761823476" table:style-name="ce1">
            <text:p>0,241259762</text:p>
          </table:table-cell>
          <table:table-cell table:number-columns-repeated="1637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5.1856697387840001" table:style-name="ce1">
            <text:p>5,185669739</text:p>
          </table:table-cell>
          <table:table-cell office:value-type="float" office:value="0.47540611414772499" table:style-name="ce1">
            <text:p>0,475406114</text:p>
          </table:table-cell>
          <table:table-cell office:value-type="float" office:value="-1.35529135501062" table:style-name="ce1">
            <text:p>-1,355291355</text:p>
          </table:table-cell>
          <table:table-cell office:value-type="float" office:value="0.23155215120762501" table:style-name="ce1">
            <text:p>0,231552151</text:p>
          </table:table-cell>
          <table:table-cell table:number-columns-repeated="16379"/>
        </table:table-row>
        <table:table-row table:style-name="ro1">
          <table:table-cell office:value-type="float" office:value="146.5" table:style-name="ce1">
            <text:p>146,5</text:p>
          </table:table-cell>
          <table:table-cell office:value-type="float" office:value="5.1842080845318899" table:style-name="ce1">
            <text:p>5,184208085</text:p>
          </table:table-cell>
          <table:table-cell office:value-type="float" office:value="0.47600488391175999" table:style-name="ce1">
            <text:p>0,476004884</text:p>
          </table:table-cell>
          <table:table-cell office:value-type="float" office:value="-1.3524505596772201" table:style-name="ce1">
            <text:p>-1,35245056</text:p>
          </table:table-cell>
          <table:table-cell office:value-type="float" office:value="0.236240137846012" table:style-name="ce1">
            <text:p>0,236240138</text:p>
          </table:table-cell>
          <table:table-cell table:number-columns-repeated="1637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5.1619227544490798" table:style-name="ce1">
            <text:p>5,161922754</text:p>
          </table:table-cell>
          <table:table-cell office:value-type="float" office:value="0.47757723101331601" table:style-name="ce1">
            <text:p>0,477577231</text:p>
          </table:table-cell>
          <table:table-cell office:value-type="float" office:value="-1.34118367611744" table:style-name="ce1">
            <text:p>-1,341183676</text:p>
          </table:table-cell>
          <table:table-cell office:value-type="float" office:value="0.23680540558614899" table:style-name="ce1">
            <text:p>0,236805406</text:p>
          </table:table-cell>
          <table:table-cell table:number-columns-repeated="16379"/>
        </table:table-row>
        <table:table-row table:style-name="ro1">
          <table:table-cell office:value-type="float" office:value="147.5" table:style-name="ce1">
            <text:p>147,5</text:p>
          </table:table-cell>
          <table:table-cell office:value-type="float" office:value="5.1968561116194598" table:style-name="ce1">
            <text:p>5,196856112</text:p>
          </table:table-cell>
          <table:table-cell office:value-type="float" office:value="0.47423232103372198" table:style-name="ce1">
            <text:p>0,474232321</text:p>
          </table:table-cell>
          <table:table-cell office:value-type="float" office:value="-1.3585982156587" table:style-name="ce1">
            <text:p>-1,358598216</text:p>
          </table:table-cell>
          <table:table-cell office:value-type="float" office:value="0.232376590488617" table:style-name="ce1">
            <text:p>0,23237659</text:p>
          </table:table-cell>
          <table:table-cell table:number-columns-repeated="1637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5.0974696893504499" table:style-name="ce1">
            <text:p>5,097469689</text:p>
          </table:table-cell>
          <table:table-cell office:value-type="float" office:value="0.48309054042869498" table:style-name="ce1">
            <text:p>0,48309054</text:p>
          </table:table-cell>
          <table:table-cell office:value-type="float" office:value="-1.3227952654948001" table:style-name="ce1">
            <text:p>-1,322795265</text:p>
          </table:table-cell>
          <table:table-cell office:value-type="float" office:value="0.239970383209997" table:style-name="ce1">
            <text:p>0,239970383</text:p>
          </table:table-cell>
          <table:table-cell table:number-columns-repeated="16379"/>
        </table:table-row>
        <table:table-row table:style-name="ro1">
          <table:table-cell office:value-type="float" office:value="148.5" table:style-name="ce1">
            <text:p>148,5</text:p>
          </table:table-cell>
          <table:table-cell office:value-type="float" office:value="5.16957806367712" table:style-name="ce1">
            <text:p>5,169578064</text:p>
          </table:table-cell>
          <table:table-cell office:value-type="float" office:value="0.47509590147673397" table:style-name="ce1">
            <text:p>0,475095901</text:p>
          </table:table-cell>
          <table:table-cell office:value-type="float" office:value="-1.35148921444986" table:style-name="ce1">
            <text:p>-1,351489214</text:p>
          </table:table-cell>
          <table:table-cell office:value-type="float" office:value="0.22736539721018501" table:style-name="ce1">
            <text:p>0,227365397</text:p>
          </table:table-cell>
          <table:table-cell table:number-columns-repeated="1637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5.1382182284331401" table:style-name="ce1">
            <text:p>5,138218228</text:p>
          </table:table-cell>
          <table:table-cell office:value-type="float" office:value="0.477014051954612" table:style-name="ce1">
            <text:p>0,477014052</text:p>
          </table:table-cell>
          <table:table-cell office:value-type="float" office:value="-1.3537212677624699" table:style-name="ce1">
            <text:p>-1,353721268</text:p>
          </table:table-cell>
          <table:table-cell office:value-type="float" office:value="0.23180746879977401" table:style-name="ce1">
            <text:p>0,231807469</text:p>
          </table:table-cell>
          <table:table-cell table:number-columns-repeated="16379"/>
        </table:table-row>
        <table:table-row table:style-name="ro1">
          <table:table-cell office:value-type="float" office:value="149.5" table:style-name="ce1">
            <text:p>149,5</text:p>
          </table:table-cell>
          <table:table-cell office:value-type="float" office:value="5.1921854155482396" table:style-name="ce1">
            <text:p>5,192185416</text:p>
          </table:table-cell>
          <table:table-cell office:value-type="float" office:value="0.47272525434045898" table:style-name="ce1">
            <text:p>0,472725254</text:p>
          </table:table-cell>
          <table:table-cell office:value-type="float" office:value="-1.36885259676896" table:style-name="ce1">
            <text:p>-1,368852597</text:p>
          </table:table-cell>
          <table:table-cell office:value-type="float" office:value="0.22845567943956999" table:style-name="ce1">
            <text:p>0,228455679</text:p>
          </table:table-cell>
          <table:table-cell table:number-columns-repeated="1637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5.1143374410938502" table:style-name="ce1">
            <text:p>5,114337441</text:p>
          </table:table-cell>
          <table:table-cell office:value-type="float" office:value="0.477638851123807" table:style-name="ce1">
            <text:p>0,477638851</text:p>
          </table:table-cell>
          <table:table-cell office:value-type="float" office:value="-1.3551187158937701" table:style-name="ce1">
            <text:p>-1,355118716</text:p>
          </table:table-cell>
          <table:table-cell office:value-type="float" office:value="0.23126257639862899" table:style-name="ce1">
            <text:p>0,231262576</text:p>
          </table:table-cell>
          <table:table-cell table:number-columns-repeated="16379"/>
        </table:table-row>
        <table:table-row table:style-name="ro1">
          <table:table-cell office:value-type="float" office:value="150.5" table:style-name="ce1">
            <text:p>150,5</text:p>
          </table:table-cell>
          <table:table-cell office:value-type="float" office:value="5.1067169215249404" table:style-name="ce1">
            <text:p>5,106716922</text:p>
          </table:table-cell>
          <table:table-cell office:value-type="float" office:value="0.47880039090860299" table:style-name="ce1">
            <text:p>0,478800391</text:p>
          </table:table-cell>
          <table:table-cell office:value-type="float" office:value="-1.3416939437003601" table:style-name="ce1">
            <text:p>-1,341693944</text:p>
          </table:table-cell>
          <table:table-cell office:value-type="float" office:value="0.240544201891046" table:style-name="ce1">
            <text:p>0,240544202</text:p>
          </table:table-cell>
          <table:table-cell table:number-columns-repeated="1637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5.1567793802591098" table:style-name="ce1">
            <text:p>5,15677938</text:p>
          </table:table-cell>
          <table:table-cell office:value-type="float" office:value="0.47386464848131099" table:style-name="ce1">
            <text:p>0,473864648</text:p>
          </table:table-cell>
          <table:table-cell office:value-type="float" office:value="-1.3780303725165299" table:style-name="ce1">
            <text:p>-1,378030373</text:p>
          </table:table-cell>
          <table:table-cell office:value-type="float" office:value="0.226612084668769" table:style-name="ce1">
            <text:p>0,226612085</text:p>
          </table:table-cell>
          <table:table-cell table:number-columns-repeated="16379"/>
        </table:table-row>
        <table:table-row table:style-name="ro1">
          <table:table-cell office:value-type="float" office:value="151.5" table:style-name="ce1">
            <text:p>151,5</text:p>
          </table:table-cell>
          <table:table-cell office:value-type="float" office:value="5.1638382420272997" table:style-name="ce1">
            <text:p>5,163838242</text:p>
          </table:table-cell>
          <table:table-cell office:value-type="float" office:value="0.47477011591856" table:style-name="ce1">
            <text:p>0,474770116</text:p>
          </table:table-cell>
          <table:table-cell office:value-type="float" office:value="-1.3702140173049699" table:style-name="ce1">
            <text:p>-1,370214017</text:p>
          </table:table-cell>
          <table:table-cell office:value-type="float" office:value="0.226938856530189" table:style-name="ce1">
            <text:p>0,226938857</text:p>
          </table:table-cell>
          <table:table-cell table:number-columns-repeated="1637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5.1404664398113402" table:style-name="ce1">
            <text:p>5,14046644</text:p>
          </table:table-cell>
          <table:table-cell office:value-type="float" office:value="0.47678281477460899" table:style-name="ce1">
            <text:p>0,476782815</text:p>
          </table:table-cell>
          <table:table-cell office:value-type="float" office:value="-1.3448245697927099" table:style-name="ce1">
            <text:p>-1,34482457</text:p>
          </table:table-cell>
          <table:table-cell office:value-type="float" office:value="0.238464958749698" table:style-name="ce1">
            <text:p>0,238464959</text:p>
          </table:table-cell>
          <table:table-cell table:number-columns-repeated="16379"/>
        </table:table-row>
        <table:table-row table:style-name="ro1">
          <table:table-cell office:value-type="float" office:value="152.5" table:style-name="ce1">
            <text:p>152,5</text:p>
          </table:table-cell>
          <table:table-cell office:value-type="float" office:value="5.1805579189554596" table:style-name="ce1">
            <text:p>5,180557919</text:p>
          </table:table-cell>
          <table:table-cell office:value-type="float" office:value="0.47271987016237799" table:style-name="ce1">
            <text:p>0,47271987</text:p>
          </table:table-cell>
          <table:table-cell office:value-type="float" office:value="-1.3683192173724099" table:style-name="ce1">
            <text:p>-1,368319217</text:p>
          </table:table-cell>
          <table:table-cell office:value-type="float" office:value="0.22777524001378599" table:style-name="ce1">
            <text:p>0,22777524</text:p>
          </table:table-cell>
          <table:table-cell table:number-columns-repeated="1637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5.2303098920822002" table:style-name="ce1">
            <text:p>5,230309892</text:p>
          </table:table-cell>
          <table:table-cell office:value-type="float" office:value="0.46909970618031999" table:style-name="ce1">
            <text:p>0,469099706</text:p>
          </table:table-cell>
          <table:table-cell office:value-type="float" office:value="-1.39168507106376" table:style-name="ce1">
            <text:p>-1,391685071</text:p>
          </table:table-cell>
          <table:table-cell office:value-type="float" office:value="0.217047437180761" table:style-name="ce1">
            <text:p>0,217047437</text:p>
          </table:table-cell>
          <table:table-cell table:number-columns-repeated="16379"/>
        </table:table-row>
        <table:table-row table:style-name="ro1">
          <table:table-cell office:value-type="float" office:value="153.5" table:style-name="ce1">
            <text:p>153,5</text:p>
          </table:table-cell>
          <table:table-cell office:value-type="float" office:value="5.14844045633762" table:style-name="ce1">
            <text:p>5,148440456</text:p>
          </table:table-cell>
          <table:table-cell office:value-type="float" office:value="0.475228975531926" table:style-name="ce1">
            <text:p>0,475228976</text:p>
          </table:table-cell>
          <table:table-cell office:value-type="float" office:value="-1.36012088846949" table:style-name="ce1">
            <text:p>-1,360120888</text:p>
          </table:table-cell>
          <table:table-cell office:value-type="float" office:value="0.231260952375829" table:style-name="ce1">
            <text:p>0,231260952</text:p>
          </table:table-cell>
          <table:table-cell table:number-columns-repeated="1637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5.2072926578973204" table:style-name="ce1">
            <text:p>5,207292658</text:p>
          </table:table-cell>
          <table:table-cell office:value-type="float" office:value="0.47046607779335098" table:style-name="ce1">
            <text:p>0,470466078</text:p>
          </table:table-cell>
          <table:table-cell office:value-type="float" office:value="-1.39125709586216" table:style-name="ce1">
            <text:p>-1,391257096</text:p>
          </table:table-cell>
          <table:table-cell office:value-type="float" office:value="0.215629633062281" table:style-name="ce1">
            <text:p>0,215629633</text:p>
          </table:table-cell>
          <table:table-cell table:number-columns-repeated="16379"/>
        </table:table-row>
        <table:table-row table:style-name="ro1">
          <table:table-cell office:value-type="float" office:value="154.5" table:style-name="ce1">
            <text:p>154,5</text:p>
          </table:table-cell>
          <table:table-cell office:value-type="float" office:value="5.1815543227019596" table:style-name="ce1">
            <text:p>5,181554323</text:p>
          </table:table-cell>
          <table:table-cell office:value-type="float" office:value="0.47402042267766598" table:style-name="ce1">
            <text:p>0,474020423</text:p>
          </table:table-cell>
          <table:table-cell office:value-type="float" office:value="-1.3691808178302001" table:style-name="ce1">
            <text:p>-1,369180818</text:p>
          </table:table-cell>
          <table:table-cell office:value-type="float" office:value="0.22713911738274201" table:style-name="ce1">
            <text:p>0,227139117</text:p>
          </table:table-cell>
          <table:table-cell table:number-columns-repeated="1637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5.1601525437361602" table:style-name="ce1">
            <text:p>5,160152544</text:p>
          </table:table-cell>
          <table:table-cell office:value-type="float" office:value="0.475601358582601" table:style-name="ce1">
            <text:p>0,475601359</text:p>
          </table:table-cell>
          <table:table-cell office:value-type="float" office:value="-1.3660399443878399" table:style-name="ce1">
            <text:p>-1,366039944</text:p>
          </table:table-cell>
          <table:table-cell office:value-type="float" office:value="0.227301775033314" table:style-name="ce1">
            <text:p>0,227301775</text:p>
          </table:table-cell>
          <table:table-cell table:number-columns-repeated="16379"/>
        </table:table-row>
        <table:table-row table:style-name="ro1">
          <table:table-cell office:value-type="float" office:value="155.5" table:style-name="ce1">
            <text:p>155,5</text:p>
          </table:table-cell>
          <table:table-cell office:value-type="float" office:value="5.2209082766875099" table:style-name="ce1">
            <text:p>5,220908277</text:p>
          </table:table-cell>
          <table:table-cell office:value-type="float" office:value="0.47096417876306201" table:style-name="ce1">
            <text:p>0,470964179</text:p>
          </table:table-cell>
          <table:table-cell office:value-type="float" office:value="-1.3816391873296701" table:style-name="ce1">
            <text:p>-1,381639187</text:p>
          </table:table-cell>
          <table:table-cell office:value-type="float" office:value="0.22092126210725699" table:style-name="ce1">
            <text:p>0,220921262</text:p>
          </table:table-cell>
          <table:table-cell table:number-columns-repeated="1637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5.19684697355203" table:style-name="ce1">
            <text:p>5,196846974</text:p>
          </table:table-cell>
          <table:table-cell office:value-type="float" office:value="0.47051071003426098" table:style-name="ce1">
            <text:p>0,47051071</text:p>
          </table:table-cell>
          <table:table-cell office:value-type="float" office:value="-1.38043531827496" table:style-name="ce1">
            <text:p>-1,380435318</text:p>
          </table:table-cell>
          <table:table-cell office:value-type="float" office:value="0.22188952402436499" table:style-name="ce1">
            <text:p>0,221889524</text:p>
          </table:table-cell>
          <table:table-cell table:number-columns-repeated="16379"/>
        </table:table-row>
        <table:table-row table:style-name="ro1">
          <table:table-cell office:value-type="float" office:value="156.5" table:style-name="ce1">
            <text:p>156,5</text:p>
          </table:table-cell>
          <table:table-cell office:value-type="float" office:value="5.1678224877696" table:style-name="ce1">
            <text:p>5,167822488</text:p>
          </table:table-cell>
          <table:table-cell office:value-type="float" office:value="0.47396672050373601" table:style-name="ce1">
            <text:p>0,473966721</text:p>
          </table:table-cell>
          <table:table-cell office:value-type="float" office:value="-1.37199866915122" table:style-name="ce1">
            <text:p>-1,371998669</text:p>
          </table:table-cell>
          <table:table-cell office:value-type="float" office:value="0.225771816357445" table:style-name="ce1">
            <text:p>0,225771816</text:p>
          </table:table-cell>
          <table:table-cell table:number-columns-repeated="1637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5.1899380243797602" table:style-name="ce1">
            <text:p>5,189938024</text:p>
          </table:table-cell>
          <table:table-cell office:value-type="float" office:value="0.47149122900755203" table:style-name="ce1">
            <text:p>0,471491229</text:p>
          </table:table-cell>
          <table:table-cell office:value-type="float" office:value="-1.3863124212798601" table:style-name="ce1">
            <text:p>-1,386312421</text:p>
          </table:table-cell>
          <table:table-cell office:value-type="float" office:value="0.222869386621315" table:style-name="ce1">
            <text:p>0,222869387</text:p>
          </table:table-cell>
          <table:table-cell table:number-columns-repeated="16379"/>
        </table:table-row>
        <table:table-row table:style-name="ro1">
          <table:table-cell office:value-type="float" office:value="157.5" table:style-name="ce1">
            <text:p>157,5</text:p>
          </table:table-cell>
          <table:table-cell office:value-type="float" office:value="5.1497569383723398" table:style-name="ce1">
            <text:p>5,149756938</text:p>
          </table:table-cell>
          <table:table-cell office:value-type="float" office:value="0.47541462428829701" table:style-name="ce1">
            <text:p>0,475414624</text:p>
          </table:table-cell>
          <table:table-cell office:value-type="float" office:value="-1.3807119322989401" table:style-name="ce1">
            <text:p>-1,380711932</text:p>
          </table:table-cell>
          <table:table-cell office:value-type="float" office:value="0.22347002632438401" table:style-name="ce1">
            <text:p>0,223470026</text:p>
          </table:table-cell>
          <table:table-cell table:number-columns-repeated="1637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5.1827561775963904" table:style-name="ce1">
            <text:p>5,182756178</text:p>
          </table:table-cell>
          <table:table-cell office:value-type="float" office:value="0.47415554405237598" table:style-name="ce1">
            <text:p>0,474155544</text:p>
          </table:table-cell>
          <table:table-cell office:value-type="float" office:value="-1.36580358194701" table:style-name="ce1">
            <text:p>-1,365803582</text:p>
          </table:table-cell>
          <table:table-cell office:value-type="float" office:value="0.22762651644401" table:style-name="ce1">
            <text:p>0,227626516</text:p>
          </table:table-cell>
          <table:table-cell table:number-columns-repeated="16379"/>
        </table:table-row>
        <table:table-row table:style-name="ro1">
          <table:table-cell office:value-type="float" office:value="158.5" table:style-name="ce1">
            <text:p>158,5</text:p>
          </table:table-cell>
          <table:table-cell office:value-type="float" office:value="5.1953285959324296" table:style-name="ce1">
            <text:p>5,195328596</text:p>
          </table:table-cell>
          <table:table-cell office:value-type="float" office:value="0.47301533300762699" table:style-name="ce1">
            <text:p>0,473015333</text:p>
          </table:table-cell>
          <table:table-cell office:value-type="float" office:value="-1.3834608536969799" table:style-name="ce1">
            <text:p>-1,383460854</text:p>
          </table:table-cell>
          <table:table-cell office:value-type="float" office:value="0.223003665048431" table:style-name="ce1">
            <text:p>0,223003665</text:p>
          </table:table-cell>
          <table:table-cell table:number-columns-repeated="1637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5.1728665697983596" table:style-name="ce1">
            <text:p>5,17286657</text:p>
          </table:table-cell>
          <table:table-cell office:value-type="float" office:value="0.47342908272930101" table:style-name="ce1">
            <text:p>0,473429083</text:p>
          </table:table-cell>
          <table:table-cell office:value-type="float" office:value="-1.3864051153024499" table:style-name="ce1">
            <text:p>-1,386405115</text:p>
          </table:table-cell>
          <table:table-cell office:value-type="float" office:value="0.21883424669453599" table:style-name="ce1">
            <text:p>0,218834247</text:p>
          </table:table-cell>
          <table:table-cell table:number-columns-repeated="16379"/>
        </table:table-row>
        <table:table-row table:style-name="ro1">
          <table:table-cell office:value-type="float" office:value="159.5" table:style-name="ce1">
            <text:p>159,5</text:p>
          </table:table-cell>
          <table:table-cell office:value-type="float" office:value="5.1978776472917296" table:style-name="ce1">
            <text:p>5,197877647</text:p>
          </table:table-cell>
          <table:table-cell office:value-type="float" office:value="0.473201220415292" table:style-name="ce1">
            <text:p>0,47320122</text:p>
          </table:table-cell>
          <table:table-cell office:value-type="float" office:value="-1.3881006896322301" table:style-name="ce1">
            <text:p>-1,38810069</text:p>
          </table:table-cell>
          <table:table-cell office:value-type="float" office:value="0.22116441448212901" table:style-name="ce1">
            <text:p>0,221164414</text:p>
          </table:table-cell>
          <table:table-cell table:number-columns-repeated="1637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5.1897456043207901" table:style-name="ce1">
            <text:p>5,189745604</text:p>
          </table:table-cell>
          <table:table-cell office:value-type="float" office:value="0.47124820085941399" table:style-name="ce1">
            <text:p>0,471248201</text:p>
          </table:table-cell>
          <table:table-cell office:value-type="float" office:value="-1.38128758038888" table:style-name="ce1">
            <text:p>-1,38128758</text:p>
          </table:table-cell>
          <table:table-cell office:value-type="float" office:value="0.22045313017305601" table:style-name="ce1">
            <text:p>0,22045313</text:p>
          </table:table-cell>
          <table:table-cell table:number-columns-repeated="16379"/>
        </table:table-row>
        <table:table-row table:style-name="ro1">
          <table:table-cell office:value-type="float" office:value="160.5" table:style-name="ce1">
            <text:p>160,5</text:p>
          </table:table-cell>
          <table:table-cell office:value-type="float" office:value="5.1937954763954002" table:style-name="ce1">
            <text:p>5,193795476</text:p>
          </table:table-cell>
          <table:table-cell office:value-type="float" office:value="0.47214065593274501" table:style-name="ce1">
            <text:p>0,472140656</text:p>
          </table:table-cell>
          <table:table-cell office:value-type="float" office:value="-1.3898845535805" table:style-name="ce1">
            <text:p>-1,389884554</text:p>
          </table:table-cell>
          <table:table-cell office:value-type="float" office:value="0.221993716864645" table:style-name="ce1">
            <text:p>0,221993717</text:p>
          </table:table-cell>
          <table:table-cell table:number-columns-repeated="1637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5.1908242616771201" table:style-name="ce1">
            <text:p>5,190824262</text:p>
          </table:table-cell>
          <table:table-cell office:value-type="float" office:value="0.47214483803192098" table:style-name="ce1">
            <text:p>0,472144838</text:p>
          </table:table-cell>
          <table:table-cell office:value-type="float" office:value="-1.3924211869293699" table:style-name="ce1">
            <text:p>-1,392421187</text:p>
          </table:table-cell>
          <table:table-cell office:value-type="float" office:value="0.22076217352017299" table:style-name="ce1">
            <text:p>0,220762174</text:p>
          </table:table-cell>
          <table:table-cell table:number-columns-repeated="16379"/>
        </table:table-row>
        <table:table-row table:style-name="ro1">
          <table:table-cell office:value-type="float" office:value="161.5" table:style-name="ce1">
            <text:p>161,5</text:p>
          </table:table-cell>
          <table:table-cell office:value-type="float" office:value="5.1987811553910301" table:style-name="ce1">
            <text:p>5,198781155</text:p>
          </table:table-cell>
          <table:table-cell office:value-type="float" office:value="0.47238137681716702" table:style-name="ce1">
            <text:p>0,472381377</text:p>
          </table:table-cell>
          <table:table-cell office:value-type="float" office:value="-1.39822583743233" table:style-name="ce1">
            <text:p>-1,398225837</text:p>
          </table:table-cell>
          <table:table-cell office:value-type="float" office:value="0.218507874088923" table:style-name="ce1">
            <text:p>0,218507874</text:p>
          </table:table-cell>
          <table:table-cell table:number-columns-repeated="1637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5.1816857236412597" table:style-name="ce1">
            <text:p>5,181685724</text:p>
          </table:table-cell>
          <table:table-cell office:value-type="float" office:value="0.47219123546356701" table:style-name="ce1">
            <text:p>0,472191235</text:p>
          </table:table-cell>
          <table:table-cell office:value-type="float" office:value="-1.39804236261336" table:style-name="ce1">
            <text:p>-1,398042363</text:p>
          </table:table-cell>
          <table:table-cell office:value-type="float" office:value="0.218779656787814" table:style-name="ce1">
            <text:p>0,218779657</text:p>
          </table:table-cell>
          <table:table-cell table:number-columns-repeated="16379"/>
        </table:table-row>
        <table:table-row table:style-name="ro1">
          <table:table-cell office:value-type="float" office:value="162.5" table:style-name="ce1">
            <text:p>162,5</text:p>
          </table:table-cell>
          <table:table-cell office:value-type="float" office:value="5.1842233506487698" table:style-name="ce1">
            <text:p>5,184223351</text:p>
          </table:table-cell>
          <table:table-cell office:value-type="float" office:value="0.47105855920370299" table:style-name="ce1">
            <text:p>0,471058559</text:p>
          </table:table-cell>
          <table:table-cell office:value-type="float" office:value="-1.3955461877565001" table:style-name="ce1">
            <text:p>-1,395546188</text:p>
          </table:table-cell>
          <table:table-cell office:value-type="float" office:value="0.21775387584005801" table:style-name="ce1">
            <text:p>0,217753876</text:p>
          </table:table-cell>
          <table:table-cell table:number-columns-repeated="1637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5.1839235220787003" table:style-name="ce1">
            <text:p>5,183923522</text:p>
          </table:table-cell>
          <table:table-cell office:value-type="float" office:value="0.47229167534224398" table:style-name="ce1">
            <text:p>0,472291675</text:p>
          </table:table-cell>
          <table:table-cell office:value-type="float" office:value="-1.3930925828971901" table:style-name="ce1">
            <text:p>-1,393092583</text:p>
          </table:table-cell>
          <table:table-cell office:value-type="float" office:value="0.21894331189724001" table:style-name="ce1">
            <text:p>0,218943312</text:p>
          </table:table-cell>
          <table:table-cell table:number-columns-repeated="16379"/>
        </table:table-row>
        <table:table-row table:style-name="ro1">
          <table:table-cell office:value-type="float" office:value="163.5" table:style-name="ce1">
            <text:p>163,5</text:p>
          </table:table-cell>
          <table:table-cell office:value-type="float" office:value="5.1179415574507097" table:style-name="ce1">
            <text:p>5,117941557</text:p>
          </table:table-cell>
          <table:table-cell office:value-type="float" office:value="0.47601173630886001" table:style-name="ce1">
            <text:p>0,476011736</text:p>
          </table:table-cell>
          <table:table-cell office:value-type="float" office:value="-1.37805127304229" table:style-name="ce1">
            <text:p>-1,378051273</text:p>
          </table:table-cell>
          <table:table-cell office:value-type="float" office:value="0.223505796870477" table:style-name="ce1">
            <text:p>0,223505797</text:p>
          </table:table-cell>
          <table:table-cell table:number-columns-repeated="1637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5.1552608971429601" table:style-name="ce1">
            <text:p>5,155260897</text:p>
          </table:table-cell>
          <table:table-cell office:value-type="float" office:value="0.47354263458593199" table:style-name="ce1">
            <text:p>0,473542635</text:p>
          </table:table-cell>
          <table:table-cell office:value-type="float" office:value="-1.3917889996266499" table:style-name="ce1">
            <text:p>-1,391789</text:p>
          </table:table-cell>
          <table:table-cell office:value-type="float" office:value="0.22012122771350701" table:style-name="ce1">
            <text:p>0,220121228</text:p>
          </table:table-cell>
          <table:table-cell table:number-columns-repeated="16379"/>
        </table:table-row>
        <table:table-row table:style-name="ro1">
          <table:table-cell office:value-type="float" office:value="164.5" table:style-name="ce1">
            <text:p>164,5</text:p>
          </table:table-cell>
          <table:table-cell office:value-type="float" office:value="5.1355636333579699" table:style-name="ce1">
            <text:p>5,135563633</text:p>
          </table:table-cell>
          <table:table-cell office:value-type="float" office:value="0.47463745690446402" table:style-name="ce1">
            <text:p>0,474637457</text:p>
          </table:table-cell>
          <table:table-cell office:value-type="float" office:value="-1.39012037517383" table:style-name="ce1">
            <text:p>-1,390120375</text:p>
          </table:table-cell>
          <table:table-cell office:value-type="float" office:value="0.22079820411826501" table:style-name="ce1">
            <text:p>0,220798204</text:p>
          </table:table-cell>
          <table:table-cell table:number-columns-repeated="1637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5.1360443537598703" table:style-name="ce1">
            <text:p>5,136044354</text:p>
          </table:table-cell>
          <table:table-cell office:value-type="float" office:value="0.47411213119541801" table:style-name="ce1">
            <text:p>0,474112131</text:p>
          </table:table-cell>
          <table:table-cell office:value-type="float" office:value="-1.3934992536595101" table:style-name="ce1">
            <text:p>-1,393499254</text:p>
          </table:table-cell>
          <table:table-cell office:value-type="float" office:value="0.22054641236279601" table:style-name="ce1">
            <text:p>0,220546412</text:p>
          </table:table-cell>
          <table:table-cell table:number-columns-repeated="16379"/>
        </table:table-row>
        <table:table-row table:style-name="ro1">
          <table:table-cell office:value-type="float" office:value="165.5" table:style-name="ce1">
            <text:p>165,5</text:p>
          </table:table-cell>
          <table:table-cell office:value-type="float" office:value="5.1652174118982801" table:style-name="ce1">
            <text:p>5,165217412</text:p>
          </table:table-cell>
          <table:table-cell office:value-type="float" office:value="0.47123408613182399" table:style-name="ce1">
            <text:p>0,471234086</text:p>
          </table:table-cell>
          <table:table-cell office:value-type="float" office:value="-1.3968673777157199" table:style-name="ce1">
            <text:p>-1,396867378</text:p>
          </table:table-cell>
          <table:table-cell office:value-type="float" office:value="0.215536020043024" table:style-name="ce1">
            <text:p>0,21553602</text:p>
          </table:table-cell>
          <table:table-cell table:number-columns-repeated="1637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5.1425110486821204" table:style-name="ce1">
            <text:p>5,142511049</text:p>
          </table:table-cell>
          <table:table-cell office:value-type="float" office:value="0.47301318405635001" table:style-name="ce1">
            <text:p>0,473013184</text:p>
          </table:table-cell>
          <table:table-cell office:value-type="float" office:value="-1.3999808972569201" table:style-name="ce1">
            <text:p>-1,399980897</text:p>
          </table:table-cell>
          <table:table-cell office:value-type="float" office:value="0.214677607751699" table:style-name="ce1">
            <text:p>0,214677608</text:p>
          </table:table-cell>
          <table:table-cell table:number-columns-repeated="16379"/>
        </table:table-row>
        <table:table-row table:style-name="ro1">
          <table:table-cell office:value-type="float" office:value="166.5" table:style-name="ce1">
            <text:p>166,5</text:p>
          </table:table-cell>
          <table:table-cell office:value-type="float" office:value="5.1709763606801902" table:style-name="ce1">
            <text:p>5,170976361</text:p>
          </table:table-cell>
          <table:table-cell office:value-type="float" office:value="0.47117095091009098" table:style-name="ce1">
            <text:p>0,471170951</text:p>
          </table:table-cell>
          <table:table-cell office:value-type="float" office:value="-1.3974546638507099" table:style-name="ce1">
            <text:p>-1,397454664</text:p>
          </table:table-cell>
          <table:table-cell office:value-type="float" office:value="0.21715414471636801" table:style-name="ce1">
            <text:p>0,217154145</text:p>
          </table:table-cell>
          <table:table-cell table:number-columns-repeated="1637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5.1330583721682999" table:style-name="ce1">
            <text:p>5,133058372</text:p>
          </table:table-cell>
          <table:table-cell office:value-type="float" office:value="0.47336345748951802" table:style-name="ce1">
            <text:p>0,473363457</text:p>
          </table:table-cell>
          <table:table-cell office:value-type="float" office:value="-1.3893213169569201" table:style-name="ce1">
            <text:p>-1,389321317</text:p>
          </table:table-cell>
          <table:table-cell office:value-type="float" office:value="0.22254415654776499" table:style-name="ce1">
            <text:p>0,222544157</text:p>
          </table:table-cell>
          <table:table-cell table:number-columns-repeated="16379"/>
        </table:table-row>
        <table:table-row table:style-name="ro1">
          <table:table-cell office:value-type="float" office:value="167.5" table:style-name="ce1">
            <text:p>167,5</text:p>
          </table:table-cell>
          <table:table-cell office:value-type="float" office:value="5.14128224766778" table:style-name="ce1">
            <text:p>5,141282248</text:p>
          </table:table-cell>
          <table:table-cell office:value-type="float" office:value="0.47223427637550103" table:style-name="ce1">
            <text:p>0,472234276</text:p>
          </table:table-cell>
          <table:table-cell office:value-type="float" office:value="-1.3845126246578501" table:style-name="ce1">
            <text:p>-1,384512625</text:p>
          </table:table-cell>
          <table:table-cell office:value-type="float" office:value="0.222644379390638" table:style-name="ce1">
            <text:p>0,222644379</text:p>
          </table:table-cell>
          <table:table-cell table:number-columns-repeated="1637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5.1305055271986104" table:style-name="ce1">
            <text:p>5,130505527</text:p>
          </table:table-cell>
          <table:table-cell office:value-type="float" office:value="0.473890224539736" table:style-name="ce1">
            <text:p>0,473890225</text:p>
          </table:table-cell>
          <table:table-cell office:value-type="float" office:value="-1.39009047747863" table:style-name="ce1">
            <text:p>-1,390090477</text:p>
          </table:table-cell>
          <table:table-cell office:value-type="float" office:value="0.22078929462831601" table:style-name="ce1">
            <text:p>0,220789295</text:p>
          </table:table-cell>
          <table:table-cell table:number-columns-repeated="16379"/>
        </table:table-row>
        <table:table-row table:style-name="ro1">
          <table:table-cell office:value-type="float" office:value="168.5" table:style-name="ce1">
            <text:p>168,5</text:p>
          </table:table-cell>
          <table:table-cell office:value-type="float" office:value="5.1456584638493101" table:style-name="ce1">
            <text:p>5,145658464</text:p>
          </table:table-cell>
          <table:table-cell office:value-type="float" office:value="0.47246633084195799" table:style-name="ce1">
            <text:p>0,472466331</text:p>
          </table:table-cell>
          <table:table-cell office:value-type="float" office:value="-1.39647331251572" table:style-name="ce1">
            <text:p>-1,396473313</text:p>
          </table:table-cell>
          <table:table-cell office:value-type="float" office:value="0.21953452368529999" table:style-name="ce1">
            <text:p>0,219534524</text:p>
          </table:table-cell>
          <table:table-cell table:number-columns-repeated="1637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5.1051510513425997" table:style-name="ce1">
            <text:p>5,105151051</text:p>
          </table:table-cell>
          <table:table-cell office:value-type="float" office:value="0.47549092569568102" table:style-name="ce1">
            <text:p>0,475490926</text:p>
          </table:table-cell>
          <table:table-cell office:value-type="float" office:value="-1.3974336072851501" table:style-name="ce1">
            <text:p>-1,397433607</text:p>
          </table:table-cell>
          <table:table-cell office:value-type="float" office:value="0.22157007771413101" table:style-name="ce1">
            <text:p>0,221570078</text:p>
          </table:table-cell>
          <table:table-cell table:number-columns-repeated="16379"/>
        </table:table-row>
        <table:table-row table:style-name="ro1">
          <table:table-cell office:value-type="float" office:value="169.5" table:style-name="ce1">
            <text:p>169,5</text:p>
          </table:table-cell>
          <table:table-cell office:value-type="float" office:value="5.1002320947359499" table:style-name="ce1">
            <text:p>5,100232095</text:p>
          </table:table-cell>
          <table:table-cell office:value-type="float" office:value="0.47749600917329099" table:style-name="ce1">
            <text:p>0,477496009</text:p>
          </table:table-cell>
          <table:table-cell office:value-type="float" office:value="-1.3815568742586399" table:style-name="ce1">
            <text:p>-1,381556874</text:p>
          </table:table-cell>
          <table:table-cell office:value-type="float" office:value="0.22325173728185199" table:style-name="ce1">
            <text:p>0,223251737</text:p>
          </table:table-cell>
          <table:table-cell table:number-columns-repeated="1637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5.1185419573556201" table:style-name="ce1">
            <text:p>5,118541957</text:p>
          </table:table-cell>
          <table:table-cell office:value-type="float" office:value="0.47541367781013999" table:style-name="ce1">
            <text:p>0,475413678</text:p>
          </table:table-cell>
          <table:table-cell office:value-type="float" office:value="-1.3937090460733701" table:style-name="ce1">
            <text:p>-1,393709046</text:p>
          </table:table-cell>
          <table:table-cell office:value-type="float" office:value="0.220019068798465" table:style-name="ce1">
            <text:p>0,220019069</text:p>
          </table:table-cell>
          <table:table-cell table:number-columns-repeated="16379"/>
        </table:table-row>
        <table:table-row table:style-name="ro1">
          <table:table-cell office:value-type="float" office:value="170.5" table:style-name="ce1">
            <text:p>170,5</text:p>
          </table:table-cell>
          <table:table-cell office:value-type="float" office:value="5.1210002473439502" table:style-name="ce1">
            <text:p>5,121000247</text:p>
          </table:table-cell>
          <table:table-cell office:value-type="float" office:value="0.47435085121269999" table:style-name="ce1">
            <text:p>0,474350851</text:p>
          </table:table-cell>
          <table:table-cell office:value-type="float" office:value="-1.40095963303086" table:style-name="ce1">
            <text:p>-1,400959633</text:p>
          </table:table-cell>
          <table:table-cell office:value-type="float" office:value="0.21798591447927099" table:style-name="ce1">
            <text:p>0,217985914</text:p>
          </table:table-cell>
          <table:table-cell table:number-columns-repeated="1637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5.0983741627609902" table:style-name="ce1">
            <text:p>5,098374163</text:p>
          </table:table-cell>
          <table:table-cell office:value-type="float" office:value="0.47508962298240798" table:style-name="ce1">
            <text:p>0,475089623</text:p>
          </table:table-cell>
          <table:table-cell office:value-type="float" office:value="-1.39698781220514" table:style-name="ce1">
            <text:p>-1,396987812</text:p>
          </table:table-cell>
          <table:table-cell office:value-type="float" office:value="0.21886707703502301" table:style-name="ce1">
            <text:p>0,218867077</text:p>
          </table:table-cell>
          <table:table-cell table:number-columns-repeated="16379"/>
        </table:table-row>
        <table:table-row table:style-name="ro1">
          <table:table-cell office:value-type="float" office:value="171.5" table:style-name="ce1">
            <text:p>171,5</text:p>
          </table:table-cell>
          <table:table-cell office:value-type="float" office:value="5.0849900784922903" table:style-name="ce1">
            <text:p>5,084990078</text:p>
          </table:table-cell>
          <table:table-cell office:value-type="float" office:value="0.47595162404004399" table:style-name="ce1">
            <text:p>0,475951624</text:p>
          </table:table-cell>
          <table:table-cell office:value-type="float" office:value="-1.3968957721465201" table:style-name="ce1">
            <text:p>-1,396895772</text:p>
          </table:table-cell>
          <table:table-cell office:value-type="float" office:value="0.220210023037999" table:style-name="ce1">
            <text:p>0,220210023</text:p>
          </table:table-cell>
          <table:table-cell table:number-columns-repeated="1637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5.1307841515523798" table:style-name="ce1">
            <text:p>5,130784152</text:p>
          </table:table-cell>
          <table:table-cell office:value-type="float" office:value="0.47329450842231502" table:style-name="ce1">
            <text:p>0,473294508</text:p>
          </table:table-cell>
          <table:table-cell office:value-type="float" office:value="-1.4023242779355001" table:style-name="ce1">
            <text:p>-1,402324278</text:p>
          </table:table-cell>
          <table:table-cell office:value-type="float" office:value="0.22009566758354501" table:style-name="ce1">
            <text:p>0,220095668</text:p>
          </table:table-cell>
          <table:table-cell table:number-columns-repeated="16379"/>
        </table:table-row>
        <table:table-row table:style-name="ro1">
          <table:table-cell office:value-type="float" office:value="172.5" table:style-name="ce1">
            <text:p>172,5</text:p>
          </table:table-cell>
          <table:table-cell office:value-type="float" office:value="5.07102335287746" table:style-name="ce1">
            <text:p>5,071023353</text:p>
          </table:table-cell>
          <table:table-cell office:value-type="float" office:value="0.47538929167140698" table:style-name="ce1">
            <text:p>0,475389292</text:p>
          </table:table-cell>
          <table:table-cell office:value-type="float" office:value="-1.3849207250648099" table:style-name="ce1">
            <text:p>-1,384920725</text:p>
          </table:table-cell>
          <table:table-cell office:value-type="float" office:value="0.22378686913732901" table:style-name="ce1">
            <text:p>0,223786869</text:p>
          </table:table-cell>
          <table:table-cell table:number-columns-repeated="16379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5.1079215296368998" table:style-name="ce1">
            <text:p>5,10792153</text:p>
          </table:table-cell>
          <table:table-cell office:value-type="float" office:value="0.47518306977706698" table:style-name="ce1">
            <text:p>0,47518307</text:p>
          </table:table-cell>
          <table:table-cell office:value-type="float" office:value="-1.39439895462667" table:style-name="ce1">
            <text:p>-1,394398955</text:p>
          </table:table-cell>
          <table:table-cell office:value-type="float" office:value="0.219858456948238" table:style-name="ce1">
            <text:p>0,219858457</text:p>
          </table:table-cell>
          <table:table-cell table:number-columns-repeated="16379"/>
        </table:table-row>
        <table:table-row table:style-name="ro1">
          <table:table-cell office:value-type="float" office:value="173.5" table:style-name="ce1">
            <text:p>173,5</text:p>
          </table:table-cell>
          <table:table-cell office:value-type="float" office:value="5.0778352245891902" table:style-name="ce1">
            <text:p>5,077835225</text:p>
          </table:table-cell>
          <table:table-cell office:value-type="float" office:value="0.47590060188462502" table:style-name="ce1">
            <text:p>0,475900602</text:p>
          </table:table-cell>
          <table:table-cell office:value-type="float" office:value="-1.3934857671790699" table:style-name="ce1">
            <text:p>-1,393485767</text:p>
          </table:table-cell>
          <table:table-cell office:value-type="float" office:value="0.221959123567289" table:style-name="ce1">
            <text:p>0,221959124</text:p>
          </table:table-cell>
          <table:table-cell table:number-columns-repeated="16379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5.0750638590388002" table:style-name="ce1">
            <text:p>5,075063859</text:p>
          </table:table-cell>
          <table:table-cell office:value-type="float" office:value="0.47554334361761502" table:style-name="ce1">
            <text:p>0,475543344</text:p>
          </table:table-cell>
          <table:table-cell office:value-type="float" office:value="-1.38937754199171" table:style-name="ce1">
            <text:p>-1,389377542</text:p>
          </table:table-cell>
          <table:table-cell office:value-type="float" office:value="0.22486767881787401" table:style-name="ce1">
            <text:p>0,224867679</text:p>
          </table:table-cell>
          <table:table-cell table:number-columns-repeated="16379"/>
        </table:table-row>
        <table:table-row table:style-name="ro1">
          <table:table-cell office:value-type="float" office:value="174.5" table:style-name="ce1">
            <text:p>174,5</text:p>
          </table:table-cell>
          <table:table-cell office:value-type="float" office:value="5.1394445644542701" table:style-name="ce1">
            <text:p>5,139444564</text:p>
          </table:table-cell>
          <table:table-cell office:value-type="float" office:value="0.47493752452044302" table:style-name="ce1">
            <text:p>0,474937525</text:p>
          </table:table-cell>
          <table:table-cell office:value-type="float" office:value="-1.4064911595554399" table:style-name="ce1">
            <text:p>-1,40649116</text:p>
          </table:table-cell>
          <table:table-cell office:value-type="float" office:value="0.21507108153794299" table:style-name="ce1">
            <text:p>0,215071082</text:p>
          </table:table-cell>
          <table:table-cell table:number-columns-repeated="16379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5.0677473594077096" table:style-name="ce1">
            <text:p>5,067747359</text:p>
          </table:table-cell>
          <table:table-cell office:value-type="float" office:value="0.47861112161553998" table:style-name="ce1">
            <text:p>0,478611122</text:p>
          </table:table-cell>
          <table:table-cell office:value-type="float" office:value="-1.3910894417409201" table:style-name="ce1">
            <text:p>-1,391089442</text:p>
          </table:table-cell>
          <table:table-cell office:value-type="float" office:value="0.223265657033624" table:style-name="ce1">
            <text:p>0,223265657</text:p>
          </table:table-cell>
          <table:table-cell table:number-columns-repeated="16379"/>
        </table:table-row>
        <table:table-row table:style-name="ro1">
          <table:table-cell office:value-type="float" office:value="175.5" table:style-name="ce1">
            <text:p>175,5</text:p>
          </table:table-cell>
          <table:table-cell office:value-type="float" office:value="5.0656216954992903" table:style-name="ce1">
            <text:p>5,065621695</text:p>
          </table:table-cell>
          <table:table-cell office:value-type="float" office:value="0.47602876194830401" table:style-name="ce1">
            <text:p>0,476028762</text:p>
          </table:table-cell>
          <table:table-cell office:value-type="float" office:value="-1.39416820853228" table:style-name="ce1">
            <text:p>-1,394168209</text:p>
          </table:table-cell>
          <table:table-cell office:value-type="float" office:value="0.22162449204406801" table:style-name="ce1">
            <text:p>0,221624492</text:p>
          </table:table-cell>
          <table:table-cell table:number-columns-repeated="16379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5.0862750424293797" table:style-name="ce1">
            <text:p>5,086275042</text:p>
          </table:table-cell>
          <table:table-cell office:value-type="float" office:value="0.47732717702282101" table:style-name="ce1">
            <text:p>0,477327177</text:p>
          </table:table-cell>
          <table:table-cell office:value-type="float" office:value="-1.3856182735809801" table:style-name="ce1">
            <text:p>-1,385618274</text:p>
          </table:table-cell>
          <table:table-cell office:value-type="float" office:value="0.224415507324429" table:style-name="ce1">
            <text:p>0,224415507</text:p>
          </table:table-cell>
          <table:table-cell table:number-columns-repeated="16379"/>
        </table:table-row>
        <table:table-row table:style-name="ro1">
          <table:table-cell office:value-type="float" office:value="176.5" table:style-name="ce1">
            <text:p>176,5</text:p>
          </table:table-cell>
          <table:table-cell office:value-type="float" office:value="5.1145893352286498" table:style-name="ce1">
            <text:p>5,114589335</text:p>
          </table:table-cell>
          <table:table-cell office:value-type="float" office:value="0.47511453561282202" table:style-name="ce1">
            <text:p>0,475114536</text:p>
          </table:table-cell>
          <table:table-cell office:value-type="float" office:value="-1.4020668955750499" table:style-name="ce1">
            <text:p>-1,402066896</text:p>
          </table:table-cell>
          <table:table-cell office:value-type="float" office:value="0.21405778902747" table:style-name="ce1">
            <text:p>0,214057789</text:p>
          </table:table-cell>
          <table:table-cell table:number-columns-repeated="16379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5.0756989096562801" table:style-name="ce1">
            <text:p>5,07569891</text:p>
          </table:table-cell>
          <table:table-cell office:value-type="float" office:value="0.47690843997996601" table:style-name="ce1">
            <text:p>0,47690844</text:p>
          </table:table-cell>
          <table:table-cell office:value-type="float" office:value="-1.3820697740627299" table:style-name="ce1">
            <text:p>-1,382069774</text:p>
          </table:table-cell>
          <table:table-cell office:value-type="float" office:value="0.22459842784088499" table:style-name="ce1">
            <text:p>0,224598428</text:p>
          </table:table-cell>
          <table:table-cell table:number-columns-repeated="16379"/>
        </table:table-row>
        <table:table-row table:style-name="ro1">
          <table:table-cell office:value-type="float" office:value="177.5" table:style-name="ce1">
            <text:p>177,5</text:p>
          </table:table-cell>
          <table:table-cell office:value-type="float" office:value="5.0685707443701302" table:style-name="ce1">
            <text:p>5,068570744</text:p>
          </table:table-cell>
          <table:table-cell office:value-type="float" office:value="0.47809920494257901" table:style-name="ce1">
            <text:p>0,478099205</text:p>
          </table:table-cell>
          <table:table-cell office:value-type="float" office:value="-1.3614444463011099" table:style-name="ce1">
            <text:p>-1,361444446</text:p>
          </table:table-cell>
          <table:table-cell office:value-type="float" office:value="0.233954485227585" table:style-name="ce1">
            <text:p>0,233954485</text:p>
          </table:table-cell>
          <table:table-cell table:number-columns-repeated="16379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5.0599576978212299" table:style-name="ce1">
            <text:p>5,059957698</text:p>
          </table:table-cell>
          <table:table-cell office:value-type="float" office:value="0.47738984296145798" table:style-name="ce1">
            <text:p>0,477389843</text:p>
          </table:table-cell>
          <table:table-cell office:value-type="float" office:value="-1.4007095067897699" table:style-name="ce1">
            <text:p>-1,400709507</text:p>
          </table:table-cell>
          <table:table-cell office:value-type="float" office:value="0.22098946544197501" table:style-name="ce1">
            <text:p>0,220989465</text:p>
          </table:table-cell>
          <table:table-cell table:number-columns-repeated="16379"/>
        </table:table-row>
        <table:table-row table:style-name="ro1">
          <table:table-cell office:value-type="float" office:value="178.5" table:style-name="ce1">
            <text:p>178,5</text:p>
          </table:table-cell>
          <table:table-cell office:value-type="float" office:value="5.1019467566568997" table:style-name="ce1">
            <text:p>5,101946757</text:p>
          </table:table-cell>
          <table:table-cell office:value-type="float" office:value="0.47424814457187398" table:style-name="ce1">
            <text:p>0,474248145</text:p>
          </table:table-cell>
          <table:table-cell office:value-type="float" office:value="-1.3844200382059699" table:style-name="ce1">
            <text:p>-1,384420038</text:p>
          </table:table-cell>
          <table:table-cell office:value-type="float" office:value="0.22598218224748101" table:style-name="ce1">
            <text:p>0,225982182</text:p>
          </table:table-cell>
          <table:table-cell table:number-columns-repeated="16379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5.0746932900464596" table:style-name="ce1">
            <text:p>5,07469329</text:p>
          </table:table-cell>
          <table:table-cell office:value-type="float" office:value="0.47641989004372698" table:style-name="ce1">
            <text:p>0,47641989</text:p>
          </table:table-cell>
          <table:table-cell office:value-type="float" office:value="-1.38647134377892" table:style-name="ce1">
            <text:p>-1,386471344</text:p>
          </table:table-cell>
          <table:table-cell office:value-type="float" office:value="0.22343120724211499" table:style-name="ce1">
            <text:p>0,223431207</text:p>
          </table:table-cell>
          <table:table-cell table:number-columns-repeated="16379"/>
        </table:table-row>
        <table:table-row table:style-name="ro1">
          <table:table-cell office:value-type="float" office:value="179.5" table:style-name="ce1">
            <text:p>179,5</text:p>
          </table:table-cell>
          <table:table-cell office:value-type="float" office:value="5.0643490223770797" table:style-name="ce1">
            <text:p>5,064349022</text:p>
          </table:table-cell>
          <table:table-cell office:value-type="float" office:value="0.47858339765272201" table:style-name="ce1">
            <text:p>0,478583398</text:p>
          </table:table-cell>
          <table:table-cell office:value-type="float" office:value="-1.3945752351698999" table:style-name="ce1">
            <text:p>-1,394575235</text:p>
          </table:table-cell>
          <table:table-cell office:value-type="float" office:value="0.22034931452341899" table:style-name="ce1">
            <text:p>0,220349315</text:p>
          </table:table-cell>
          <table:table-cell table:number-columns-repeated="16379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5.0176480926310303" table:style-name="ce1">
            <text:p>5,017648093</text:p>
          </table:table-cell>
          <table:table-cell office:value-type="float" office:value="0.48145764358270199" table:style-name="ce1">
            <text:p>0,481457644</text:p>
          </table:table-cell>
          <table:table-cell office:value-type="float" office:value="-1.3863154398317601" table:style-name="ce1">
            <text:p>-1,38631544</text:p>
          </table:table-cell>
          <table:table-cell office:value-type="float" office:value="0.225332909024341" table:style-name="ce1">
            <text:p>0,225332909</text:p>
          </table:table-cell>
          <table:table-cell table:number-columns-repeated="16379"/>
        </table:table-row>
        <table:table-row table:style-name="ro1">
          <table:table-cell office:value-type="float" office:value="180.5" table:style-name="ce1">
            <text:p>180,5</text:p>
          </table:table-cell>
          <table:table-cell office:value-type="float" office:value="5.0285780614256996" table:style-name="ce1">
            <text:p>5,028578061</text:p>
          </table:table-cell>
          <table:table-cell office:value-type="float" office:value="0.48055148445141999" table:style-name="ce1">
            <text:p>0,480551484</text:p>
          </table:table-cell>
          <table:table-cell office:value-type="float" office:value="-1.3615783928868299" table:style-name="ce1">
            <text:p>-1,361578393</text:p>
          </table:table-cell>
          <table:table-cell office:value-type="float" office:value="0.231258410188946" table:style-name="ce1">
            <text:p>0,23125841</text:p>
          </table:table-cell>
          <table:table-cell table:number-columns-repeated="16379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5.0481962551003203" table:style-name="ce1">
            <text:p>5,048196255</text:p>
          </table:table-cell>
          <table:table-cell office:value-type="float" office:value="0.47848667643944398" table:style-name="ce1">
            <text:p>0,478486676</text:p>
          </table:table-cell>
          <table:table-cell office:value-type="float" office:value="-1.3790311952057299" table:style-name="ce1">
            <text:p>-1,379031195</text:p>
          </table:table-cell>
          <table:table-cell office:value-type="float" office:value="0.22492328521677901" table:style-name="ce1">
            <text:p>0,224923285</text:p>
          </table:table-cell>
          <table:table-cell table:number-columns-repeated="16379"/>
        </table:table-row>
        <table:table-row table:style-name="ro1">
          <table:table-cell office:value-type="float" office:value="181.5" table:style-name="ce1">
            <text:p>181,5</text:p>
          </table:table-cell>
          <table:table-cell office:value-type="float" office:value="4.9583884003846501" table:style-name="ce1">
            <text:p>4,9583884</text:p>
          </table:table-cell>
          <table:table-cell office:value-type="float" office:value="0.48568661941791003" table:style-name="ce1">
            <text:p>0,485686619</text:p>
          </table:table-cell>
          <table:table-cell office:value-type="float" office:value="-1.35317681097391" table:style-name="ce1">
            <text:p>-1,353176811</text:p>
          </table:table-cell>
          <table:table-cell office:value-type="float" office:value="0.23791910042113901" table:style-name="ce1">
            <text:p>0,2379191</text:p>
          </table:table-cell>
          <table:table-cell table:number-columns-repeated="16379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4.9782569599328301" table:style-name="ce1">
            <text:p>4,97825696</text:p>
          </table:table-cell>
          <table:table-cell office:value-type="float" office:value="0.48540199795002098" table:style-name="ce1">
            <text:p>0,485401998</text:p>
          </table:table-cell>
          <table:table-cell office:value-type="float" office:value="-1.36284229886718" table:style-name="ce1">
            <text:p>-1,362842299</text:p>
          </table:table-cell>
          <table:table-cell office:value-type="float" office:value="0.23412585202723701" table:style-name="ce1">
            <text:p>0,234125852</text:p>
          </table:table-cell>
          <table:table-cell table:number-columns-repeated="16379"/>
        </table:table-row>
        <table:table-row table:style-name="ro1">
          <table:table-cell office:value-type="float" office:value="182.5" table:style-name="ce1">
            <text:p>182,5</text:p>
          </table:table-cell>
          <table:table-cell office:value-type="float" office:value="5.0128633674062204" table:style-name="ce1">
            <text:p>5,012863367</text:p>
          </table:table-cell>
          <table:table-cell office:value-type="float" office:value="0.48125145093044502" table:style-name="ce1">
            <text:p>0,481251451</text:p>
          </table:table-cell>
          <table:table-cell office:value-type="float" office:value="-1.37182447916566" table:style-name="ce1">
            <text:p>-1,371824479</text:p>
          </table:table-cell>
          <table:table-cell office:value-type="float" office:value="0.22798929183835001" table:style-name="ce1">
            <text:p>0,227989292</text:p>
          </table:table-cell>
          <table:table-cell table:number-columns-repeated="16379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5.0067482929447698" table:style-name="ce1">
            <text:p>5,006748293</text:p>
          </table:table-cell>
          <table:table-cell office:value-type="float" office:value="0.48298838511417003" table:style-name="ce1">
            <text:p>0,482988385</text:p>
          </table:table-cell>
          <table:table-cell office:value-type="float" office:value="-1.35200265597943" table:style-name="ce1">
            <text:p>-1,352002656</text:p>
          </table:table-cell>
          <table:table-cell office:value-type="float" office:value="0.23831309190383801" table:style-name="ce1">
            <text:p>0,238313092</text:p>
          </table:table-cell>
          <table:table-cell table:number-columns-repeated="16379"/>
        </table:table-row>
        <table:table-row table:style-name="ro1">
          <table:table-cell office:value-type="float" office:value="183.5" table:style-name="ce1">
            <text:p>183,5</text:p>
          </table:table-cell>
          <table:table-cell office:value-type="float" office:value="4.9544860297211901" table:style-name="ce1">
            <text:p>4,95448603</text:p>
          </table:table-cell>
          <table:table-cell office:value-type="float" office:value="0.48503712987195802" table:style-name="ce1">
            <text:p>0,48503713</text:p>
          </table:table-cell>
          <table:table-cell office:value-type="float" office:value="-1.3452090808349499" table:style-name="ce1">
            <text:p>-1,345209081</text:p>
          </table:table-cell>
          <table:table-cell office:value-type="float" office:value="0.238498902542641" table:style-name="ce1">
            <text:p>0,238498903</text:p>
          </table:table-cell>
          <table:table-cell table:number-columns-repeated="16379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4.9568804103843602" table:style-name="ce1">
            <text:p>4,95688041</text:p>
          </table:table-cell>
          <table:table-cell office:value-type="float" office:value="0.485885368028392" table:style-name="ce1">
            <text:p>0,485885368</text:p>
          </table:table-cell>
          <table:table-cell office:value-type="float" office:value="-1.3532444005262001" table:style-name="ce1">
            <text:p>-1,353244401</text:p>
          </table:table-cell>
          <table:table-cell office:value-type="float" office:value="0.23674031771333701" table:style-name="ce1">
            <text:p>0,236740318</text:p>
          </table:table-cell>
          <table:table-cell table:number-columns-repeated="16379"/>
        </table:table-row>
        <table:table-row table:style-name="ro1">
          <table:table-cell office:value-type="float" office:value="184.5" table:style-name="ce1">
            <text:p>184,5</text:p>
          </table:table-cell>
          <table:table-cell office:value-type="float" office:value="4.9419060390062901" table:style-name="ce1">
            <text:p>4,941906039</text:p>
          </table:table-cell>
          <table:table-cell office:value-type="float" office:value="0.48701760471804301" table:style-name="ce1">
            <text:p>0,487017605</text:p>
          </table:table-cell>
          <table:table-cell office:value-type="float" office:value="-1.34191406250347" table:style-name="ce1">
            <text:p>-1,341914063</text:p>
          </table:table-cell>
          <table:table-cell office:value-type="float" office:value="0.24068483980764199" table:style-name="ce1">
            <text:p>0,24068484</text:p>
          </table:table-cell>
          <table:table-cell table:number-columns-repeated="16379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4.9372176583199803" table:style-name="ce1">
            <text:p>4,937217658</text:p>
          </table:table-cell>
          <table:table-cell office:value-type="float" office:value="0.48688147127116299" table:style-name="ce1">
            <text:p>0,486881471</text:p>
          </table:table-cell>
          <table:table-cell office:value-type="float" office:value="-1.3685494712758199" table:style-name="ce1">
            <text:p>-1,368549471</text:p>
          </table:table-cell>
          <table:table-cell office:value-type="float" office:value="0.236013861919906" table:style-name="ce1">
            <text:p>0,236013862</text:p>
          </table:table-cell>
          <table:table-cell table:number-columns-repeated="16379"/>
        </table:table-row>
        <table:table-row table:style-name="ro1">
          <table:table-cell office:value-type="float" office:value="185.5" table:style-name="ce1">
            <text:p>185,5</text:p>
          </table:table-cell>
          <table:table-cell office:value-type="float" office:value="4.8301937317758004" table:style-name="ce1">
            <text:p>4,830193732</text:p>
          </table:table-cell>
          <table:table-cell office:value-type="float" office:value="0.49511458216956" table:style-name="ce1">
            <text:p>0,495114582</text:p>
          </table:table-cell>
          <table:table-cell office:value-type="float" office:value="-1.31666222149965" table:style-name="ce1">
            <text:p>-1,316662221</text:p>
          </table:table-cell>
          <table:table-cell office:value-type="float" office:value="0.25174774547051099" table:style-name="ce1">
            <text:p>0,251747745</text:p>
          </table:table-cell>
          <table:table-cell table:number-columns-repeated="16379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4.9534622115693203" table:style-name="ce1">
            <text:p>4,953462212</text:p>
          </table:table-cell>
          <table:table-cell office:value-type="float" office:value="0.485314515975725" table:style-name="ce1">
            <text:p>0,485314516</text:p>
          </table:table-cell>
          <table:table-cell office:value-type="float" office:value="-1.3635927642752199" table:style-name="ce1">
            <text:p>-1,363592764</text:p>
          </table:table-cell>
          <table:table-cell office:value-type="float" office:value="0.23304841155273301" table:style-name="ce1">
            <text:p>0,233048412</text:p>
          </table:table-cell>
          <table:table-cell table:number-columns-repeated="16379"/>
        </table:table-row>
        <table:table-row table:style-name="ro1">
          <table:table-cell office:value-type="float" office:value="186.5" table:style-name="ce1">
            <text:p>186,5</text:p>
          </table:table-cell>
          <table:table-cell office:value-type="float" office:value="4.8860997052678297" table:style-name="ce1">
            <text:p>4,886099705</text:p>
          </table:table-cell>
          <table:table-cell office:value-type="float" office:value="0.49181909683425101" table:style-name="ce1">
            <text:p>0,491819097</text:p>
          </table:table-cell>
          <table:table-cell office:value-type="float" office:value="-1.31889457545592" table:style-name="ce1">
            <text:p>-1,318894575</text:p>
          </table:table-cell>
          <table:table-cell office:value-type="float" office:value="0.25027062706762798" table:style-name="ce1">
            <text:p>0,250270627</text:p>
          </table:table-cell>
          <table:table-cell table:number-columns-repeated="16379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4.8475903137424599" table:style-name="ce1">
            <text:p>4,847590314</text:p>
          </table:table-cell>
          <table:table-cell office:value-type="float" office:value="0.49562997033845602" table:style-name="ce1">
            <text:p>0,49562997</text:p>
          </table:table-cell>
          <table:table-cell office:value-type="float" office:value="-1.3118216005502901" table:style-name="ce1">
            <text:p>-1,311821601</text:p>
          </table:table-cell>
          <table:table-cell office:value-type="float" office:value="0.25167664861635197" table:style-name="ce1">
            <text:p>0,251676649</text:p>
          </table:table-cell>
          <table:table-cell table:number-columns-repeated="16379"/>
        </table:table-row>
        <table:table-row table:style-name="ro1">
          <table:table-cell office:value-type="float" office:value="187.5" table:style-name="ce1">
            <text:p>187,5</text:p>
          </table:table-cell>
          <table:table-cell office:value-type="float" office:value="4.8522060825694897" table:style-name="ce1">
            <text:p>4,852206083</text:p>
          </table:table-cell>
          <table:table-cell office:value-type="float" office:value="0.49254995848341199" table:style-name="ce1">
            <text:p>0,492549958</text:p>
          </table:table-cell>
          <table:table-cell office:value-type="float" office:value="-1.3207519468787901" table:style-name="ce1">
            <text:p>-1,320751947</text:p>
          </table:table-cell>
          <table:table-cell office:value-type="float" office:value="0.247812838443174" table:style-name="ce1">
            <text:p>0,247812838</text:p>
          </table:table-cell>
          <table:table-cell table:number-columns-repeated="16379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4.8452461031270397" table:style-name="ce1">
            <text:p>4,845246103</text:p>
          </table:table-cell>
          <table:table-cell office:value-type="float" office:value="0.49210709287472998" table:style-name="ce1">
            <text:p>0,492107093</text:p>
          </table:table-cell>
          <table:table-cell office:value-type="float" office:value="-1.3236717818716599" table:style-name="ce1">
            <text:p>-1,323671782</text:p>
          </table:table-cell>
          <table:table-cell office:value-type="float" office:value="0.246788569611023" table:style-name="ce1">
            <text:p>0,24678857</text:p>
          </table:table-cell>
          <table:table-cell table:number-columns-repeated="16379"/>
        </table:table-row>
        <table:table-row table:style-name="ro1">
          <table:table-cell office:value-type="float" office:value="188.5" table:style-name="ce1">
            <text:p>188,5</text:p>
          </table:table-cell>
          <table:table-cell office:value-type="float" office:value="4.7686699042511096" table:style-name="ce1">
            <text:p>4,768669904</text:p>
          </table:table-cell>
          <table:table-cell office:value-type="float" office:value="0.50151325892883503" table:style-name="ce1">
            <text:p>0,501513259</text:p>
          </table:table-cell>
          <table:table-cell office:value-type="float" office:value="-1.30187717647876" table:style-name="ce1">
            <text:p>-1,301877176</text:p>
          </table:table-cell>
          <table:table-cell office:value-type="float" office:value="0.262721211297131" table:style-name="ce1">
            <text:p>0,262721211</text:p>
          </table:table-cell>
          <table:table-cell table:number-columns-repeated="16379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4.8129572468353503" table:style-name="ce1">
            <text:p>4,812957247</text:p>
          </table:table-cell>
          <table:table-cell office:value-type="float" office:value="0.495418900594149" table:style-name="ce1">
            <text:p>0,495418901</text:p>
          </table:table-cell>
          <table:table-cell office:value-type="float" office:value="-1.30725065973028" table:style-name="ce1">
            <text:p>-1,30725066</text:p>
          </table:table-cell>
          <table:table-cell office:value-type="float" office:value="0.25361025938128801" table:style-name="ce1">
            <text:p>0,253610259</text:p>
          </table:table-cell>
          <table:table-cell table:number-columns-repeated="16379"/>
        </table:table-row>
        <table:table-row table:style-name="ro1">
          <table:table-cell office:value-type="float" office:value="189.5" table:style-name="ce1">
            <text:p>189,5</text:p>
          </table:table-cell>
          <table:table-cell office:value-type="float" office:value="4.7474960775256196" table:style-name="ce1">
            <text:p>4,747496078</text:p>
          </table:table-cell>
          <table:table-cell office:value-type="float" office:value="0.50165648825207698" table:style-name="ce1">
            <text:p>0,501656488</text:p>
          </table:table-cell>
          <table:table-cell office:value-type="float" office:value="-1.2807003223784701" table:style-name="ce1">
            <text:p>-1,280700322</text:p>
          </table:table-cell>
          <table:table-cell office:value-type="float" office:value="0.26501163740393902" table:style-name="ce1">
            <text:p>0,265011637</text:p>
          </table:table-cell>
          <table:table-cell table:number-columns-repeated="16379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4.7544990249706203" table:style-name="ce1">
            <text:p>4,754499025</text:p>
          </table:table-cell>
          <table:table-cell office:value-type="float" office:value="0.50252856469490703" table:style-name="ce1">
            <text:p>0,502528565</text:p>
          </table:table-cell>
          <table:table-cell office:value-type="float" office:value="-1.2886742506488" table:style-name="ce1">
            <text:p>-1,288674251</text:p>
          </table:table-cell>
          <table:table-cell office:value-type="float" office:value="0.26500600126722301" table:style-name="ce1">
            <text:p>0,265006001</text:p>
          </table:table-cell>
          <table:table-cell table:number-columns-repeated="16379"/>
        </table:table-row>
        <table:table-row table:style-name="ro1">
          <table:table-cell office:value-type="float" office:value="190.5" table:style-name="ce1">
            <text:p>190,5</text:p>
          </table:table-cell>
          <table:table-cell office:value-type="float" office:value="4.6977610361252902" table:style-name="ce1">
            <text:p>4,697761036</text:p>
          </table:table-cell>
          <table:table-cell office:value-type="float" office:value="0.50643231234796804" table:style-name="ce1">
            <text:p>0,506432312</text:p>
          </table:table-cell>
          <table:table-cell office:value-type="float" office:value="-1.27056369129035" table:style-name="ce1">
            <text:p>-1,270563691</text:p>
          </table:table-cell>
          <table:table-cell office:value-type="float" office:value="0.27347092140440099" table:style-name="ce1">
            <text:p>0,273470921</text:p>
          </table:table-cell>
          <table:table-cell table:number-columns-repeated="16379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4.6861766822113502" table:style-name="ce1">
            <text:p>4,686176682</text:p>
          </table:table-cell>
          <table:table-cell office:value-type="float" office:value="0.50602569154077004" table:style-name="ce1">
            <text:p>0,506025692</text:p>
          </table:table-cell>
          <table:table-cell office:value-type="float" office:value="-1.28195728047707" table:style-name="ce1">
            <text:p>-1,28195728</text:p>
          </table:table-cell>
          <table:table-cell office:value-type="float" office:value="0.26934813784449302" table:style-name="ce1">
            <text:p>0,269348138</text:p>
          </table:table-cell>
          <table:table-cell table:number-columns-repeated="16379"/>
        </table:table-row>
        <table:table-row table:style-name="ro1">
          <table:table-cell office:value-type="float" office:value="191.5" table:style-name="ce1">
            <text:p>191,5</text:p>
          </table:table-cell>
          <table:table-cell office:value-type="float" office:value="4.5891782638650298" table:style-name="ce1">
            <text:p>4,589178264</text:p>
          </table:table-cell>
          <table:table-cell office:value-type="float" office:value="0.51357407145599099" table:style-name="ce1">
            <text:p>0,513574071</text:p>
          </table:table-cell>
          <table:table-cell office:value-type="float" office:value="-1.24551533744211" table:style-name="ce1">
            <text:p>-1,245515337</text:p>
          </table:table-cell>
          <table:table-cell office:value-type="float" office:value="0.284573733360315" table:style-name="ce1">
            <text:p>0,284573733</text:p>
          </table:table-cell>
          <table:table-cell table:number-columns-repeated="16379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.4676829371056996" table:style-name="ce1">
            <text:p>4,467682937</text:p>
          </table:table-cell>
          <table:table-cell office:value-type="float" office:value="0.52561200745918402" table:style-name="ce1">
            <text:p>0,525612007</text:p>
          </table:table-cell>
          <table:table-cell office:value-type="float" office:value="-1.19320989823438" table:style-name="ce1">
            <text:p>-1,193209898</text:p>
          </table:table-cell>
          <table:table-cell office:value-type="float" office:value="0.30912830931545598" table:style-name="ce1">
            <text:p>0,309128309</text:p>
          </table:table-cell>
          <table:table-cell table:number-columns-repeated="16379"/>
        </table:table-row>
        <table:table-row table:style-name="ro1">
          <table:table-cell office:value-type="float" office:value="192.5" table:style-name="ce1">
            <text:p>192,5</text:p>
          </table:table-cell>
          <table:table-cell office:value-type="float" office:value="4.4750198693680199" table:style-name="ce1">
            <text:p>4,475019869</text:p>
          </table:table-cell>
          <table:table-cell office:value-type="float" office:value="0.52335076533013303" table:style-name="ce1">
            <text:p>0,523350765</text:p>
          </table:table-cell>
          <table:table-cell office:value-type="float" office:value="-1.20552684475646" table:style-name="ce1">
            <text:p>-1,205526845</text:p>
          </table:table-cell>
          <table:table-cell office:value-type="float" office:value="0.30174562001571498" table:style-name="ce1">
            <text:p>0,30174562</text:p>
          </table:table-cell>
          <table:table-cell table:number-columns-repeated="16379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4.3543087438155803" table:style-name="ce1">
            <text:p>4,354308744</text:p>
          </table:table-cell>
          <table:table-cell office:value-type="float" office:value="0.53305990605089804" table:style-name="ce1">
            <text:p>0,533059906</text:p>
          </table:table-cell>
          <table:table-cell office:value-type="float" office:value="-1.17673235512608" table:style-name="ce1">
            <text:p>-1,176732355</text:p>
          </table:table-cell>
          <table:table-cell office:value-type="float" office:value="0.31973426535619298" table:style-name="ce1">
            <text:p>0,319734265</text:p>
          </table:table-cell>
          <table:table-cell table:number-columns-repeated="16379"/>
        </table:table-row>
        <table:table-row table:style-name="ro1">
          <table:table-cell office:value-type="float" office:value="193.5" table:style-name="ce1">
            <text:p>193,5</text:p>
          </table:table-cell>
          <table:table-cell office:value-type="float" office:value="4.2274544300017798" table:style-name="ce1">
            <text:p>4,22745443</text:p>
          </table:table-cell>
          <table:table-cell office:value-type="float" office:value="0.53929661062109602" table:style-name="ce1">
            <text:p>0,539296611</text:p>
          </table:table-cell>
          <table:table-cell office:value-type="float" office:value="-1.1518756810202699" table:style-name="ce1">
            <text:p>-1,151875681</text:p>
          </table:table-cell>
          <table:table-cell office:value-type="float" office:value="0.32985850933316002" table:style-name="ce1">
            <text:p>0,329858509</text:p>
          </table:table-cell>
          <table:table-cell table:number-columns-repeated="16379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4.1888719587860299" table:style-name="ce1">
            <text:p>4,188871959</text:p>
          </table:table-cell>
          <table:table-cell office:value-type="float" office:value="0.54247232570646498" table:style-name="ce1">
            <text:p>0,542472326</text:p>
          </table:table-cell>
          <table:table-cell office:value-type="float" office:value="-1.1485238544552701" table:style-name="ce1">
            <text:p>-1,148523854</text:p>
          </table:table-cell>
          <table:table-cell office:value-type="float" office:value="0.33489164890664302" table:style-name="ce1">
            <text:p>0,334891649</text:p>
          </table:table-cell>
          <table:table-cell table:number-columns-repeated="16379"/>
        </table:table-row>
        <table:table-row table:style-name="ro1">
          <table:table-cell office:value-type="float" office:value="194.5" table:style-name="ce1">
            <text:p>194,5</text:p>
          </table:table-cell>
          <table:table-cell office:value-type="float" office:value="3.9776200406336" table:style-name="ce1">
            <text:p>3,977620041</text:p>
          </table:table-cell>
          <table:table-cell office:value-type="float" office:value="0.55990395267551596" table:style-name="ce1">
            <text:p>0,559903953</text:p>
          </table:table-cell>
          <table:table-cell office:value-type="float" office:value="-1.09220851341682" table:style-name="ce1">
            <text:p>-1,092208513</text:p>
          </table:table-cell>
          <table:table-cell office:value-type="float" office:value="0.36077300235391502" table:style-name="ce1">
            <text:p>0,360773002</text:p>
          </table:table-cell>
          <table:table-cell table:number-columns-repeated="16379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3.97256750545582" table:style-name="ce1">
            <text:p>3,972567505</text:p>
          </table:table-cell>
          <table:table-cell office:value-type="float" office:value="0.561100749856146" table:style-name="ce1">
            <text:p>0,56110075</text:p>
          </table:table-cell>
          <table:table-cell office:value-type="float" office:value="-1.09244196482955" table:style-name="ce1">
            <text:p>-1,092441965</text:p>
          </table:table-cell>
          <table:table-cell office:value-type="float" office:value="0.36503170486863301" table:style-name="ce1">
            <text:p>0,365031705</text:p>
          </table:table-cell>
          <table:table-cell table:number-columns-repeated="16379"/>
        </table:table-row>
        <table:table-row table:style-name="ro1">
          <table:table-cell office:value-type="float" office:value="195.5" table:style-name="ce1">
            <text:p>195,5</text:p>
          </table:table-cell>
          <table:table-cell office:value-type="float" office:value="3.6956467204162902" table:style-name="ce1">
            <text:p>3,69564672</text:p>
          </table:table-cell>
          <table:table-cell office:value-type="float" office:value="0.58076405074211102" table:style-name="ce1">
            <text:p>0,580764051</text:p>
          </table:table-cell>
          <table:table-cell office:value-type="float" office:value="-1.02187113647015" table:style-name="ce1">
            <text:p>-1,021871136</text:p>
          </table:table-cell>
          <table:table-cell office:value-type="float" office:value="0.39752634241325302" table:style-name="ce1">
            <text:p>0,397526342</text:p>
          </table:table-cell>
          <table:table-cell table:number-columns-repeated="16379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3.66494752617491" table:style-name="ce1">
            <text:p>3,664947526</text:p>
          </table:table-cell>
          <table:table-cell office:value-type="float" office:value="0.58086756022002695" table:style-name="ce1">
            <text:p>0,58086756</text:p>
          </table:table-cell>
          <table:table-cell office:value-type="float" office:value="-1.0247794370763801" table:style-name="ce1">
            <text:p>-1,024779437</text:p>
          </table:table-cell>
          <table:table-cell office:value-type="float" office:value="0.39913599579261999" table:style-name="ce1">
            <text:p>0,399135996</text:p>
          </table:table-cell>
          <table:table-cell table:number-columns-repeated="16379"/>
        </table:table-row>
        <table:table-row table:style-name="ro1">
          <table:table-cell office:value-type="float" office:value="196.5" table:style-name="ce1">
            <text:p>196,5</text:p>
          </table:table-cell>
          <table:table-cell office:value-type="float" office:value="3.3524075326056" table:style-name="ce1">
            <text:p>3,352407533</text:p>
          </table:table-cell>
          <table:table-cell office:value-type="float" office:value="0.607605909672433" table:style-name="ce1">
            <text:p>0,60760591</text:p>
          </table:table-cell>
          <table:table-cell office:value-type="float" office:value="-0.96300154033416296" table:style-name="ce1">
            <text:p>-0,96300154</text:p>
          </table:table-cell>
          <table:table-cell office:value-type="float" office:value="0.43420891688734697" table:style-name="ce1">
            <text:p>0,434208917</text:p>
          </table:table-cell>
          <table:table-cell table:number-columns-repeated="16379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3.2377250389116901" table:style-name="ce1">
            <text:p>3,237725039</text:p>
          </table:table-cell>
          <table:table-cell office:value-type="float" office:value="0.61943045237569405" table:style-name="ce1">
            <text:p>0,619430452</text:p>
          </table:table-cell>
          <table:table-cell office:value-type="float" office:value="-0.93452126272149605" table:style-name="ce1">
            <text:p>-0,934521263</text:p>
          </table:table-cell>
          <table:table-cell office:value-type="float" office:value="0.45596926246241198" table:style-name="ce1">
            <text:p>0,455969262</text:p>
          </table:table-cell>
          <table:table-cell table:number-columns-repeated="16379"/>
        </table:table-row>
        <table:table-row table:style-name="ro1">
          <table:table-cell office:value-type="float" office:value="197.5" table:style-name="ce1">
            <text:p>197,5</text:p>
          </table:table-cell>
          <table:table-cell office:value-type="float" office:value="2.8745306280591501" table:style-name="ce1">
            <text:p>2,874530628</text:p>
          </table:table-cell>
          <table:table-cell office:value-type="float" office:value="0.65671986969166896" table:style-name="ce1">
            <text:p>0,65671987</text:p>
          </table:table-cell>
          <table:table-cell office:value-type="float" office:value="-0.842708489352895" table:style-name="ce1">
            <text:p>-0,842708489</text:p>
          </table:table-cell>
          <table:table-cell office:value-type="float" office:value="0.50403784350382097" table:style-name="ce1">
            <text:p>0,504037844</text:p>
          </table:table-cell>
          <table:table-cell table:number-columns-repeated="16379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2.63716999335956" table:style-name="ce1">
            <text:p>2,637169993</text:p>
          </table:table-cell>
          <table:table-cell office:value-type="float" office:value="0.68194168039750802" table:style-name="ce1">
            <text:p>0,68194168</text:p>
          </table:table-cell>
          <table:table-cell office:value-type="float" office:value="-0.748788448806469" table:style-name="ce1">
            <text:p>-0,748788449</text:p>
          </table:table-cell>
          <table:table-cell office:value-type="float" office:value="0.550881498968809" table:style-name="ce1">
            <text:p>0,550881499</text:p>
          </table:table-cell>
          <table:table-cell table:number-columns-repeated="16379"/>
        </table:table-row>
        <table:table-row table:style-name="ro1">
          <table:table-cell office:value-type="float" office:value="198.5" table:style-name="ce1">
            <text:p>198,5</text:p>
          </table:table-cell>
          <table:table-cell office:value-type="float" office:value="2.3524764195301202" table:style-name="ce1">
            <text:p>2,35247642</text:p>
          </table:table-cell>
          <table:table-cell office:value-type="float" office:value="0.72149271267595105" table:style-name="ce1">
            <text:p>0,721492713</text:p>
          </table:table-cell>
          <table:table-cell office:value-type="float" office:value="-0.57684490164451996" table:style-name="ce1">
            <text:p>-0,576844902</text:p>
          </table:table-cell>
          <table:table-cell office:value-type="float" office:value="0.62697868737405704" table:style-name="ce1">
            <text:p>0,626978687</text:p>
          </table:table-cell>
          <table:table-cell table:number-columns-repeated="16379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2.1071723725573701" table:style-name="ce1">
            <text:p>2,107172373</text:p>
          </table:table-cell>
          <table:table-cell office:value-type="float" office:value="0.769281609051083" table:style-name="ce1">
            <text:p>0,769281609</text:p>
          </table:table-cell>
          <table:table-cell office:value-type="float" office:value="-0.36688715751385997" table:style-name="ce1">
            <text:p>-0,366887158</text:p>
          </table:table-cell>
          <table:table-cell office:value-type="float" office:value="0.72173272683368295" table:style-name="ce1">
            <text:p>0,721732727</text:p>
          </table:table-cell>
          <table:table-cell table:number-columns-repeated="16379"/>
        </table:table-row>
        <table:table-row table:style-name="ro1">
          <table:table-cell office:value-type="float" office:value="199.5" table:style-name="ce1">
            <text:p>199,5</text:p>
          </table:table-cell>
          <table:table-cell office:value-type="float" office:value="1.50782206497928" table:style-name="ce1">
            <text:p>1,507822065</text:p>
          </table:table-cell>
          <table:table-cell office:value-type="float" office:value="0.90287623987295396" table:style-name="ce1">
            <text:p>0,90287624</text:p>
          </table:table-cell>
          <table:table-cell office:value-type="float" office:value="0.37055449473572499" table:style-name="ce1">
            <text:p>0,370554495</text:p>
          </table:table-cell>
          <table:table-cell office:value-type="float" office:value="1.0015286935098899" table:style-name="ce1">
            <text:p>1,001528694</text:p>
          </table:table-cell>
          <table:table-cell table:number-columns-repeated="16379"/>
        </table:table-row>
        <table:table-row table:number-rows-repeated="1048176" table:style-name="ro3">
          <table:table-cell table:number-columns-repeated="16384"/>
        </table:table-row>
      </table:table>
      <table:table table:name="Tabelle2" table:style-name="ta1">
        <table:table-column table:style-name="co3" table:number-columns-repeated="1024" table:default-cell-style-name="ce1"/>
        <table:table-column table:style-name="co4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3" table:number-columns-repeated="1024" table:default-cell-style-name="ce1"/>
        <table:table-column table:style-name="co4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0157480315in" fo:margin-bottom="0.78740157480315in" fo:margin-left="0.7in" fo:margin-right="0.7in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hristian</meta:initial-creator>
    <dc:creator>fex</dc:creator>
    <meta:creation-date>2013-12-19T15:42:08Z</meta:creation-date>
    <dc:date>2014-12-10T15:25:10Z</dc:date>
    <meta:editing-cycles>9</meta:editing-cycles>
    <meta:editing-duration>PT0S</meta:editing-duration>
  </office:meta>
</office:document-meta>
</file>